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0217in"/>
    </style:style>
    <style:style style:name="co13" style:family="table-column">
      <style:table-column-properties fo:break-before="auto" style:column-width="0.7453in"/>
    </style:style>
    <style:style style:name="co14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0.65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9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4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30" style:family="table-cell" style:parent-style-name="Default" style:data-style-name="N155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7" style:family="table-cell" style:parent-style-name="Default" style:data-style-name="N155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8" style:family="table-cell" style:parent-style-name="Default" style:data-style-name="N155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0" style:family="table-cell" style:parent-style-name="Default" style:data-style-name="N155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7"/>
        <table:table-column table:style-name="co7" table:default-cell-style-name="ce17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6"/>
        <table:table-column table:style-name="co12" table:default-cell-style-name="ce17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3" table:default-cell-style-name="ce14"/>
        <table:table-column table:style-name="co8" table:default-cell-style-name="ce19"/>
        <table:table-column table:style-name="co17" table:default-cell-style-name="ce14"/>
        <table:table-column table:style-name="co18" table:default-cell-style-name="ce14"/>
        <table:table-column table:style-name="co19" table:number-columns-repeated="16361" table:default-cell-style-name="ce14"/>
        <table:table-column table:style-name="co19" table:number-columns-repeated="3" table:default-cell-style-name="ce19"/>
        <table:table-row table:style-name="ro1">
          <table:table-cell table:style-name="ce2" office:value-type="string" calcext:value-type="string">
            <text:p>date</text:p>
          </table:table-cell>
          <table:table-cell table:style-name="ce9" office:value-type="string" calcext:value-type="string">
            <text:p>dayOfYear</text:p>
          </table:table-cell>
          <table:table-cell table:style-name="ce24" office:value-type="string" calcext:value-type="string">
            <text:p>month</text:p>
          </table:table-cell>
          <table:table-cell table:style-name="ce24" office:value-type="string" calcext:value-type="string">
            <text:p>day</text:p>
          </table:table-cell>
          <table:table-cell table:style-name="ce24" office:value-type="string" calcext:value-type="string">
            <text:p>weekday</text:p>
          </table:table-cell>
          <table:table-cell table:style-name="ce30" office:value-type="string" calcext:value-type="string">
            <text:p>sunrise</text:p>
          </table:table-cell>
          <table:table-cell table:style-name="ce30" office:value-type="string" calcext:value-type="string">
            <text:p>sunset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rtDt</text:p>
          </table:table-cell>
          <table:table-cell table:style-name="ce30" office:value-type="string" calcext:value-type="string">
            <text:p>startTm</text:p>
          </table:table-cell>
          <table:table-cell table:style-name="ce2" office:value-type="string" calcext:value-type="string">
            <text:p>endDt</text:p>
          </table:table-cell>
          <table:table-cell table:style-name="ce30" office:value-type="string" calcext:value-type="string">
            <text:p>endTm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show</text:p>
          </table:table-cell>
          <table:table-cell table:style-name="ce24" office:value-type="string" calcext:value-type="string">
            <text:p>url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string" office:string-value="6:39:00" calcext:value-type="string">
            <text:p>6:39:00</text:p>
          </table:table-cell>
          <table:table-cell table:formula="of:=VLOOKUP([.$A2]-DATE(YEAR([.$A2]);1;0);[$Sun.A$2:$Sun.C$367];3)" office:value-type="string" office:string-value="19:00:00" calcext:value-type="string">
            <text:p>19:00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string" office:string-value="6:39:00" calcext:value-type="string">
            <text:p>6:3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string" office:string-value="6:40:00" calcext:value-type="string">
            <text:p>6:40:00</text:p>
          </table:table-cell>
          <table:table-cell table:style-name="ce18" table:formula="of:=VLOOKUP([.$A3]-DATE(YEAR([.$A3]);1;0);[$Sun.A$2:$Sun.C$367];3)" office:value-type="string" office:string-value="18:58:00" calcext:value-type="string">
            <text:p>18:5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string" office:string-value="6:40:00" calcext:value-type="string">
            <text:p>6:4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string" office:string-value="6:42:00" calcext:value-type="string">
            <text:p>6:42:00</text:p>
          </table:table-cell>
          <table:table-cell table:style-name="ce18" table:formula="of:=VLOOKUP([.$A4]-DATE(YEAR([.$A4]);1;0);[$Sun.A$2:$Sun.C$367];3)" office:value-type="string" office:string-value="18:55:00" calcext:value-type="string">
            <text:p>18:5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string" office:string-value="6:42:00" calcext:value-type="string">
            <text:p>6:4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string" office:string-value="6:44:00" calcext:value-type="string">
            <text:p>6:44:00</text:p>
          </table:table-cell>
          <table:table-cell table:style-name="ce18" table:formula="of:=VLOOKUP([.$A5]-DATE(YEAR([.$A5]);1;0);[$Sun.A$2:$Sun.C$367];3)" office:value-type="string" office:string-value="18:51:00" calcext:value-type="string">
            <text:p>18:5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string" office:string-value="6:44:00" calcext:value-type="string">
            <text:p>6:4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string" office:string-value="6:46:00" calcext:value-type="string">
            <text:p>6:46:00</text:p>
          </table:table-cell>
          <table:table-cell table:formula="of:=VLOOKUP([.$A6]-DATE(YEAR([.$A6]);1;0);[$Sun.A$2:$Sun.C$367];3)" office:value-type="string" office:string-value="18:48:00" calcext:value-type="string">
            <text:p>18:48:00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string" office:string-value="6:46:00" calcext:value-type="string">
            <text:p>6:46:00</text:p>
          </table:table-cell>
          <table:table-cell table:formula="of:=VLOOKUP([.$A7]-DATE(YEAR([.$A7]);1;0);[$Sun.A$2:$Sun.C$367];3)" office:value-type="string" office:string-value="18:48:00" calcext:value-type="string">
            <text:p>18:48:00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string" office:string-value="6:46:00" calcext:value-type="string">
            <text:p>6:46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string" office:string-value="6:47:00" calcext:value-type="string">
            <text:p>6:47:00</text:p>
          </table:table-cell>
          <table:table-cell table:style-name="ce18" table:formula="of:=VLOOKUP([.$A8]-DATE(YEAR([.$A8]);1;0);[$Sun.A$2:$Sun.C$367];3)" office:value-type="string" office:string-value="18:46:00" calcext:value-type="string">
            <text:p>18:4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string" office:string-value="6:47:00" calcext:value-type="string">
            <text:p>6:4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string" office:string-value="6:49:00" calcext:value-type="string">
            <text:p>6:49:00</text:p>
          </table:table-cell>
          <table:table-cell table:style-name="ce18" table:formula="of:=VLOOKUP([.$A9]-DATE(YEAR([.$A9]);1;0);[$Sun.A$2:$Sun.C$367];3)" office:value-type="string" office:string-value="18:43:00" calcext:value-type="string">
            <text:p>18:4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string" office:string-value="6:49:00" calcext:value-type="string">
            <text:p>6:4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string" office:string-value="6:51:00" calcext:value-type="string">
            <text:p>6:51:00</text:p>
          </table:table-cell>
          <table:table-cell table:style-name="ce18" table:formula="of:=VLOOKUP([.$A10]-DATE(YEAR([.$A10]);1;0);[$Sun.A$2:$Sun.C$367];3)" office:value-type="string" office:string-value="18:39:00" calcext:value-type="string">
            <text:p>18:3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string" office:string-value="6:51:00" calcext:value-type="string">
            <text:p>6:5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string" office:string-value="6:53:00" calcext:value-type="string">
            <text:p>6:53:00</text:p>
          </table:table-cell>
          <table:table-cell table:formula="of:=VLOOKUP([.$A11]-DATE(YEAR([.$A11]);1;0);[$Sun.A$2:$Sun.C$367];3)" office:value-type="string" office:string-value="18:36:00" calcext:value-type="string">
            <text:p>18:36:00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string" office:string-value="6:53:00" calcext:value-type="string">
            <text:p>6:53:00</text:p>
          </table:table-cell>
          <table:table-cell table:formula="of:=VLOOKUP([.$A12]-DATE(YEAR([.$A12]);1;0);[$Sun.A$2:$Sun.C$367];3)" office:value-type="string" office:string-value="18:36:00" calcext:value-type="string">
            <text:p>18:36:00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string" office:string-value="6:53:00" calcext:value-type="string">
            <text:p>6:5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string" office:string-value="6:54:00" calcext:value-type="string">
            <text:p>6:54:00</text:p>
          </table:table-cell>
          <table:table-cell table:style-name="ce18" table:formula="of:=VLOOKUP([.$A13]-DATE(YEAR([.$A13]);1;0);[$Sun.A$2:$Sun.C$367];3)" office:value-type="string" office:string-value="18:34:00" calcext:value-type="string">
            <text:p>18:3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string" office:string-value="6:54:00" calcext:value-type="string">
            <text:p>6:5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string" office:string-value="6:56:00" calcext:value-type="string">
            <text:p>6:56:00</text:p>
          </table:table-cell>
          <table:table-cell table:style-name="ce18" table:formula="of:=VLOOKUP([.$A14]-DATE(YEAR([.$A14]);1;0);[$Sun.A$2:$Sun.C$367];3)" office:value-type="string" office:string-value="18:31:00" calcext:value-type="string">
            <text:p>18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string" office:string-value="6:56:00" calcext:value-type="string">
            <text:p>6:5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string" office:string-value="6:59:00" calcext:value-type="string">
            <text:p>6:59:00</text:p>
          </table:table-cell>
          <table:table-cell table:style-name="ce18" table:formula="of:=VLOOKUP([.$A15]-DATE(YEAR([.$A15]);1;0);[$Sun.A$2:$Sun.C$367];3)" office:value-type="string" office:string-value="18:28:00" calcext:value-type="string">
            <text:p>18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string" office:string-value="6:59:00" calcext:value-type="string">
            <text:p>6:5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string" office:string-value="7:00:00" calcext:value-type="string">
            <text:p>7:00:00</text:p>
          </table:table-cell>
          <table:table-cell table:formula="of:=VLOOKUP([.$A16]-DATE(YEAR([.$A16]);1;0);[$Sun.A$2:$Sun.C$367];3)" office:value-type="string" office:string-value="18:26:00" calcext:value-type="string">
            <text:p>18:26:00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string" office:string-value="7:01:00" calcext:value-type="string">
            <text:p>7:01:00</text:p>
          </table:table-cell>
          <table:table-cell table:formula="of:=VLOOKUP([.$A17]-DATE(YEAR([.$A17]);1;0);[$Sun.A$2:$Sun.C$367];3)" office:value-type="string" office:string-value="18:25:00" calcext:value-type="string">
            <text:p>18:25:00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string" office:string-value="7:01:00" calcext:value-type="string">
            <text:p>7:01:00</text:p>
          </table:table-cell>
          <table:table-cell table:formula="of:=VLOOKUP([.$A18]-DATE(YEAR([.$A18]);1;0);[$Sun.A$2:$Sun.C$367];3)" office:value-type="string" office:string-value="18:25:00" calcext:value-type="string">
            <text:p>18:25:00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string" office:string-value="7:01:00" calcext:value-type="string">
            <text:p>7:01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string" office:string-value="7:02:00" calcext:value-type="string">
            <text:p>7:02:00</text:p>
          </table:table-cell>
          <table:table-cell table:formula="of:=VLOOKUP([.$A19]-DATE(YEAR([.$A19]);1;0);[$Sun.A$2:$Sun.C$367];3)" office:value-type="string" office:string-value="18:23:00" calcext:value-type="string">
            <text:p>18:23:00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string" office:string-value="7:02:00" calcext:value-type="string">
            <text:p>7:02:00</text:p>
          </table:table-cell>
          <table:table-cell table:style-name="ce18" table:formula="of:=VLOOKUP([.$A20]-DATE(YEAR([.$A20]);1;0);[$Sun.A$2:$Sun.C$367];3)" office:value-type="string" office:string-value="18:23:00" calcext:value-type="string">
            <text:p>18:2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string" office:string-value="7:02:00" calcext:value-type="string">
            <text:p>7:0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string" office:string-value="7:03:00" calcext:value-type="string">
            <text:p>7:03:00</text:p>
          </table:table-cell>
          <table:table-cell table:formula="of:=VLOOKUP([.$A21]-DATE(YEAR([.$A21]);1;0);[$Sun.A$2:$Sun.C$367];3)" office:value-type="string" office:string-value="18:22:00" calcext:value-type="string">
            <text:p>18:22:00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string" office:string-value="7:04:00" calcext:value-type="string">
            <text:p>7:04:00</text:p>
          </table:table-cell>
          <table:table-cell table:style-name="ce18" table:formula="of:=VLOOKUP([.$A22]-DATE(YEAR([.$A22]);1;0);[$Sun.A$2:$Sun.C$367];3)" office:value-type="string" office:string-value="18:20:00" calcext:value-type="string">
            <text:p>18:2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string" office:string-value="7:04:00" calcext:value-type="string">
            <text:p>7:0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string" office:string-value="7:06:00" calcext:value-type="string">
            <text:p>7:06:00</text:p>
          </table:table-cell>
          <table:table-cell table:style-name="ce18" table:formula="of:=VLOOKUP([.$A23]-DATE(YEAR([.$A23]);1;0);[$Sun.A$2:$Sun.C$367];3)" office:value-type="string" office:string-value="18:17:00" calcext:value-type="string">
            <text:p>18:1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string" office:string-value="7:06:00" calcext:value-type="string">
            <text:p>7:0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string" office:string-value="7:08:00" calcext:value-type="string">
            <text:p>7:08:00</text:p>
          </table:table-cell>
          <table:table-cell table:formula="of:=VLOOKUP([.$A24]-DATE(YEAR([.$A24]);1;0);[$Sun.A$2:$Sun.C$367];3)" office:value-type="string" office:string-value="18:14:00" calcext:value-type="string">
            <text:p>18:14:00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string" office:string-value="7:08:00" calcext:value-type="string">
            <text:p>7:08:00</text:p>
          </table:table-cell>
          <table:table-cell table:formula="of:=VLOOKUP([.$A25]-DATE(YEAR([.$A25]);1;0);[$Sun.A$2:$Sun.C$367];3)" office:value-type="string" office:string-value="18:14:00" calcext:value-type="string">
            <text:p>18:14:00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string" office:string-value="7:08:00" calcext:value-type="string">
            <text:p>7:0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string" office:string-value="7:09:00" calcext:value-type="string">
            <text:p>7:09:00</text:p>
          </table:table-cell>
          <table:table-cell table:style-name="ce18" table:formula="of:=VLOOKUP([.$A26]-DATE(YEAR([.$A26]);1;0);[$Sun.A$2:$Sun.C$367];3)" office:value-type="string" office:string-value="18:12:00" calcext:value-type="string">
            <text:p>18:1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string" office:string-value="7:09:00" calcext:value-type="string">
            <text:p>7:0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string" office:string-value="7:11:00" calcext:value-type="string">
            <text:p>7:11:00</text:p>
          </table:table-cell>
          <table:table-cell table:style-name="ce18" table:formula="of:=VLOOKUP([.$A27]-DATE(YEAR([.$A27]);1;0);[$Sun.A$2:$Sun.C$367];3)" office:value-type="string" office:string-value="18:09:00" calcext:value-type="string">
            <text:p>18:0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string" office:string-value="7:11:00" calcext:value-type="string">
            <text:p>7:1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string" office:string-value="7:14:00" calcext:value-type="string">
            <text:p>7:14:00</text:p>
          </table:table-cell>
          <table:table-cell table:style-name="ce18" table:formula="of:=VLOOKUP([.$A28]-DATE(YEAR([.$A28]);1;0);[$Sun.A$2:$Sun.C$367];3)" office:value-type="string" office:string-value="18:07:00" calcext:value-type="string">
            <text:p>18:0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string" office:string-value="7:14:00" calcext:value-type="string">
            <text:p>7:1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string" office:string-value="7:16:00" calcext:value-type="string">
            <text:p>7:16:00</text:p>
          </table:table-cell>
          <table:table-cell table:formula="of:=VLOOKUP([.$A29]-DATE(YEAR([.$A29]);1;0);[$Sun.A$2:$Sun.C$367];3)" office:value-type="string" office:string-value="18:04:00" calcext:value-type="string">
            <text:p>18:04:00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string" office:string-value="7:16:00" calcext:value-type="string">
            <text:p>7:16:00</text:p>
          </table:table-cell>
          <table:table-cell table:formula="of:=VLOOKUP([.$A30]-DATE(YEAR([.$A30]);1;0);[$Sun.A$2:$Sun.C$367];3)" office:value-type="string" office:string-value="18:04:00" calcext:value-type="string">
            <text:p>18:04:00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string" office:string-value="7:16:00" calcext:value-type="string">
            <text:p>7:16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string" office:string-value="7:17:00" calcext:value-type="string">
            <text:p>7:17:00</text:p>
          </table:table-cell>
          <table:table-cell table:style-name="ce18" table:formula="of:=VLOOKUP([.$A31]-DATE(YEAR([.$A31]);1;0);[$Sun.A$2:$Sun.C$367];3)" office:value-type="string" office:string-value="18:02:00" calcext:value-type="string">
            <text:p>18:0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string" office:string-value="7:17:00" calcext:value-type="string">
            <text:p>7:1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string" office:string-value="7:19:00" calcext:value-type="string">
            <text:p>7:19:00</text:p>
          </table:table-cell>
          <table:table-cell table:style-name="ce18" table:formula="of:=VLOOKUP([.$A32]-DATE(YEAR([.$A32]);1;0);[$Sun.A$2:$Sun.C$367];3)" office:value-type="string" office:string-value="18:00:00" calcext:value-type="string">
            <text:p>18:0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string" office:string-value="7:22:00" calcext:value-type="string">
            <text:p>7:22:00</text:p>
          </table:table-cell>
          <table:table-cell table:style-name="ce18" table:formula="of:=VLOOKUP([.$A33]-DATE(YEAR([.$A33]);1;0);[$Sun.A$2:$Sun.C$367];3)" office:value-type="string" office:string-value="17:57:00" calcext:value-type="string">
            <text:p>17:5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string" office:string-value="7:22:00" calcext:value-type="string">
            <text:p>7:2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string" office:string-value="7:24:00" calcext:value-type="string">
            <text:p>7:24:00</text:p>
          </table:table-cell>
          <table:table-cell table:formula="of:=VLOOKUP([.$A34]-DATE(YEAR([.$A34]);1;0);[$Sun.A$2:$Sun.C$367];3)" office:value-type="string" office:string-value="17:54:00" calcext:value-type="string">
            <text:p>17:54:00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string" office:string-value="7:24:00" calcext:value-type="string">
            <text:p>7:24:00</text:p>
          </table:table-cell>
          <table:table-cell table:formula="of:=VLOOKUP([.$A35]-DATE(YEAR([.$A35]);1;0);[$Sun.A$2:$Sun.C$367];3)" office:value-type="string" office:string-value="17:54:00" calcext:value-type="string">
            <text:p>17:54:00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string" office:string-value="7:24:00" calcext:value-type="string">
            <text:p>7:24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string" office:string-value="7:25:00" calcext:value-type="string">
            <text:p>7:25:00</text:p>
          </table:table-cell>
          <table:table-cell table:style-name="ce18" table:formula="of:=VLOOKUP([.$A36]-DATE(YEAR([.$A36]);1;0);[$Sun.A$2:$Sun.C$367];3)" office:value-type="string" office:string-value="17:53:00" calcext:value-type="string">
            <text:p>17:5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string" office:string-value="7:25:00" calcext:value-type="string">
            <text:p>7:2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string" office:string-value="7:27:00" calcext:value-type="string">
            <text:p>7:27:00</text:p>
          </table:table-cell>
          <table:table-cell table:style-name="ce18" table:formula="of:=VLOOKUP([.$A37]-DATE(YEAR([.$A37]);1;0);[$Sun.A$2:$Sun.C$367];3)" office:value-type="string" office:string-value="16:51:00" calcext:value-type="string">
            <text:p>16:5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string" office:string-value="7:27:00" calcext:value-type="string">
            <text:p>7:2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string" office:string-value="7:30:00" calcext:value-type="string">
            <text:p>7:30:00</text:p>
          </table:table-cell>
          <table:table-cell table:style-name="ce18" table:formula="of:=VLOOKUP([.$A38]-DATE(YEAR([.$A38]);1;0);[$Sun.A$2:$Sun.C$367];3)" office:value-type="string" office:string-value="16:48:00" calcext:value-type="string">
            <text:p>16:4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string" office:string-value="7:30:00" calcext:value-type="string">
            <text:p>7:3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string" office:string-value="6:32:00" calcext:value-type="string">
            <text:p>6:32:00</text:p>
          </table:table-cell>
          <table:table-cell table:formula="of:=VLOOKUP([.$A39]-DATE(YEAR([.$A39]);1;0);[$Sun.A$2:$Sun.C$367];3)" office:value-type="string" office:string-value="16:46:00" calcext:value-type="string">
            <text:p>16:46:00</text:p>
          </table:table-cell>
          <table:table-cell table:style-name="ce6" office:value-type="string" calcext:value-type="string">
            <text:p>Daylight Savings Ends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2" table:formula="of:=IF(AND(ISBLANK([.$M39]);ISBLANK([.$N39]));&quot;None&quot;;CONCATENATE([.$M39];[.$N39];&quot;&quot;))" office:value-type="string" office:string-value="Specialx" calcext:value-type="string">
            <text:p>Specialx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Daylight Savings Ends" calcext:value-type="string">
            <text:p>Daylight Savings Ends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string" office:string-value="6:32:00" calcext:value-type="string">
            <text:p>6:32:00</text:p>
          </table:table-cell>
          <table:table-cell table:formula="of:=VLOOKUP([.$A40]-DATE(YEAR([.$A40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Day Hike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Hiket" calcext:value-type="string">
            <text:p>Hike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" calcext:value-type="string">
            <text:p>2022-11-06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1]-DATE(YEAR([.$A41]);1;0)" office:value-type="float" office:value="310" calcext:value-type="float">
            <text:p>310</text:p>
          </table:table-cell>
          <table:table-cell table:formula="of:=TEXT([.$A41];&quot;MMM&quot;)" office:value-type="string" office:string-value="Nov" calcext:value-type="string">
            <text:p>Nov</text:p>
          </table:table-cell>
          <table:table-cell table:formula="of:=DAY([.A41])" office:value-type="float" office:value="6" calcext:value-type="float">
            <text:p>6</text:p>
          </table:table-cell>
          <table:table-cell table:formula="of:=TEXT([.$A41];&quot;DDD&quot;)" office:value-type="string" office:string-value="Sun" calcext:value-type="string">
            <text:p>Sun</text:p>
          </table:table-cell>
          <table:table-cell table:formula="of:=VLOOKUP([.$B41];[$Sun.A$2:$Sun.C$367];2)" office:value-type="string" office:string-value="6:32:00" calcext:value-type="string">
            <text:p>6:32:00</text:p>
          </table:table-cell>
          <table:table-cell table:formula="of:=VLOOKUP([.$A41]-DATE(YEAR([.$A41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Long Walk</text:p>
          </table:table-cell>
          <table:table-cell table:style-name="ce6" table:formula="of:=[.$A41]" office:value-type="date" office:date-value="2022-11-06" calcext:value-type="date">
            <text:p>2022-11-06</text:p>
          </table:table-cell>
          <table:table-cell table:formula="of:=[.$F41]" office:value-type="string" office:string-value="6:32:00" calcext:value-type="string">
            <text:p>6:32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1]);ISBLANK([.$N41]));&quot;None&quot;;CONCATENATE([.$M41];[.$N41];&quot;&quot;))" office:value-type="string" office:string-value="Walkt" calcext:value-type="string">
            <text:p>Walkt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6T06:32:00" calcext:value-type="string">
            <text:p>2022-11-06T06:32:00</text:p>
          </table:table-cell>
          <table:table-cell table:style-name="ce8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2]-DATE(YEAR([.$A42]);1;0)" office:value-type="float" office:value="311" calcext:value-type="float">
            <text:p>311</text:p>
          </table:table-cell>
          <table:table-cell table:style-name="ce15" table:formula="of:=TEXT([.$A42];&quot;MMM&quot;)" office:value-type="string" office:string-value="Nov" calcext:value-type="string">
            <text:p>Nov</text:p>
          </table:table-cell>
          <table:table-cell table:style-name="ce15" table:formula="of:=DAY([.A42])" office:value-type="float" office:value="7" calcext:value-type="float">
            <text:p>7</text:p>
          </table:table-cell>
          <table:table-cell table:style-name="ce15" table:formula="of:=TEXT([.$A42];&quot;DDD&quot;)" office:value-type="string" office:string-value="Mon" calcext:value-type="string">
            <text:p>Mon</text:p>
          </table:table-cell>
          <table:table-cell table:style-name="ce18" table:formula="of:=VLOOKUP([.$B42];[$Sun.A$2:$Sun.C$367];2)" office:value-type="string" office:string-value="6:33:00" calcext:value-type="string">
            <text:p>6:33:00</text:p>
          </table:table-cell>
          <table:table-cell table:style-name="ce18" table:formula="of:=VLOOKUP([.$A42]-DATE(YEAR([.$A42]);1;0);[$Sun.A$2:$Sun.C$367];3)" office:value-type="string" office:string-value="16:45:00" calcext:value-type="string">
            <text:p>16:4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2]" office:value-type="date" office:date-value="2022-11-07" calcext:value-type="date">
            <text:p>2022-11-07</text:p>
          </table:table-cell>
          <table:table-cell table:style-name="ce18" table:formula="of:=[.$F42]" office:value-type="string" office:string-value="6:33:00" calcext:value-type="string">
            <text:p>6:3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2]);ISBLANK([.$N42]));&quot;None&quot;;CONCATENATE([.$M42];[.$N42];&quot;&quot;))" office:value-type="string" office:string-value="Walkx" calcext:value-type="string">
            <text:p>Walk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7T06:33:00" calcext:value-type="string">
            <text:p>2022-11-07T06:33:00</text:p>
          </table:table-cell>
          <table:table-cell table:style-name="ce25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3]-DATE(YEAR([.$A43]);1;0)" office:value-type="float" office:value="312" calcext:value-type="float">
            <text:p>312</text:p>
          </table:table-cell>
          <table:table-cell table:formula="of:=TEXT([.$A43];&quot;MMM&quot;)" office:value-type="string" office:string-value="Nov" calcext:value-type="string">
            <text:p>Nov</text:p>
          </table:table-cell>
          <table:table-cell table:formula="of:=DAY([.A43])" office:value-type="float" office:value="8" calcext:value-type="float">
            <text:p>8</text:p>
          </table:table-cell>
          <table:table-cell table:formula="of:=TEXT([.$A43];&quot;DDD&quot;)" office:value-type="string" office:string-value="Tue" calcext:value-type="string">
            <text:p>Tue</text:p>
          </table:table-cell>
          <table:table-cell table:formula="of:=VLOOKUP([.$B43];[$Sun.A$2:$Sun.C$367];2)" office:value-type="string" office:string-value="6:35:00" calcext:value-type="string">
            <text:p>6:35:00</text:p>
          </table:table-cell>
          <table:table-cell table:formula="of:=VLOOKUP([.$A43]-DATE(YEAR([.$A43]);1;0);[$Sun.A$2:$Sun.C$367];3)" office:value-type="string" office:string-value="16:44:00" calcext:value-type="string">
            <text:p>16:44:00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3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3]);ISBLANK([.$N43]));&quot;None&quot;;CONCATENATE([.$M43];[.$N43];&quot;&quot;))" office:value-type="string" office:string-value="Holidayx" calcext:value-type="string">
            <text:p>Holiday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8" calcext:value-type="string">
            <text:p>2022-11-08</text:p>
          </table:table-cell>
          <table:table-cell table:style-name="ce8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4]-DATE(YEAR([.$A44]);1;0)" office:value-type="float" office:value="313" calcext:value-type="float">
            <text:p>313</text:p>
          </table:table-cell>
          <table:table-cell table:style-name="ce15" table:formula="of:=TEXT([.$A44];&quot;MMM&quot;)" office:value-type="string" office:string-value="Nov" calcext:value-type="string">
            <text:p>Nov</text:p>
          </table:table-cell>
          <table:table-cell table:style-name="ce15" table:formula="of:=DAY([.A44])" office:value-type="float" office:value="9" calcext:value-type="float">
            <text:p>9</text:p>
          </table:table-cell>
          <table:table-cell table:style-name="ce15" table:formula="of:=TEXT([.$A44];&quot;DDD&quot;)" office:value-type="string" office:string-value="Wed" calcext:value-type="string">
            <text:p>Wed</text:p>
          </table:table-cell>
          <table:table-cell table:style-name="ce18" table:formula="of:=VLOOKUP([.$B44];[$Sun.A$2:$Sun.C$367];2)" office:value-type="string" office:string-value="6:36:00" calcext:value-type="string">
            <text:p>6:36:00</text:p>
          </table:table-cell>
          <table:table-cell table:style-name="ce18" table:formula="of:=VLOOKUP([.$A44]-DATE(YEAR([.$A44]);1;0);[$Sun.A$2:$Sun.C$367];3)" office:value-type="string" office:string-value="16:43:00" calcext:value-type="string">
            <text:p>16:4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4]" office:value-type="date" office:date-value="2022-11-09" calcext:value-type="date">
            <text:p>2022-11-09</text:p>
          </table:table-cell>
          <table:table-cell table:style-name="ce18" table:formula="of:=[.$F44]" office:value-type="string" office:string-value="6:36:00" calcext:value-type="string">
            <text:p>6:3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4]);ISBLANK([.$N44]));&quot;None&quot;;CONCATENATE([.$M44];[.$N44];&quot;&quot;))" office:value-type="string" office:string-value="Walkx" calcext:value-type="string">
            <text:p>Walkx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09T06:36:00" calcext:value-type="string">
            <text:p>2022-11-09T06:36:00</text:p>
          </table:table-cell>
          <table:table-cell table:style-name="ce25" table:formula="of:=IF(ISBLANK([.$N44]);&quot;XXXXXXXXXXX&quot;;CONCATENATE(IF(ISBLANK([.$K44]);;TEXT([.$K44];&quot;YYYY-MM-DD&quot;));IF(ISBLANK([.$L44]);;CONCATENATE(&quot;T&quot;;;TEXT([.$L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5]-DATE(YEAR([.$A45]);1;0)" office:value-type="float" office:value="315" calcext:value-type="float">
            <text:p>315</text:p>
          </table:table-cell>
          <table:table-cell table:formula="of:=TEXT([.$A45];&quot;MMM&quot;)" office:value-type="string" office:string-value="Nov" calcext:value-type="string">
            <text:p>Nov</text:p>
          </table:table-cell>
          <table:table-cell table:formula="of:=DAY([.A45])" office:value-type="float" office:value="11" calcext:value-type="float">
            <text:p>11</text:p>
          </table:table-cell>
          <table:table-cell table:formula="of:=TEXT([.$A45];&quot;DDD&quot;)" office:value-type="string" office:string-value="Fri" calcext:value-type="string">
            <text:p>Fri</text:p>
          </table:table-cell>
          <table:table-cell table:formula="of:=VLOOKUP([.$B45];[$Sun.A$2:$Sun.C$367];2)" office:value-type="string" office:string-value="6:38:00" calcext:value-type="string">
            <text:p>6:38:00</text:p>
          </table:table-cell>
          <table:table-cell table:formula="of:=VLOOKUP([.$A45]-DATE(YEAR([.$A45]);1;0);[$Sun.A$2:$Sun.C$367];3)" office:value-type="string" office:string-value="16:41:00" calcext:value-type="string">
            <text:p>16:41:00</text:p>
          </table:table-cell>
          <table:table-cell office:value-type="string" calcext:value-type="string">
            <text:p>Backpacking</text:p>
          </table:table-cell>
          <table:table-cell table:style-name="ce6" table:formula="of:=[.$A45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5]);ISBLANK([.$N45]));&quot;None&quot;;CONCATENATE([.$M45];[.$N45];&quot;&quot;))" office:value-type="string" office:string-value="Tript" calcext:value-type="string">
            <text:p>Tript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" calcext:value-type="string">
            <text:p>2022-11-11</text:p>
          </table:table-cell>
          <table:table-cell table:style-name="ce8" table:formula="of:=IF(ISBLANK([.$N45]);&quot;XXXXXXXXXXX&quot;;CONCATENATE(IF(ISBLANK([.$K45]);;TEXT([.$K45];&quot;YYYY-MM-DD&quot;));IF(ISBLANK([.$L45]);;CONCATENATE(&quot;T&quot;;;TEXT([.$L45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6]-DATE(YEAR([.$A46]);1;0)" office:value-type="float" office:value="315" calcext:value-type="float">
            <text:p>315</text:p>
          </table:table-cell>
          <table:table-cell table:style-name="ce15" table:formula="of:=TEXT([.$A46];&quot;MMM&quot;)" office:value-type="string" office:string-value="Nov" calcext:value-type="string">
            <text:p>Nov</text:p>
          </table:table-cell>
          <table:table-cell table:style-name="ce15" table:formula="of:=DAY([.A46])" office:value-type="float" office:value="11" calcext:value-type="float">
            <text:p>11</text:p>
          </table:table-cell>
          <table:table-cell table:style-name="ce15" table:formula="of:=TEXT([.$A46];&quot;DDD&quot;)" office:value-type="string" office:string-value="Fri" calcext:value-type="string">
            <text:p>Fri</text:p>
          </table:table-cell>
          <table:table-cell table:style-name="ce18" table:formula="of:=VLOOKUP([.$B46];[$Sun.A$2:$Sun.C$367];2)" office:value-type="string" office:string-value="6:38:00" calcext:value-type="string">
            <text:p>6:38:00</text:p>
          </table:table-cell>
          <table:table-cell table:style-name="ce18" table:formula="of:=VLOOKUP([.$A46]-DATE(YEAR([.$A46]);1;0);[$Sun.A$2:$Sun.C$367];3)" office:value-type="string" office:string-value="16:41:00" calcext:value-type="string">
            <text:p>16:4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6]" office:value-type="date" office:date-value="2022-11-11" calcext:value-type="date">
            <text:p>2022-11-11</text:p>
          </table:table-cell>
          <table:table-cell table:style-name="ce18" table:formula="of:=[.$F46]" office:value-type="string" office:string-value="6:38:00" calcext:value-type="string">
            <text:p>6:3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6]);ISBLANK([.$N46]));&quot;None&quot;;CONCATENATE([.$M46];[.$N46];&quot;&quot;))" office:value-type="string" office:string-value="Walkx" calcext:value-type="string">
            <text:p>Walkx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T06:38:00" calcext:value-type="string">
            <text:p>2022-11-11T06:38:00</text:p>
          </table:table-cell>
          <table:table-cell table:style-name="ce25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7]-DATE(YEAR([.$A47]);1;0)" office:value-type="float" office:value="315" calcext:value-type="float">
            <text:p>315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1" calcext:value-type="float">
            <text:p>11</text:p>
          </table:table-cell>
          <table:table-cell table:formula="of:=TEXT([.$A47];&quot;DDD&quot;)" office:value-type="string" office:string-value="Fri" calcext:value-type="string">
            <text:p>Fri</text:p>
          </table:table-cell>
          <table:table-cell table:formula="of:=VLOOKUP([.$B47];[$Sun.A$2:$Sun.C$367];2)" office:value-type="string" office:string-value="6:38:00" calcext:value-type="string">
            <text:p>6:38:00</text:p>
          </table:table-cell>
          <table:table-cell table:formula="of:=VLOOKUP([.$A47]-DATE(YEAR([.$A47]);1;0);[$Sun.A$2:$Sun.C$367];3)" office:value-type="string" office:string-value="16:41:00" calcext:value-type="string">
            <text:p>16:41:00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7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7]);ISBLANK([.$N47]));&quot;None&quot;;CONCATENATE([.$M47];[.$N47];&quot;&quot;))" office:value-type="string" office:string-value="Holidayt" calcext:value-type="string">
            <text:p>Holiday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1" calcext:value-type="string">
            <text:p>2022-11-11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string" office:string-value="6:40:00" calcext:value-type="string">
            <text:p>6:40:00</text:p>
          </table:table-cell>
          <table:table-cell table:formula="of:=VLOOKUP([.$A48]-DATE(YEAR([.$A48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Day Hike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Hiket" calcext:value-type="string">
            <text:p>Hike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" calcext:value-type="string">
            <text:p>2022-11-13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9]-DATE(YEAR([.$A49]);1;0)" office:value-type="float" office:value="317" calcext:value-type="float">
            <text:p>317</text:p>
          </table:table-cell>
          <table:table-cell table:formula="of:=TEXT([.$A49];&quot;MMM&quot;)" office:value-type="string" office:string-value="Nov" calcext:value-type="string">
            <text:p>Nov</text:p>
          </table:table-cell>
          <table:table-cell table:formula="of:=DAY([.A49])" office:value-type="float" office:value="13" calcext:value-type="float">
            <text:p>13</text:p>
          </table:table-cell>
          <table:table-cell table:formula="of:=TEXT([.$A49];&quot;DDD&quot;)" office:value-type="string" office:string-value="Sun" calcext:value-type="string">
            <text:p>Sun</text:p>
          </table:table-cell>
          <table:table-cell table:formula="of:=VLOOKUP([.$B49];[$Sun.A$2:$Sun.C$367];2)" office:value-type="string" office:string-value="6:40:00" calcext:value-type="string">
            <text:p>6:40:00</text:p>
          </table:table-cell>
          <table:table-cell table:formula="of:=VLOOKUP([.$A49]-DATE(YEAR([.$A49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Long Walk</text:p>
          </table:table-cell>
          <table:table-cell table:style-name="ce6" table:formula="of:=[.$A49]" office:value-type="date" office:date-value="2022-11-13" calcext:value-type="date">
            <text:p>2022-11-13</text:p>
          </table:table-cell>
          <table:table-cell table:formula="of:=[.$F49]" office:value-type="string" office:string-value="6:40:00" calcext:value-type="string">
            <text:p>6:40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9]);ISBLANK([.$N49]));&quot;None&quot;;CONCATENATE([.$M49];[.$N49];&quot;&quot;))" office:value-type="string" office:string-value="Walkt" calcext:value-type="string">
            <text:p>Walkt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3T06:40:00" calcext:value-type="string">
            <text:p>2022-11-13T06:40:00</text:p>
          </table:table-cell>
          <table:table-cell table:style-name="ce8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50]-DATE(YEAR([.$A50]);1;0)" office:value-type="float" office:value="318" calcext:value-type="float">
            <text:p>318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4" calcext:value-type="float">
            <text:p>14</text:p>
          </table:table-cell>
          <table:table-cell table:style-name="ce15" table:formula="of:=TEXT([.$A50];&quot;DDD&quot;)" office:value-type="string" office:string-value="Mon" calcext:value-type="string">
            <text:p>Mon</text:p>
          </table:table-cell>
          <table:table-cell table:style-name="ce18" table:formula="of:=VLOOKUP([.$B50];[$Sun.A$2:$Sun.C$367];2)" office:value-type="string" office:string-value="6:42:00" calcext:value-type="string">
            <text:p>6:42:00</text:p>
          </table:table-cell>
          <table:table-cell table:style-name="ce18" table:formula="of:=VLOOKUP([.$A50]-DATE(YEAR([.$A50]);1;0);[$Sun.A$2:$Sun.C$367];3)" office:value-type="string" office:string-value="16:38:00" calcext:value-type="string">
            <text:p>16:3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4" calcext:value-type="date">
            <text:p>2022-11-14</text:p>
          </table:table-cell>
          <table:table-cell table:style-name="ce18" table:formula="of:=[.$F50]" office:value-type="string" office:string-value="6:42:00" calcext:value-type="string">
            <text:p>6:4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4T06:42:00" calcext:value-type="string">
            <text:p>2022-11-14T06:42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1]-DATE(YEAR([.$A51]);1;0)" office:value-type="float" office:value="320" calcext:value-type="float">
            <text:p>320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6" calcext:value-type="float">
            <text:p>16</text:p>
          </table:table-cell>
          <table:table-cell table:style-name="ce15" table:formula="of:=TEXT([.$A51];&quot;DDD&quot;)" office:value-type="string" office:string-value="Wed" calcext:value-type="string">
            <text:p>Wed</text:p>
          </table:table-cell>
          <table:table-cell table:style-name="ce18" table:formula="of:=VLOOKUP([.$B51];[$Sun.A$2:$Sun.C$367];2)" office:value-type="string" office:string-value="6:44:00" calcext:value-type="string">
            <text:p>6:44:00</text:p>
          </table:table-cell>
          <table:table-cell table:style-name="ce18" table:formula="of:=VLOOKUP([.$A51]-DATE(YEAR([.$A51]);1;0);[$Sun.A$2:$Sun.C$367];3)" office:value-type="string" office:string-value="16:37:00" calcext:value-type="string">
            <text:p>16:3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6" calcext:value-type="date">
            <text:p>2022-11-16</text:p>
          </table:table-cell>
          <table:table-cell table:style-name="ce18" table:formula="of:=[.$F51]" office:value-type="string" office:string-value="6:44:00" calcext:value-type="string">
            <text:p>6:4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6T06:44:00" calcext:value-type="string">
            <text:p>2022-11-16T06:44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2]-DATE(YEAR([.$A52]);1;0)" office:value-type="float" office:value="322" calcext:value-type="float">
            <text:p>322</text:p>
          </table:table-cell>
          <table:table-cell table:style-name="ce15" table:formula="of:=TEXT([.$A52];&quot;MMM&quot;)" office:value-type="string" office:string-value="Nov" calcext:value-type="string">
            <text:p>Nov</text:p>
          </table:table-cell>
          <table:table-cell table:style-name="ce15" table:formula="of:=DAY([.A52])" office:value-type="float" office:value="18" calcext:value-type="float">
            <text:p>18</text:p>
          </table:table-cell>
          <table:table-cell table:style-name="ce15" table:formula="of:=TEXT([.$A52];&quot;DDD&quot;)" office:value-type="string" office:string-value="Fri" calcext:value-type="string">
            <text:p>Fri</text:p>
          </table:table-cell>
          <table:table-cell table:style-name="ce18" table:formula="of:=VLOOKUP([.$B52];[$Sun.A$2:$Sun.C$367];2)" office:value-type="string" office:string-value="6:46:00" calcext:value-type="string">
            <text:p>6:46:00</text:p>
          </table:table-cell>
          <table:table-cell table:style-name="ce18" table:formula="of:=VLOOKUP([.$A52]-DATE(YEAR([.$A52]);1;0);[$Sun.A$2:$Sun.C$367];3)" office:value-type="string" office:string-value="16:35:00" calcext:value-type="string">
            <text:p>16:3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2]" office:value-type="date" office:date-value="2022-11-18" calcext:value-type="date">
            <text:p>2022-11-18</text:p>
          </table:table-cell>
          <table:table-cell table:style-name="ce18" table:formula="of:=[.$F52]" office:value-type="string" office:string-value="6:46:00" calcext:value-type="string">
            <text:p>6:4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2]);ISBLANK([.$N52]));&quot;None&quot;;CONCATENATE([.$M52];[.$N52];&quot;&quot;))" office:value-type="string" office:string-value="Walkx" calcext:value-type="string">
            <text:p>Walkx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18T06:46:00" calcext:value-type="string">
            <text:p>2022-11-18T06:46:00</text:p>
          </table:table-cell>
          <table:table-cell table:style-name="ce25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string" office:string-value="6:49:00" calcext:value-type="string">
            <text:p>6:49:00</text:p>
          </table:table-cell>
          <table:table-cell table:formula="of:=VLOOKUP([.$A53]-DATE(YEAR([.$A53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Day Hike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Hiket" calcext:value-type="string">
            <text:p>Hike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" calcext:value-type="string">
            <text:p>2022-11-2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4]-DATE(YEAR([.$A54]);1;0)" office:value-type="float" office:value="324" calcext:value-type="float">
            <text:p>324</text:p>
          </table:table-cell>
          <table:table-cell table:formula="of:=TEXT([.$A54];&quot;MMM&quot;)" office:value-type="string" office:string-value="Nov" calcext:value-type="string">
            <text:p>Nov</text:p>
          </table:table-cell>
          <table:table-cell table:formula="of:=DAY([.A54])" office:value-type="float" office:value="20" calcext:value-type="float">
            <text:p>20</text:p>
          </table:table-cell>
          <table:table-cell table:formula="of:=TEXT([.$A54];&quot;DDD&quot;)" office:value-type="string" office:string-value="Sun" calcext:value-type="string">
            <text:p>Sun</text:p>
          </table:table-cell>
          <table:table-cell table:formula="of:=VLOOKUP([.$B54];[$Sun.A$2:$Sun.C$367];2)" office:value-type="string" office:string-value="6:49:00" calcext:value-type="string">
            <text:p>6:49:00</text:p>
          </table:table-cell>
          <table:table-cell table:formula="of:=VLOOKUP([.$A54]-DATE(YEAR([.$A54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Long Walk</text:p>
          </table:table-cell>
          <table:table-cell table:style-name="ce6" table:formula="of:=[.$A54]" office:value-type="date" office:date-value="2022-11-20" calcext:value-type="date">
            <text:p>2022-11-20</text:p>
          </table:table-cell>
          <table:table-cell table:formula="of:=[.$F54]" office:value-type="string" office:string-value="6:49:00" calcext:value-type="string">
            <text:p>6:4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4]);ISBLANK([.$N54]));&quot;None&quot;;CONCATENATE([.$M54];[.$N54];&quot;&quot;))" office:value-type="string" office:string-value="Walkt" calcext:value-type="string">
            <text:p>Walkt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0T06:49:00" calcext:value-type="string">
            <text:p>2022-11-20T06:49:00</text:p>
          </table:table-cell>
          <table:table-cell table:style-name="ce8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5]-DATE(YEAR([.$A55]);1;0)" office:value-type="float" office:value="325" calcext:value-type="float">
            <text:p>325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1" calcext:value-type="float">
            <text:p>21</text:p>
          </table:table-cell>
          <table:table-cell table:style-name="ce15" table:formula="of:=TEXT([.$A55];&quot;DDD&quot;)" office:value-type="string" office:string-value="Mon" calcext:value-type="string">
            <text:p>Mon</text:p>
          </table:table-cell>
          <table:table-cell table:style-name="ce18" table:formula="of:=VLOOKUP([.$B55];[$Sun.A$2:$Sun.C$367];2)" office:value-type="string" office:string-value="6:50:00" calcext:value-type="string">
            <text:p>6:50:00</text:p>
          </table:table-cell>
          <table:table-cell table:style-name="ce18" table:formula="of:=VLOOKUP([.$A55]-DATE(YEAR([.$A55]);1;0);[$Sun.A$2:$Sun.C$367];3)" office:value-type="string" office:string-value="16:33:00" calcext:value-type="string">
            <text:p>16:3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1" calcext:value-type="date">
            <text:p>2022-11-21</text:p>
          </table:table-cell>
          <table:table-cell table:style-name="ce18" table:formula="of:=[.$F55]" office:value-type="string" office:string-value="6:50:00" calcext:value-type="string">
            <text:p>6:5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1T06:50:00" calcext:value-type="string">
            <text:p>2022-11-21T06:50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6]-DATE(YEAR([.$A56]);1;0)" office:value-type="float" office:value="327" calcext:value-type="float">
            <text:p>327</text:p>
          </table:table-cell>
          <table:table-cell table:style-name="ce15" table:formula="of:=TEXT([.$A56];&quot;MMM&quot;)" office:value-type="string" office:string-value="Nov" calcext:value-type="string">
            <text:p>Nov</text:p>
          </table:table-cell>
          <table:table-cell table:style-name="ce15" table:formula="of:=DAY([.A56])" office:value-type="float" office:value="23" calcext:value-type="float">
            <text:p>23</text:p>
          </table:table-cell>
          <table:table-cell table:style-name="ce15" table:formula="of:=TEXT([.$A56];&quot;DDD&quot;)" office:value-type="string" office:string-value="Wed" calcext:value-type="string">
            <text:p>Wed</text:p>
          </table:table-cell>
          <table:table-cell table:style-name="ce18" table:formula="of:=VLOOKUP([.$B56];[$Sun.A$2:$Sun.C$367];2)" office:value-type="string" office:string-value="6:52:00" calcext:value-type="string">
            <text:p>6:52:00</text:p>
          </table:table-cell>
          <table:table-cell table:style-name="ce18" table:formula="of:=VLOOKUP([.$A56]-DATE(YEAR([.$A56]);1;0);[$Sun.A$2:$Sun.C$367];3)" office:value-type="string" office:string-value="16:32:00" calcext:value-type="string">
            <text:p>16:3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6]" office:value-type="date" office:date-value="2022-11-23" calcext:value-type="date">
            <text:p>2022-11-23</text:p>
          </table:table-cell>
          <table:table-cell table:style-name="ce18" table:formula="of:=[.$F56]" office:value-type="string" office:string-value="6:52:00" calcext:value-type="string">
            <text:p>6:5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6]);ISBLANK([.$N56]));&quot;None&quot;;CONCATENATE([.$M56];[.$N56];&quot;&quot;))" office:value-type="string" office:string-value="Walkx" calcext:value-type="string">
            <text:p>Walkx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3T06:52:00" calcext:value-type="string">
            <text:p>2022-11-23T06:52:00</text:p>
          </table:table-cell>
          <table:table-cell table:style-name="ce25" table:formula="of:=IF(ISBLANK([.$N56]);&quot;XXXXXXXXXXX&quot;;CONCATENATE(IF(ISBLANK([.$K56]);;TEXT([.$K56];&quot;YYYY-MM-DD&quot;));IF(ISBLANK([.$L56]);;CONCATENATE(&quot;T&quot;;;TEXT([.$L5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string" office:string-value="6:53:00" calcext:value-type="string">
            <text:p>6:53:00</text:p>
          </table:table-cell>
          <table:table-cell table:formula="of:=VLOOKUP([.$A57]-DATE(YEAR([.$A57]);1;0);[$Sun.A$2:$Sun.C$367];3)" office:value-type="string" office:string-value="16:32:00" calcext:value-type="string">
            <text:p>16:32:00</text:p>
          </table:table-cell>
          <table:table-cell office:value-type="string" calcext:value-type="string">
            <text:p>Backpacking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7]);ISBLANK([.$N57]));&quot;None&quot;;CONCATENATE([.$M57];[.$N57];&quot;&quot;))" office:value-type="string" office:string-value="Tript" calcext:value-type="string">
            <text:p>Tript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8]-DATE(YEAR([.$A58]);1;0)" office:value-type="float" office:value="328" calcext:value-type="float">
            <text:p>328</text:p>
          </table:table-cell>
          <table:table-cell table:formula="of:=TEXT([.$A58];&quot;MMM&quot;)" office:value-type="string" office:string-value="Nov" calcext:value-type="string">
            <text:p>Nov</text:p>
          </table:table-cell>
          <table:table-cell table:formula="of:=DAY([.A58])" office:value-type="float" office:value="24" calcext:value-type="float">
            <text:p>24</text:p>
          </table:table-cell>
          <table:table-cell table:formula="of:=TEXT([.$A58];&quot;DDD&quot;)" office:value-type="string" office:string-value="Thu" calcext:value-type="string">
            <text:p>Thu</text:p>
          </table:table-cell>
          <table:table-cell table:formula="of:=VLOOKUP([.$B58];[$Sun.A$2:$Sun.C$367];2)" office:value-type="string" office:string-value="6:53:00" calcext:value-type="string">
            <text:p>6:53:00</text:p>
          </table:table-cell>
          <table:table-cell table:formula="of:=VLOOKUP([.$A58]-DATE(YEAR([.$A58]);1;0);[$Sun.A$2:$Sun.C$367];3)" office:value-type="string" office:string-value="16:32:00" calcext:value-type="string">
            <text:p>16:32:00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8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8]);ISBLANK([.$N58]));&quot;None&quot;;CONCATENATE([.$M58];[.$N58];&quot;&quot;))" office:value-type="string" office:string-value="Holidayx" calcext:value-type="string">
            <text:p>Holiday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4" calcext:value-type="string">
            <text:p>2022-11-24</text:p>
          </table:table-cell>
          <table:table-cell table:style-name="ce8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9]-DATE(YEAR([.$A59]);1;0)" office:value-type="float" office:value="329" calcext:value-type="float">
            <text:p>329</text:p>
          </table:table-cell>
          <table:table-cell table:style-name="ce15" table:formula="of:=TEXT([.$A59];&quot;MMM&quot;)" office:value-type="string" office:string-value="Nov" calcext:value-type="string">
            <text:p>Nov</text:p>
          </table:table-cell>
          <table:table-cell table:style-name="ce15" table:formula="of:=DAY([.A59])" office:value-type="float" office:value="25" calcext:value-type="float">
            <text:p>25</text:p>
          </table:table-cell>
          <table:table-cell table:style-name="ce15" table:formula="of:=TEXT([.$A59];&quot;DDD&quot;)" office:value-type="string" office:string-value="Fri" calcext:value-type="string">
            <text:p>Fri</text:p>
          </table:table-cell>
          <table:table-cell table:style-name="ce18" table:formula="of:=VLOOKUP([.$B59];[$Sun.A$2:$Sun.C$367];2)" office:value-type="string" office:string-value="6:54:00" calcext:value-type="string">
            <text:p>6:54:00</text:p>
          </table:table-cell>
          <table:table-cell table:style-name="ce18" table:formula="of:=VLOOKUP([.$A59]-DATE(YEAR([.$A59]);1;0);[$Sun.A$2:$Sun.C$367];3)" office:value-type="string" office:string-value="16:31:00" calcext:value-type="string">
            <text:p>16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9]" office:value-type="date" office:date-value="2022-11-25" calcext:value-type="date">
            <text:p>2022-11-25</text:p>
          </table:table-cell>
          <table:table-cell table:style-name="ce18" table:formula="of:=[.$F59]" office:value-type="string" office:string-value="6:54:00" calcext:value-type="string">
            <text:p>6:5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9]);ISBLANK([.$N59]));&quot;None&quot;;CONCATENATE([.$M59];[.$N59];&quot;&quot;))" office:value-type="string" office:string-value="Walkx" calcext:value-type="string">
            <text:p>Walkx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5T06:54:00" calcext:value-type="string">
            <text:p>2022-11-25T06:54:00</text:p>
          </table:table-cell>
          <table:table-cell table:style-name="ce25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string" office:string-value="6:56:00" calcext:value-type="string">
            <text:p>6:56:00</text:p>
          </table:table-cell>
          <table:table-cell table:formula="of:=VLOOKUP([.$A60]-DATE(YEAR([.$A60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Day Hike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Hiket" calcext:value-type="string">
            <text:p>Hike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" calcext:value-type="string">
            <text:p>2022-11-27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1]-DATE(YEAR([.$A61]);1;0)" office:value-type="float" office:value="331" calcext:value-type="float">
            <text:p>331</text:p>
          </table:table-cell>
          <table:table-cell table:formula="of:=TEXT([.$A61];&quot;MMM&quot;)" office:value-type="string" office:string-value="Nov" calcext:value-type="string">
            <text:p>Nov</text:p>
          </table:table-cell>
          <table:table-cell table:formula="of:=DAY([.A61])" office:value-type="float" office:value="27" calcext:value-type="float">
            <text:p>27</text:p>
          </table:table-cell>
          <table:table-cell table:formula="of:=TEXT([.$A61];&quot;DDD&quot;)" office:value-type="string" office:string-value="Sun" calcext:value-type="string">
            <text:p>Sun</text:p>
          </table:table-cell>
          <table:table-cell table:formula="of:=VLOOKUP([.$B61];[$Sun.A$2:$Sun.C$367];2)" office:value-type="string" office:string-value="6:56:00" calcext:value-type="string">
            <text:p>6:56:00</text:p>
          </table:table-cell>
          <table:table-cell table:formula="of:=VLOOKUP([.$A61]-DATE(YEAR([.$A61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Long Walk</text:p>
          </table:table-cell>
          <table:table-cell table:style-name="ce6" table:formula="of:=[.$A61]" office:value-type="date" office:date-value="2022-11-27" calcext:value-type="date">
            <text:p>2022-11-27</text:p>
          </table:table-cell>
          <table:table-cell table:formula="of:=[.$F61]" office:value-type="string" office:string-value="6:56:00" calcext:value-type="string">
            <text:p>6:56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1]);ISBLANK([.$N61]));&quot;None&quot;;CONCATENATE([.$M61];[.$N61];&quot;&quot;))" office:value-type="string" office:string-value="Walkt" calcext:value-type="string">
            <text:p>Walkt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7T06:56:00" calcext:value-type="string">
            <text:p>2022-11-27T06:56:00</text:p>
          </table:table-cell>
          <table:table-cell table:style-name="ce8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2]-DATE(YEAR([.$A62]);1;0)" office:value-type="float" office:value="332" calcext:value-type="float">
            <text:p>332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28" calcext:value-type="float">
            <text:p>28</text:p>
          </table:table-cell>
          <table:table-cell table:style-name="ce15" table:formula="of:=TEXT([.$A62];&quot;DDD&quot;)" office:value-type="string" office:string-value="Mon" calcext:value-type="string">
            <text:p>Mon</text:p>
          </table:table-cell>
          <table:table-cell table:style-name="ce18" table:formula="of:=VLOOKUP([.$B62];[$Sun.A$2:$Sun.C$367];2)" office:value-type="string" office:string-value="6:57:00" calcext:value-type="string">
            <text:p>6:57:00</text:p>
          </table:table-cell>
          <table:table-cell table:style-name="ce18" table:formula="of:=VLOOKUP([.$A62]-DATE(YEAR([.$A62]);1;0);[$Sun.A$2:$Sun.C$367];3)" office:value-type="string" office:string-value="16:30:00" calcext:value-type="string">
            <text:p>16:3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28" calcext:value-type="date">
            <text:p>2022-11-28</text:p>
          </table:table-cell>
          <table:table-cell table:style-name="ce18" table:formula="of:=[.$F62]" office:value-type="string" office:string-value="6:57:00" calcext:value-type="string">
            <text:p>6:5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28T06:57:00" calcext:value-type="string">
            <text:p>2022-11-28T06:57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3]-DATE(YEAR([.$A63]);1;0)" office:value-type="float" office:value="334" calcext:value-type="float">
            <text:p>334</text:p>
          </table:table-cell>
          <table:table-cell table:style-name="ce15" table:formula="of:=TEXT([.$A63];&quot;MMM&quot;)" office:value-type="string" office:string-value="Nov" calcext:value-type="string">
            <text:p>Nov</text:p>
          </table:table-cell>
          <table:table-cell table:style-name="ce15" table:formula="of:=DAY([.A63])" office:value-type="float" office:value="30" calcext:value-type="float">
            <text:p>30</text:p>
          </table:table-cell>
          <table:table-cell table:style-name="ce15" table:formula="of:=TEXT([.$A63];&quot;DDD&quot;)" office:value-type="string" office:string-value="Wed" calcext:value-type="string">
            <text:p>Wed</text:p>
          </table:table-cell>
          <table:table-cell table:style-name="ce18" table:formula="of:=VLOOKUP([.$B63];[$Sun.A$2:$Sun.C$367];2)" office:value-type="string" office:string-value="6:59:00" calcext:value-type="string">
            <text:p>6:59:00</text:p>
          </table:table-cell>
          <table:table-cell table:style-name="ce18" table:formula="of:=VLOOKUP([.$A63]-DATE(YEAR([.$A63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1-30" calcext:value-type="date">
            <text:p>2022-11-30</text:p>
          </table:table-cell>
          <table:table-cell table:style-name="ce18" table:formula="of:=[.$F63]" office:value-type="string" office:string-value="6:59:00" calcext:value-type="string">
            <text:p>6:5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1-30T06:59:00" calcext:value-type="string">
            <text:p>2022-11-30T06:59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4]-DATE(YEAR([.$A64]);1;0)" office:value-type="float" office:value="336" calcext:value-type="float">
            <text:p>336</text:p>
          </table:table-cell>
          <table:table-cell table:style-name="ce15" table:formula="of:=TEXT([.$A64];&quot;MMM&quot;)" office:value-type="string" office:string-value="Dec" calcext:value-type="string">
            <text:p>Dec</text:p>
          </table:table-cell>
          <table:table-cell table:style-name="ce15" table:formula="of:=DAY([.A64])" office:value-type="float" office:value="2" calcext:value-type="float">
            <text:p>2</text:p>
          </table:table-cell>
          <table:table-cell table:style-name="ce15" table:formula="of:=TEXT([.$A64];&quot;DDD&quot;)" office:value-type="string" office:string-value="Fri" calcext:value-type="string">
            <text:p>Fri</text:p>
          </table:table-cell>
          <table:table-cell table:style-name="ce18" table:formula="of:=VLOOKUP([.$B64];[$Sun.A$2:$Sun.C$367];2)" office:value-type="string" office:string-value="7:01:00" calcext:value-type="string">
            <text:p>7:01:00</text:p>
          </table:table-cell>
          <table:table-cell table:style-name="ce18" table:formula="of:=VLOOKUP([.$A64]-DATE(YEAR([.$A64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4]" office:value-type="date" office:date-value="2022-12-02" calcext:value-type="date">
            <text:p>2022-12-02</text:p>
          </table:table-cell>
          <table:table-cell table:style-name="ce18" table:formula="of:=[.$F64]" office:value-type="string" office:string-value="7:01:00" calcext:value-type="string">
            <text:p>7:0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4]);ISBLANK([.$N64]));&quot;None&quot;;CONCATENATE([.$M64];[.$N64];&quot;&quot;))" office:value-type="string" office:string-value="Walkx" calcext:value-type="string">
            <text:p>Walkx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2T07:01:00" calcext:value-type="string">
            <text:p>2022-12-02T07:01:00</text:p>
          </table:table-cell>
          <table:table-cell table:style-name="ce25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string" office:string-value="7:03:00" calcext:value-type="string">
            <text:p>7:03:00</text:p>
          </table:table-cell>
          <table:table-cell table:formula="of:=VLOOKUP([.$A65]-DATE(YEAR([.$A65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Day Hike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Hiket" calcext:value-type="string">
            <text:p>Hike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" calcext:value-type="string">
            <text:p>2022-12-04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6]-DATE(YEAR([.$A66]);1;0)" office:value-type="float" office:value="338" calcext:value-type="float">
            <text:p>338</text:p>
          </table:table-cell>
          <table:table-cell table:formula="of:=TEXT([.$A66];&quot;MMM&quot;)" office:value-type="string" office:string-value="Dec" calcext:value-type="string">
            <text:p>Dec</text:p>
          </table:table-cell>
          <table:table-cell table:formula="of:=DAY([.A66])" office:value-type="float" office:value="4" calcext:value-type="float">
            <text:p>4</text:p>
          </table:table-cell>
          <table:table-cell table:formula="of:=TEXT([.$A66];&quot;DDD&quot;)" office:value-type="string" office:string-value="Sun" calcext:value-type="string">
            <text:p>Sun</text:p>
          </table:table-cell>
          <table:table-cell table:formula="of:=VLOOKUP([.$B66];[$Sun.A$2:$Sun.C$367];2)" office:value-type="string" office:string-value="7:03:00" calcext:value-type="string">
            <text:p>7:03:00</text:p>
          </table:table-cell>
          <table:table-cell table:formula="of:=VLOOKUP([.$A66]-DATE(YEAR([.$A66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Long Walk</text:p>
          </table:table-cell>
          <table:table-cell table:style-name="ce6" table:formula="of:=[.$A66]" office:value-type="date" office:date-value="2022-12-04" calcext:value-type="date">
            <text:p>2022-12-04</text:p>
          </table:table-cell>
          <table:table-cell table:formula="of:=[.$F66]" office:value-type="string" office:string-value="7:03:00" calcext:value-type="string">
            <text:p>7:0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6]);ISBLANK([.$N66]));&quot;None&quot;;CONCATENATE([.$M66];[.$N66];&quot;&quot;))" office:value-type="string" office:string-value="Walkt" calcext:value-type="string">
            <text:p>Walkt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4T07:03:00" calcext:value-type="string">
            <text:p>2022-12-04T07:03:00</text:p>
          </table:table-cell>
          <table:table-cell table:style-name="ce8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7]-DATE(YEAR([.$A67]);1;0)" office:value-type="float" office:value="339" calcext:value-type="float">
            <text:p>339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5" calcext:value-type="float">
            <text:p>5</text:p>
          </table:table-cell>
          <table:table-cell table:style-name="ce15" table:formula="of:=TEXT([.$A67];&quot;DDD&quot;)" office:value-type="string" office:string-value="Mon" calcext:value-type="string">
            <text:p>Mon</text:p>
          </table:table-cell>
          <table:table-cell table:style-name="ce18" table:formula="of:=VLOOKUP([.$B67];[$Sun.A$2:$Sun.C$367];2)" office:value-type="string" office:string-value="7:04:00" calcext:value-type="string">
            <text:p>7:04:00</text:p>
          </table:table-cell>
          <table:table-cell table:style-name="ce18" table:formula="of:=VLOOKUP([.$A67]-DATE(YEAR([.$A67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5" calcext:value-type="date">
            <text:p>2022-12-05</text:p>
          </table:table-cell>
          <table:table-cell table:style-name="ce18" table:formula="of:=[.$F67]" office:value-type="string" office:string-value="7:04:00" calcext:value-type="string">
            <text:p>7:0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5T07:04:00" calcext:value-type="string">
            <text:p>2022-12-05T07:04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8]-DATE(YEAR([.$A68]);1;0)" office:value-type="float" office:value="341" calcext:value-type="float">
            <text:p>341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7" calcext:value-type="float">
            <text:p>7</text:p>
          </table:table-cell>
          <table:table-cell table:style-name="ce15" table:formula="of:=TEXT([.$A68];&quot;DDD&quot;)" office:value-type="string" office:string-value="Wed" calcext:value-type="string">
            <text:p>Wed</text:p>
          </table:table-cell>
          <table:table-cell table:style-name="ce18" table:formula="of:=VLOOKUP([.$B68];[$Sun.A$2:$Sun.C$367];2)" office:value-type="string" office:string-value="7:06:00" calcext:value-type="string">
            <text:p>7:06:00</text:p>
          </table:table-cell>
          <table:table-cell table:style-name="ce18" table:formula="of:=VLOOKUP([.$A68]-DATE(YEAR([.$A68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7" calcext:value-type="date">
            <text:p>2022-12-07</text:p>
          </table:table-cell>
          <table:table-cell table:style-name="ce18" table:formula="of:=[.$F68]" office:value-type="string" office:string-value="7:06:00" calcext:value-type="string">
            <text:p>7:0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7T07:06:00" calcext:value-type="string">
            <text:p>2022-12-07T07:06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9]-DATE(YEAR([.$A69]);1;0)" office:value-type="float" office:value="343" calcext:value-type="float">
            <text:p>343</text:p>
          </table:table-cell>
          <table:table-cell table:style-name="ce15" table:formula="of:=TEXT([.$A69];&quot;MMM&quot;)" office:value-type="string" office:string-value="Dec" calcext:value-type="string">
            <text:p>Dec</text:p>
          </table:table-cell>
          <table:table-cell table:style-name="ce15" table:formula="of:=DAY([.A69])" office:value-type="float" office:value="9" calcext:value-type="float">
            <text:p>9</text:p>
          </table:table-cell>
          <table:table-cell table:style-name="ce15" table:formula="of:=TEXT([.$A69];&quot;DDD&quot;)" office:value-type="string" office:string-value="Fri" calcext:value-type="string">
            <text:p>Fri</text:p>
          </table:table-cell>
          <table:table-cell table:style-name="ce18" table:formula="of:=VLOOKUP([.$B69];[$Sun.A$2:$Sun.C$367];2)" office:value-type="string" office:string-value="7:08:00" calcext:value-type="string">
            <text:p>7:08:00</text:p>
          </table:table-cell>
          <table:table-cell table:style-name="ce18" table:formula="of:=VLOOKUP([.$A69]-DATE(YEAR([.$A69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9]" office:value-type="date" office:date-value="2022-12-09" calcext:value-type="date">
            <text:p>2022-12-09</text:p>
          </table:table-cell>
          <table:table-cell table:style-name="ce18" table:formula="of:=[.$F69]" office:value-type="string" office:string-value="7:08:00" calcext:value-type="string">
            <text:p>7:0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9]);ISBLANK([.$N69]));&quot;None&quot;;CONCATENATE([.$M69];[.$N69];&quot;&quot;))" office:value-type="string" office:string-value="Walkx" calcext:value-type="string">
            <text:p>Walkx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09T07:08:00" calcext:value-type="string">
            <text:p>2022-12-09T07:08:00</text:p>
          </table:table-cell>
          <table:table-cell table:style-name="ce25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string" office:string-value="7:10:00" calcext:value-type="string">
            <text:p>7:10:00</text:p>
          </table:table-cell>
          <table:table-cell table:formula="of:=VLOOKUP([.$A70]-DATE(YEAR([.$A70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Day Hike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Hiket" calcext:value-type="string">
            <text:p>Hike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" calcext:value-type="string">
            <text:p>2022-12-11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1]-DATE(YEAR([.$A71]);1;0)" office:value-type="float" office:value="345" calcext:value-type="float">
            <text:p>345</text:p>
          </table:table-cell>
          <table:table-cell table:formula="of:=TEXT([.$A71];&quot;MMM&quot;)" office:value-type="string" office:string-value="Dec" calcext:value-type="string">
            <text:p>Dec</text:p>
          </table:table-cell>
          <table:table-cell table:formula="of:=DAY([.A71])" office:value-type="float" office:value="11" calcext:value-type="float">
            <text:p>11</text:p>
          </table:table-cell>
          <table:table-cell table:formula="of:=TEXT([.$A71];&quot;DDD&quot;)" office:value-type="string" office:string-value="Sun" calcext:value-type="string">
            <text:p>Sun</text:p>
          </table:table-cell>
          <table:table-cell table:formula="of:=VLOOKUP([.$B71];[$Sun.A$2:$Sun.C$367];2)" office:value-type="string" office:string-value="7:10:00" calcext:value-type="string">
            <text:p>7:10:00</text:p>
          </table:table-cell>
          <table:table-cell table:formula="of:=VLOOKUP([.$A71]-DATE(YEAR([.$A71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Long Walk</text:p>
          </table:table-cell>
          <table:table-cell table:style-name="ce6" table:formula="of:=[.$A71]" office:value-type="date" office:date-value="2022-12-11" calcext:value-type="date">
            <text:p>2022-12-11</text:p>
          </table:table-cell>
          <table:table-cell table:formula="of:=[.$F71]" office:value-type="string" office:string-value="7:10:00" calcext:value-type="string">
            <text:p>7:10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1]);ISBLANK([.$N71]));&quot;None&quot;;CONCATENATE([.$M71];[.$N71];&quot;&quot;))" office:value-type="string" office:string-value="Walkt" calcext:value-type="string">
            <text:p>Walkt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1T07:10:00" calcext:value-type="string">
            <text:p>2022-12-11T07:10:00</text:p>
          </table:table-cell>
          <table:table-cell table:style-name="ce8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2]-DATE(YEAR([.$A72]);1;0)" office:value-type="float" office:value="346" calcext:value-type="float">
            <text:p>346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2" calcext:value-type="float">
            <text:p>12</text:p>
          </table:table-cell>
          <table:table-cell table:style-name="ce15" table:formula="of:=TEXT([.$A72];&quot;DDD&quot;)" office:value-type="string" office:string-value="Mon" calcext:value-type="string">
            <text:p>Mon</text:p>
          </table:table-cell>
          <table:table-cell table:style-name="ce18" table:formula="of:=VLOOKUP([.$B72];[$Sun.A$2:$Sun.C$367];2)" office:value-type="string" office:string-value="7:10:00" calcext:value-type="string">
            <text:p>7:10:00</text:p>
          </table:table-cell>
          <table:table-cell table:style-name="ce18" table:formula="of:=VLOOKUP([.$A72]-DATE(YEAR([.$A72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2" calcext:value-type="date">
            <text:p>2022-12-12</text:p>
          </table:table-cell>
          <table:table-cell table:style-name="ce18" table:formula="of:=[.$F72]" office:value-type="string" office:string-value="7:10:00" calcext:value-type="string">
            <text:p>7:1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2T07:10:00" calcext:value-type="string">
            <text:p>2022-12-12T07:10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3]-DATE(YEAR([.$A73]);1;0)" office:value-type="float" office:value="348" calcext:value-type="float">
            <text:p>348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4" calcext:value-type="float">
            <text:p>14</text:p>
          </table:table-cell>
          <table:table-cell table:style-name="ce15" table:formula="of:=TEXT([.$A73];&quot;DDD&quot;)" office:value-type="string" office:string-value="Wed" calcext:value-type="string">
            <text:p>Wed</text:p>
          </table:table-cell>
          <table:table-cell table:style-name="ce18" table:formula="of:=VLOOKUP([.$B73];[$Sun.A$2:$Sun.C$367];2)" office:value-type="string" office:string-value="7:12:00" calcext:value-type="string">
            <text:p>7:12:00</text:p>
          </table:table-cell>
          <table:table-cell table:style-name="ce18" table:formula="of:=VLOOKUP([.$A73]-DATE(YEAR([.$A73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4" calcext:value-type="date">
            <text:p>2022-12-14</text:p>
          </table:table-cell>
          <table:table-cell table:style-name="ce18" table:formula="of:=[.$F73]" office:value-type="string" office:string-value="7:12:00" calcext:value-type="string">
            <text:p>7:1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4T07:12:00" calcext:value-type="string">
            <text:p>2022-12-14T07:12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4]-DATE(YEAR([.$A74]);1;0)" office:value-type="float" office:value="350" calcext:value-type="float">
            <text:p>350</text:p>
          </table:table-cell>
          <table:table-cell table:style-name="ce15" table:formula="of:=TEXT([.$A74];&quot;MMM&quot;)" office:value-type="string" office:string-value="Dec" calcext:value-type="string">
            <text:p>Dec</text:p>
          </table:table-cell>
          <table:table-cell table:style-name="ce15" table:formula="of:=DAY([.A74])" office:value-type="float" office:value="16" calcext:value-type="float">
            <text:p>16</text:p>
          </table:table-cell>
          <table:table-cell table:style-name="ce15" table:formula="of:=TEXT([.$A74];&quot;DDD&quot;)" office:value-type="string" office:string-value="Fri" calcext:value-type="string">
            <text:p>Fri</text:p>
          </table:table-cell>
          <table:table-cell table:style-name="ce18" table:formula="of:=VLOOKUP([.$B74];[$Sun.A$2:$Sun.C$367];2)" office:value-type="string" office:string-value="7:13:00" calcext:value-type="string">
            <text:p>7:13:00</text:p>
          </table:table-cell>
          <table:table-cell table:style-name="ce18" table:formula="of:=VLOOKUP([.$A74]-DATE(YEAR([.$A74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4]" office:value-type="date" office:date-value="2022-12-16" calcext:value-type="date">
            <text:p>2022-12-16</text:p>
          </table:table-cell>
          <table:table-cell table:style-name="ce18" table:formula="of:=[.$F74]" office:value-type="string" office:string-value="7:13:00" calcext:value-type="string">
            <text:p>7:1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4]);ISBLANK([.$N74]));&quot;None&quot;;CONCATENATE([.$M74];[.$N74];&quot;&quot;))" office:value-type="string" office:string-value="Walkx" calcext:value-type="string">
            <text:p>Walkx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6T07:13:00" calcext:value-type="string">
            <text:p>2022-12-16T07:13:00</text:p>
          </table:table-cell>
          <table:table-cell table:style-name="ce25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string" office:string-value="7:14:00" calcext:value-type="string">
            <text:p>7:14:00</text:p>
          </table:table-cell>
          <table:table-cell table:formula="of:=VLOOKUP([.$A75]-DATE(YEAR([.$A75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Day Hike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Hiket" calcext:value-type="string">
            <text:p>Hike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" calcext:value-type="string">
            <text:p>2022-12-18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6]-DATE(YEAR([.$A76]);1;0)" office:value-type="float" office:value="352" calcext:value-type="float">
            <text:p>352</text:p>
          </table:table-cell>
          <table:table-cell table:formula="of:=TEXT([.$A76];&quot;MMM&quot;)" office:value-type="string" office:string-value="Dec" calcext:value-type="string">
            <text:p>Dec</text:p>
          </table:table-cell>
          <table:table-cell table:formula="of:=DAY([.A76])" office:value-type="float" office:value="18" calcext:value-type="float">
            <text:p>18</text:p>
          </table:table-cell>
          <table:table-cell table:formula="of:=TEXT([.$A76];&quot;DDD&quot;)" office:value-type="string" office:string-value="Sun" calcext:value-type="string">
            <text:p>Sun</text:p>
          </table:table-cell>
          <table:table-cell table:formula="of:=VLOOKUP([.$B76];[$Sun.A$2:$Sun.C$367];2)" office:value-type="string" office:string-value="7:14:00" calcext:value-type="string">
            <text:p>7:14:00</text:p>
          </table:table-cell>
          <table:table-cell table:formula="of:=VLOOKUP([.$A76]-DATE(YEAR([.$A76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Long Walk</text:p>
          </table:table-cell>
          <table:table-cell table:style-name="ce6" table:formula="of:=[.$A76]" office:value-type="date" office:date-value="2022-12-18" calcext:value-type="date">
            <text:p>2022-12-18</text:p>
          </table:table-cell>
          <table:table-cell table:formula="of:=[.$F76]" office:value-type="string" office:string-value="7:14:00" calcext:value-type="string">
            <text:p>7:14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6]);ISBLANK([.$N76]));&quot;None&quot;;CONCATENATE([.$M76];[.$N76];&quot;&quot;))" office:value-type="string" office:string-value="Walkt" calcext:value-type="string">
            <text:p>Walkt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8T07:14:00" calcext:value-type="string">
            <text:p>2022-12-18T07:14:00</text:p>
          </table:table-cell>
          <table:table-cell table:style-name="ce8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7]-DATE(YEAR([.$A77]);1;0)" office:value-type="float" office:value="353" calcext:value-type="float">
            <text:p>353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19" calcext:value-type="float">
            <text:p>19</text:p>
          </table:table-cell>
          <table:table-cell table:style-name="ce15" table:formula="of:=TEXT([.$A77];&quot;DDD&quot;)" office:value-type="string" office:string-value="Mon" calcext:value-type="string">
            <text:p>Mon</text:p>
          </table:table-cell>
          <table:table-cell table:style-name="ce18" table:formula="of:=VLOOKUP([.$B77];[$Sun.A$2:$Sun.C$367];2)" office:value-type="string" office:string-value="7:15:00" calcext:value-type="string">
            <text:p>7:15:00</text:p>
          </table:table-cell>
          <table:table-cell table:style-name="ce18" table:formula="of:=VLOOKUP([.$A77]-DATE(YEAR([.$A77]);1;0);[$Sun.A$2:$Sun.C$367];3)" office:value-type="string" office:string-value="16:31:00" calcext:value-type="string">
            <text:p>16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19" calcext:value-type="date">
            <text:p>2022-12-19</text:p>
          </table:table-cell>
          <table:table-cell table:style-name="ce18" table:formula="of:=[.$F77]" office:value-type="string" office:string-value="7:15:00" calcext:value-type="string">
            <text:p>7:1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19T07:15:00" calcext:value-type="string">
            <text:p>2022-12-19T07:15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8]-DATE(YEAR([.$A78]);1;0)" office:value-type="float" office:value="355" calcext:value-type="float">
            <text:p>355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1" calcext:value-type="float">
            <text:p>21</text:p>
          </table:table-cell>
          <table:table-cell table:style-name="ce15" table:formula="of:=TEXT([.$A78];&quot;DDD&quot;)" office:value-type="string" office:string-value="Wed" calcext:value-type="string">
            <text:p>Wed</text:p>
          </table:table-cell>
          <table:table-cell table:style-name="ce18" table:formula="of:=VLOOKUP([.$B78];[$Sun.A$2:$Sun.C$367];2)" office:value-type="string" office:string-value="7:16:00" calcext:value-type="string">
            <text:p>7:16:00</text:p>
          </table:table-cell>
          <table:table-cell table:style-name="ce18" table:formula="of:=VLOOKUP([.$A78]-DATE(YEAR([.$A78]);1;0);[$Sun.A$2:$Sun.C$367];3)" office:value-type="string" office:string-value="16:31:00" calcext:value-type="string">
            <text:p>16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1" calcext:value-type="date">
            <text:p>2022-12-21</text:p>
          </table:table-cell>
          <table:table-cell table:style-name="ce18" table:formula="of:=[.$F78]" office:value-type="string" office:string-value="7:16:00" calcext:value-type="string">
            <text:p>7:1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1T07:16:00" calcext:value-type="string">
            <text:p>2022-12-21T07:16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9]-DATE(YEAR([.$A79]);1;0)" office:value-type="float" office:value="357" calcext:value-type="float">
            <text:p>357</text:p>
          </table:table-cell>
          <table:table-cell table:style-name="ce15" table:formula="of:=TEXT([.$A79];&quot;MMM&quot;)" office:value-type="string" office:string-value="Dec" calcext:value-type="string">
            <text:p>Dec</text:p>
          </table:table-cell>
          <table:table-cell table:style-name="ce15" table:formula="of:=DAY([.A79])" office:value-type="float" office:value="23" calcext:value-type="float">
            <text:p>23</text:p>
          </table:table-cell>
          <table:table-cell table:style-name="ce15" table:formula="of:=TEXT([.$A79];&quot;DDD&quot;)" office:value-type="string" office:string-value="Fri" calcext:value-type="string">
            <text:p>Fri</text:p>
          </table:table-cell>
          <table:table-cell table:style-name="ce18" table:formula="of:=VLOOKUP([.$B79];[$Sun.A$2:$Sun.C$367];2)" office:value-type="string" office:string-value="7:17:00" calcext:value-type="string">
            <text:p>7:17:00</text:p>
          </table:table-cell>
          <table:table-cell table:style-name="ce18" table:formula="of:=VLOOKUP([.$A79]-DATE(YEAR([.$A79]);1;0);[$Sun.A$2:$Sun.C$367];3)" office:value-type="string" office:string-value="16:33:00" calcext:value-type="string">
            <text:p>16:3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9]" office:value-type="date" office:date-value="2022-12-23" calcext:value-type="date">
            <text:p>2022-12-23</text:p>
          </table:table-cell>
          <table:table-cell table:style-name="ce18" table:formula="of:=[.$F79]" office:value-type="string" office:string-value="7:17:00" calcext:value-type="string">
            <text:p>7:1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9]);ISBLANK([.$N79]));&quot;None&quot;;CONCATENATE([.$M79];[.$N79];&quot;&quot;))" office:value-type="string" office:string-value="Walkx" calcext:value-type="string">
            <text:p>Walkx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3T07:17:00" calcext:value-type="string">
            <text:p>2022-12-23T07:17:00</text:p>
          </table:table-cell>
          <table:table-cell table:style-name="ce25" table:formula="of:=IF(ISBLANK([.$N79]);&quot;XXXXXXXXXXX&quot;;CONCATENATE(IF(ISBLANK([.$K79]);;TEXT([.$K79];&quot;YYYY-MM-DD&quot;));IF(ISBLANK([.$L79]);;CONCATENATE(&quot;T&quot;;;TEXT([.$L7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80]-DATE(YEAR([.$A80]);1;0)" office:value-type="float" office:value="358" calcext:value-type="float">
            <text:p>358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4" calcext:value-type="float">
            <text:p>24</text:p>
          </table:table-cell>
          <table:table-cell table:formula="of:=TEXT([.$A80];&quot;DDD&quot;)" office:value-type="string" office:string-value="Sat" calcext:value-type="string">
            <text:p>Sat</text:p>
          </table:table-cell>
          <table:table-cell table:formula="of:=VLOOKUP([.$B80];[$Sun.A$2:$Sun.C$367];2)" office:value-type="string" office:string-value="7:17:00" calcext:value-type="string">
            <text:p>7:17:00</text:p>
          </table:table-cell>
          <table:table-cell table:formula="of:=VLOOKUP([.$A80]-DATE(YEAR([.$A80]);1;0);[$Sun.A$2:$Sun.C$367];3)" office:value-type="string" office:string-value="16:33:00" calcext:value-type="string">
            <text:p>16:33:00</text:p>
          </table:table-cell>
          <table:table-cell office:value-type="string" calcext:value-type="string">
            <text:p>Backpacking</text:p>
          </table:table-cell>
          <table:table-cell table:style-name="ce6" table:formula="of:=[.$A80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0]);ISBLANK([.$N80]));&quot;None&quot;;CONCATENATE([.$M80];[.$N80];&quot;&quot;))" office:value-type="string" office:string-value="Tript" calcext:value-type="string">
            <text:p>Tript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4" calcext:value-type="string">
            <text:p>2022-12-24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string" office:string-value="7:18:00" calcext:value-type="string">
            <text:p>7:18:00</text:p>
          </table:table-cell>
          <table:table-cell table:formula="of:=VLOOKUP([.$A81]-DATE(YEAR([.$A81]);1;0);[$Sun.A$2:$Sun.C$367];3)" office:value-type="string" office:string-value="16:34:00" calcext:value-type="string">
            <text:p>16:34:00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1]);ISBLANK([.$N81]));&quot;None&quot;;CONCATENATE([.$M81];[.$N81];&quot;&quot;))" office:value-type="string" office:string-value="Holidayx" calcext:value-type="string">
            <text:p>Holidayx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string" office:string-value="7:18:00" calcext:value-type="string">
            <text:p>7:18:00</text:p>
          </table:table-cell>
          <table:table-cell table:formula="of:=VLOOKUP([.$A82]-DATE(YEAR([.$A82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Day Hike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Hiket" calcext:value-type="string">
            <text:p>Hike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" calcext:value-type="string">
            <text:p>2022-12-25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3]-DATE(YEAR([.$A83]);1;0)" office:value-type="float" office:value="359" calcext:value-type="float">
            <text:p>359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5" calcext:value-type="float">
            <text:p>25</text:p>
          </table:table-cell>
          <table:table-cell table:formula="of:=TEXT([.$A83];&quot;DDD&quot;)" office:value-type="string" office:string-value="Sun" calcext:value-type="string">
            <text:p>Sun</text:p>
          </table:table-cell>
          <table:table-cell table:formula="of:=VLOOKUP([.$B83];[$Sun.A$2:$Sun.C$367];2)" office:value-type="string" office:string-value="7:18:00" calcext:value-type="string">
            <text:p>7:18:00</text:p>
          </table:table-cell>
          <table:table-cell table:formula="of:=VLOOKUP([.$A83]-DATE(YEAR([.$A83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Long Walk</text:p>
          </table:table-cell>
          <table:table-cell table:style-name="ce6" table:formula="of:=[.$A83]" office:value-type="date" office:date-value="2022-12-25" calcext:value-type="date">
            <text:p>2022-12-25</text:p>
          </table:table-cell>
          <table:table-cell table:formula="of:=[.$F83]" office:value-type="string" office:string-value="7:18:00" calcext:value-type="string">
            <text:p>7:1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3]);ISBLANK([.$N83]));&quot;None&quot;;CONCATENATE([.$M83];[.$N83];&quot;&quot;))" office:value-type="string" office:string-value="Walkt" calcext:value-type="string">
            <text:p>Walkt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5T07:18:00" calcext:value-type="string">
            <text:p>2022-12-25T07:18:00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4]-DATE(YEAR([.$A84]);1;0)" office:value-type="float" office:value="360" calcext:value-type="float">
            <text:p>360</text:p>
          </table:table-cell>
          <table:table-cell table:formula="of:=TEXT([.$A84];&quot;MMM&quot;)" office:value-type="string" office:string-value="Dec" calcext:value-type="string">
            <text:p>Dec</text:p>
          </table:table-cell>
          <table:table-cell table:formula="of:=DAY([.A84])" office:value-type="float" office:value="26" calcext:value-type="float">
            <text:p>26</text:p>
          </table:table-cell>
          <table:table-cell table:formula="of:=TEXT([.$A84];&quot;DDD&quot;)" office:value-type="string" office:string-value="Mon" calcext:value-type="string">
            <text:p>Mon</text:p>
          </table:table-cell>
          <table:table-cell table:formula="of:=VLOOKUP([.$B84];[$Sun.A$2:$Sun.C$367];2)" office:value-type="string" office:string-value="7:18:00" calcext:value-type="string">
            <text:p>7:18:00</text:p>
          </table:table-cell>
          <table:table-cell table:formula="of:=VLOOKUP([.$A84]-DATE(YEAR([.$A84]);1;0);[$Sun.A$2:$Sun.C$367];3)" office:value-type="string" office:string-value="16:34:00" calcext:value-type="string">
            <text:p>16:34:00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4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4]);ISBLANK([.$N84]));&quot;None&quot;;CONCATENATE([.$M84];[.$N84];&quot;&quot;))" office:value-type="string" office:string-value="Holidayx" calcext:value-type="string">
            <text:p>Holidayx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4]);&quot;XXXXXXXXXXXXXX&quot;;CONCATENATE(IF(ISBLANK([.$I84]);;TEXT([.$I84];&quot;YYYY-MM-DD&quot;));IF(ISBLANK([.$J84]);;CONCATENATE(&quot;T&quot;;;TEXT([.$J84];&quot;HH:MM:SS&quot;)))))" office:value-type="string" office:string-value="2022-12-26" calcext:value-type="string">
            <text:p>2022-12-26</text:p>
          </table:table-cell>
          <table:table-cell table:style-name="ce8" table:formula="of:=IF(ISBLANK([.$N84]);&quot;XXXXXXXXXXX&quot;;CONCATENATE(IF(ISBLANK([.$K84]);;TEXT([.$K84];&quot;YYYY-MM-DD&quot;));IF(ISBLANK([.$L84]);;CONCATENATE(&quot;T&quot;;;TEXT([.$L84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5]-DATE(YEAR([.$A85]);1;0)" office:value-type="float" office:value="360" calcext:value-type="float">
            <text:p>360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6" calcext:value-type="float">
            <text:p>26</text:p>
          </table:table-cell>
          <table:table-cell table:style-name="ce15" table:formula="of:=TEXT([.$A85];&quot;DDD&quot;)" office:value-type="string" office:string-value="Mon" calcext:value-type="string">
            <text:p>Mon</text:p>
          </table:table-cell>
          <table:table-cell table:style-name="ce18" table:formula="of:=VLOOKUP([.$B85];[$Sun.A$2:$Sun.C$367];2)" office:value-type="string" office:string-value="7:18:00" calcext:value-type="string">
            <text:p>7:18:00</text:p>
          </table:table-cell>
          <table:table-cell table:style-name="ce18" table:formula="of:=VLOOKUP([.$A85]-DATE(YEAR([.$A85]);1;0);[$Sun.A$2:$Sun.C$367];3)" office:value-type="string" office:string-value="16:34:00" calcext:value-type="string">
            <text:p>16:3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6" calcext:value-type="date">
            <text:p>2022-12-26</text:p>
          </table:table-cell>
          <table:table-cell table:style-name="ce18" table:formula="of:=[.$F85]" office:value-type="string" office:string-value="7:18:00" calcext:value-type="string">
            <text:p>7:1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" calcext:value-type="string">
            <text:p>Walk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6]-DATE(YEAR([.$A86]);1;0)" office:value-type="float" office:value="362" calcext:value-type="float">
            <text:p>362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28" calcext:value-type="float">
            <text:p>28</text:p>
          </table:table-cell>
          <table:table-cell table:style-name="ce15" table:formula="of:=TEXT([.$A86];&quot;DDD&quot;)" office:value-type="string" office:string-value="Wed" calcext:value-type="string">
            <text:p>Wed</text:p>
          </table:table-cell>
          <table:table-cell table:style-name="ce18" table:formula="of:=VLOOKUP([.$B86];[$Sun.A$2:$Sun.C$367];2)" office:value-type="string" office:string-value="7:19:00" calcext:value-type="string">
            <text:p>7:19:00</text:p>
          </table:table-cell>
          <table:table-cell table:style-name="ce18" table:formula="of:=VLOOKUP([.$A86]-DATE(YEAR([.$A86]);1;0);[$Sun.A$2:$Sun.C$367];3)" office:value-type="string" office:string-value="16:36:00" calcext:value-type="string">
            <text:p>16:3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28" calcext:value-type="date">
            <text:p>2022-12-28</text:p>
          </table:table-cell>
          <table:table-cell table:style-name="ce18" table:formula="of:=[.$F86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28T07:19:00" calcext:value-type="string">
            <text:p>2022-12-28T07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7]-DATE(YEAR([.$A87]);1;0)" office:value-type="float" office:value="364" calcext:value-type="float">
            <text:p>364</text:p>
          </table:table-cell>
          <table:table-cell table:style-name="ce15" table:formula="of:=TEXT([.$A87];&quot;MMM&quot;)" office:value-type="string" office:string-value="Dec" calcext:value-type="string">
            <text:p>Dec</text:p>
          </table:table-cell>
          <table:table-cell table:style-name="ce15" table:formula="of:=DAY([.A87])" office:value-type="float" office:value="30" calcext:value-type="float">
            <text:p>30</text:p>
          </table:table-cell>
          <table:table-cell table:style-name="ce15" table:formula="of:=TEXT([.$A87];&quot;DDD&quot;)" office:value-type="string" office:string-value="Fri" calcext:value-type="string">
            <text:p>Fri</text:p>
          </table:table-cell>
          <table:table-cell table:style-name="ce18" table:formula="of:=VLOOKUP([.$B87];[$Sun.A$2:$Sun.C$367];2)" office:value-type="string" office:string-value="7:19:00" calcext:value-type="string">
            <text:p>7:19:00</text:p>
          </table:table-cell>
          <table:table-cell table:style-name="ce18" table:formula="of:=VLOOKUP([.$A87]-DATE(YEAR([.$A87]);1;0);[$Sun.A$2:$Sun.C$367];3)" office:value-type="string" office:string-value="16:37:00" calcext:value-type="string">
            <text:p>16:3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7]" office:value-type="date" office:date-value="2022-12-30" calcext:value-type="date">
            <text:p>2022-12-30</text:p>
          </table:table-cell>
          <table:table-cell table:style-name="ce18" table:formula="of:=[.$F87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7]);ISBLANK([.$N87]));&quot;None&quot;;CONCATENATE([.$M87];[.$N87];&quot;&quot;))" office:value-type="string" office:string-value="Walkx" calcext:value-type="string">
            <text:p>Walkx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0T07:19:00" calcext:value-type="string">
            <text:p>2022-12-30T07:19:00</text:p>
          </table:table-cell>
          <table:table-cell table:style-name="ce25" table:formula="of:=IF(ISBLANK([.$N87]);&quot;XXXXXXXXXXX&quot;;CONCATENATE(IF(ISBLANK([.$K87]);;TEXT([.$K87];&quot;YYYY-MM-DD&quot;));IF(ISBLANK([.$L87]);;CONCATENATE(&quot;T&quot;;;TEXT([.$L8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8]-DATE(YEAR([.$A88]);1;0)" office:value-type="float" office:value="365" calcext:value-type="float">
            <text:p>365</text:p>
          </table:table-cell>
          <table:table-cell table:formula="of:=TEXT([.$A88];&quot;MMM&quot;)" office:value-type="string" office:string-value="Dec" calcext:value-type="string">
            <text:p>Dec</text:p>
          </table:table-cell>
          <table:table-cell table:formula="of:=DAY([.A88])" office:value-type="float" office:value="31" calcext:value-type="float">
            <text:p>31</text:p>
          </table:table-cell>
          <table:table-cell table:formula="of:=TEXT([.$A88];&quot;DDD&quot;)" office:value-type="string" office:string-value="Sat" calcext:value-type="string">
            <text:p>Sat</text:p>
          </table:table-cell>
          <table:table-cell table:formula="of:=VLOOKUP([.$B88];[$Sun.A$2:$Sun.C$367];2)" office:value-type="string" office:string-value="7:19:00" calcext:value-type="string">
            <text:p>7:19:00</text:p>
          </table:table-cell>
          <table:table-cell table:formula="of:=VLOOKUP([.$A88]-DATE(YEAR([.$A88]);1;0);[$Sun.A$2:$Sun.C$367];3)" office:value-type="string" office:string-value="16:38:00" calcext:value-type="string">
            <text:p>16:38:00</text:p>
          </table:table-cell>
          <table:table-cell office:value-type="string" calcext:value-type="string">
            <text:p>Backpacking</text:p>
          </table:table-cell>
          <table:table-cell table:style-name="ce6" table:formula="of:=[.$A88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Tript" calcext:value-type="string">
            <text:p>Trip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2-12-31" calcext:value-type="string">
            <text:p>2022-12-3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string" office:string-value="7:19:00" calcext:value-type="string">
            <text:p>7:19:00</text:p>
          </table:table-cell>
          <table:table-cell table:formula="of:=VLOOKUP([.$A89]-DATE(YEAR([.$A89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Day Hike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Hiket" calcext:value-type="string">
            <text:p>Hike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" calcext:value-type="string">
            <text:p>2023-01-01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string" office:string-value="7:19:00" calcext:value-type="string">
            <text:p>7:19:00</text:p>
          </table:table-cell>
          <table:table-cell table:formula="of:=VLOOKUP([.$A90]-DATE(YEAR([.$A90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Long Walk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formula="of:=[.$F90]" office:value-type="string" office:string-value="7:19:00" calcext:value-type="string">
            <text:p>7:1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0]);ISBLANK([.$N90]));&quot;None&quot;;CONCATENATE([.$M90];[.$N90];&quot;&quot;))" office:value-type="string" office:string-value="Walkt" calcext:value-type="string">
            <text:p>Walkt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T07:19:00" calcext:value-type="string">
            <text:p>2023-01-01T07:19:00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1]-DATE(YEAR([.$A91]);1;0)" office:value-type="float" office:value="1" calcext:value-type="float">
            <text:p>1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1" calcext:value-type="float">
            <text:p>1</text:p>
          </table:table-cell>
          <table:table-cell table:formula="of:=TEXT([.$A91];&quot;DDD&quot;)" office:value-type="string" office:string-value="Sun" calcext:value-type="string">
            <text:p>Sun</text:p>
          </table:table-cell>
          <table:table-cell table:formula="of:=VLOOKUP([.$B91];[$Sun.A$2:$Sun.C$367];2)" office:value-type="string" office:string-value="7:19:00" calcext:value-type="string">
            <text:p>7:19:00</text:p>
          </table:table-cell>
          <table:table-cell table:formula="of:=VLOOKUP([.$A91]-DATE(YEAR([.$A91]);1;0);[$Sun.A$2:$Sun.C$367];3)" office:value-type="string" office:string-value="16:39:00" calcext:value-type="string">
            <text:p>16:39:00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1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1" calcext:value-type="string">
            <text:p>2023-01-01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2]-DATE(YEAR([.$A92]);1;0)" office:value-type="float" office:value="2" calcext:value-type="float">
            <text:p>2</text:p>
          </table:table-cell>
          <table:table-cell table:formula="of:=TEXT([.$A92];&quot;MMM&quot;)" office:value-type="string" office:string-value="Jan" calcext:value-type="string">
            <text:p>Jan</text:p>
          </table:table-cell>
          <table:table-cell table:formula="of:=DAY([.A92])" office:value-type="float" office:value="2" calcext:value-type="float">
            <text:p>2</text:p>
          </table:table-cell>
          <table:table-cell table:formula="of:=TEXT([.$A92];&quot;DDD&quot;)" office:value-type="string" office:string-value="Mon" calcext:value-type="string">
            <text:p>Mon</text:p>
          </table:table-cell>
          <table:table-cell table:formula="of:=VLOOKUP([.$B92];[$Sun.A$2:$Sun.C$367];2)" office:value-type="string" office:string-value="7:20:00" calcext:value-type="string">
            <text:p>7:20:00</text:p>
          </table:table-cell>
          <table:table-cell table:formula="of:=VLOOKUP([.$A92]-DATE(YEAR([.$A92]);1;0);[$Sun.A$2:$Sun.C$367];3)" office:value-type="string" office:string-value="16:40:00" calcext:value-type="string">
            <text:p>16:40:0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2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2]);ISBLANK([.$N92]));&quot;None&quot;;CONCATENATE([.$M92];[.$N92];&quot;&quot;))" office:value-type="string" office:string-value="Holidayx" calcext:value-type="string">
            <text:p>Holidayx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2]);&quot;XXXXXXXXXXXXXX&quot;;CONCATENATE(IF(ISBLANK([.$I92]);;TEXT([.$I92];&quot;YYYY-MM-DD&quot;));IF(ISBLANK([.$J92]);;CONCATENATE(&quot;T&quot;;;TEXT([.$J92];&quot;HH:MM:SS&quot;)))))" office:value-type="string" office:string-value="2023-01-02" calcext:value-type="string">
            <text:p>2023-01-02</text:p>
          </table:table-cell>
          <table:table-cell table:style-name="ce8" table:formula="of:=IF(ISBLANK([.$N92]);&quot;XXXXXXXXXXX&quot;;CONCATENATE(IF(ISBLANK([.$K92]);;TEXT([.$K92];&quot;YYYY-MM-DD&quot;));IF(ISBLANK([.$L92]);;CONCATENATE(&quot;T&quot;;;TEXT([.$L9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3]-DATE(YEAR([.$A93]);1;0)" office:value-type="float" office:value="2" calcext:value-type="float">
            <text:p>2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2" calcext:value-type="float">
            <text:p>2</text:p>
          </table:table-cell>
          <table:table-cell table:style-name="ce15" table:formula="of:=TEXT([.$A93];&quot;DDD&quot;)" office:value-type="string" office:string-value="Mon" calcext:value-type="string">
            <text:p>Mon</text:p>
          </table:table-cell>
          <table:table-cell table:style-name="ce18" table:formula="of:=VLOOKUP([.$B93];[$Sun.A$2:$Sun.C$367];2)" office:value-type="string" office:string-value="7:20:00" calcext:value-type="string">
            <text:p>7:20:00</text:p>
          </table:table-cell>
          <table:table-cell table:style-name="ce18" table:formula="of:=VLOOKUP([.$A93]-DATE(YEAR([.$A93]);1;0);[$Sun.A$2:$Sun.C$367];3)" office:value-type="string" office:string-value="16:40:00" calcext:value-type="string">
            <text:p>16:4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2" calcext:value-type="date">
            <text:p>2023-01-02</text:p>
          </table:table-cell>
          <table:table-cell table:style-name="ce18" table:formula="of:=[.$F93]" office:value-type="string" office:string-value="7:20:00" calcext:value-type="string">
            <text:p>7:2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" calcext:value-type="string">
            <text:p>Walk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4]-DATE(YEAR([.$A94]);1;0)" office:value-type="float" office:value="4" calcext:value-type="float">
            <text:p>4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4" calcext:value-type="float">
            <text:p>4</text:p>
          </table:table-cell>
          <table:table-cell table:style-name="ce15" table:formula="of:=TEXT([.$A94];&quot;DDD&quot;)" office:value-type="string" office:string-value="Wed" calcext:value-type="string">
            <text:p>Wed</text:p>
          </table:table-cell>
          <table:table-cell table:style-name="ce18" table:formula="of:=VLOOKUP([.$B94];[$Sun.A$2:$Sun.C$367];2)" office:value-type="string" office:string-value="7:20:00" calcext:value-type="string">
            <text:p>7:20:00</text:p>
          </table:table-cell>
          <table:table-cell table:style-name="ce18" table:formula="of:=VLOOKUP([.$A94]-DATE(YEAR([.$A94]);1;0);[$Sun.A$2:$Sun.C$367];3)" office:value-type="string" office:string-value="16:42:00" calcext:value-type="string">
            <text:p>16:4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4" calcext:value-type="date">
            <text:p>2023-01-04</text:p>
          </table:table-cell>
          <table:table-cell table:style-name="ce18" table:formula="of:=[.$F94]" office:value-type="string" office:string-value="7:20:00" calcext:value-type="string">
            <text:p>7:2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4T07:20:00" calcext:value-type="string">
            <text:p>2023-01-04T07:20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5]-DATE(YEAR([.$A95]);1;0)" office:value-type="float" office:value="6" calcext:value-type="float">
            <text:p>6</text:p>
          </table:table-cell>
          <table:table-cell table:style-name="ce15" table:formula="of:=TEXT([.$A95];&quot;MMM&quot;)" office:value-type="string" office:string-value="Jan" calcext:value-type="string">
            <text:p>Jan</text:p>
          </table:table-cell>
          <table:table-cell table:style-name="ce15" table:formula="of:=DAY([.A95])" office:value-type="float" office:value="6" calcext:value-type="float">
            <text:p>6</text:p>
          </table:table-cell>
          <table:table-cell table:style-name="ce15" table:formula="of:=TEXT([.$A95];&quot;DDD&quot;)" office:value-type="string" office:string-value="Fri" calcext:value-type="string">
            <text:p>Fri</text:p>
          </table:table-cell>
          <table:table-cell table:style-name="ce18" table:formula="of:=VLOOKUP([.$B95];[$Sun.A$2:$Sun.C$367];2)" office:value-type="string" office:string-value="7:19:00" calcext:value-type="string">
            <text:p>7:19:00</text:p>
          </table:table-cell>
          <table:table-cell table:style-name="ce18" table:formula="of:=VLOOKUP([.$A95]-DATE(YEAR([.$A95]);1;0);[$Sun.A$2:$Sun.C$367];3)" office:value-type="string" office:string-value="16:44:00" calcext:value-type="string">
            <text:p>16:4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5]" office:value-type="date" office:date-value="2023-01-06" calcext:value-type="date">
            <text:p>2023-01-06</text:p>
          </table:table-cell>
          <table:table-cell table:style-name="ce18" table:formula="of:=[.$F95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5]);ISBLANK([.$N95]));&quot;None&quot;;CONCATENATE([.$M95];[.$N95];&quot;&quot;))" office:value-type="string" office:string-value="Walkx" calcext:value-type="string">
            <text:p>Walkx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6T07:19:00" calcext:value-type="string">
            <text:p>2023-01-06T07:19:00</text:p>
          </table:table-cell>
          <table:table-cell table:style-name="ce25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string" office:string-value="7:19:00" calcext:value-type="string">
            <text:p>7:19:00</text:p>
          </table:table-cell>
          <table:table-cell table:formula="of:=VLOOKUP([.$A96]-DATE(YEAR([.$A96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Day Hike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Hiket" calcext:value-type="string">
            <text:p>Hike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" calcext:value-type="string">
            <text:p>2023-01-08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7]-DATE(YEAR([.$A97]);1;0)" office:value-type="float" office:value="8" calcext:value-type="float">
            <text:p>8</text:p>
          </table:table-cell>
          <table:table-cell table:formula="of:=TEXT([.$A97];&quot;MMM&quot;)" office:value-type="string" office:string-value="Jan" calcext:value-type="string">
            <text:p>Jan</text:p>
          </table:table-cell>
          <table:table-cell table:formula="of:=DAY([.A97])" office:value-type="float" office:value="8" calcext:value-type="float">
            <text:p>8</text:p>
          </table:table-cell>
          <table:table-cell table:formula="of:=TEXT([.$A97];&quot;DDD&quot;)" office:value-type="string" office:string-value="Sun" calcext:value-type="string">
            <text:p>Sun</text:p>
          </table:table-cell>
          <table:table-cell table:formula="of:=VLOOKUP([.$B97];[$Sun.A$2:$Sun.C$367];2)" office:value-type="string" office:string-value="7:19:00" calcext:value-type="string">
            <text:p>7:19:00</text:p>
          </table:table-cell>
          <table:table-cell table:formula="of:=VLOOKUP([.$A97]-DATE(YEAR([.$A97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Long Walk</text:p>
          </table:table-cell>
          <table:table-cell table:style-name="ce6" table:formula="of:=[.$A97]" office:value-type="date" office:date-value="2023-01-08" calcext:value-type="date">
            <text:p>2023-01-08</text:p>
          </table:table-cell>
          <table:table-cell table:formula="of:=[.$F97]" office:value-type="string" office:string-value="7:19:00" calcext:value-type="string">
            <text:p>7:1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7]);ISBLANK([.$N97]));&quot;None&quot;;CONCATENATE([.$M97];[.$N97];&quot;&quot;))" office:value-type="string" office:string-value="Walkt" calcext:value-type="string">
            <text:p>Walkt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8T07:19:00" calcext:value-type="string">
            <text:p>2023-01-08T07:19:00</text:p>
          </table:table-cell>
          <table:table-cell table:style-name="ce8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8]-DATE(YEAR([.$A98]);1;0)" office:value-type="float" office:value="9" calcext:value-type="float">
            <text:p>9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9" calcext:value-type="float">
            <text:p>9</text:p>
          </table:table-cell>
          <table:table-cell table:style-name="ce15" table:formula="of:=TEXT([.$A98];&quot;DDD&quot;)" office:value-type="string" office:string-value="Mon" calcext:value-type="string">
            <text:p>Mon</text:p>
          </table:table-cell>
          <table:table-cell table:style-name="ce18" table:formula="of:=VLOOKUP([.$B98];[$Sun.A$2:$Sun.C$367];2)" office:value-type="string" office:string-value="7:19:00" calcext:value-type="string">
            <text:p>7:19:00</text:p>
          </table:table-cell>
          <table:table-cell table:style-name="ce18" table:formula="of:=VLOOKUP([.$A98]-DATE(YEAR([.$A98]);1;0);[$Sun.A$2:$Sun.C$367];3)" office:value-type="string" office:string-value="16:47:00" calcext:value-type="string">
            <text:p>16:4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09" calcext:value-type="date">
            <text:p>2023-01-09</text:p>
          </table:table-cell>
          <table:table-cell table:style-name="ce18" table:formula="of:=[.$F98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09T07:19:00" calcext:value-type="string">
            <text:p>2023-01-09T07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9]-DATE(YEAR([.$A99]);1;0)" office:value-type="float" office:value="11" calcext:value-type="float">
            <text:p>11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1" calcext:value-type="float">
            <text:p>11</text:p>
          </table:table-cell>
          <table:table-cell table:style-name="ce15" table:formula="of:=TEXT([.$A99];&quot;DDD&quot;)" office:value-type="string" office:string-value="Wed" calcext:value-type="string">
            <text:p>Wed</text:p>
          </table:table-cell>
          <table:table-cell table:style-name="ce18" table:formula="of:=VLOOKUP([.$B99];[$Sun.A$2:$Sun.C$367];2)" office:value-type="string" office:string-value="7:19:00" calcext:value-type="string">
            <text:p>7:19:00</text:p>
          </table:table-cell>
          <table:table-cell table:style-name="ce18" table:formula="of:=VLOOKUP([.$A99]-DATE(YEAR([.$A99]);1;0);[$Sun.A$2:$Sun.C$367];3)" office:value-type="string" office:string-value="16:49:00" calcext:value-type="string">
            <text:p>16:4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1" calcext:value-type="date">
            <text:p>2023-01-11</text:p>
          </table:table-cell>
          <table:table-cell table:style-name="ce18" table:formula="of:=[.$F99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1T07:19:00" calcext:value-type="string">
            <text:p>2023-01-11T07:19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100]-DATE(YEAR([.$A100]);1;0)" office:value-type="float" office:value="13" calcext:value-type="float">
            <text:p>13</text:p>
          </table:table-cell>
          <table:table-cell table:style-name="ce15" table:formula="of:=TEXT([.$A100];&quot;MMM&quot;)" office:value-type="string" office:string-value="Jan" calcext:value-type="string">
            <text:p>Jan</text:p>
          </table:table-cell>
          <table:table-cell table:style-name="ce15" table:formula="of:=DAY([.A100])" office:value-type="float" office:value="13" calcext:value-type="float">
            <text:p>13</text:p>
          </table:table-cell>
          <table:table-cell table:style-name="ce15" table:formula="of:=TEXT([.$A100];&quot;DDD&quot;)" office:value-type="string" office:string-value="Fri" calcext:value-type="string">
            <text:p>Fri</text:p>
          </table:table-cell>
          <table:table-cell table:style-name="ce18" table:formula="of:=VLOOKUP([.$B100];[$Sun.A$2:$Sun.C$367];2)" office:value-type="string" office:string-value="7:18:00" calcext:value-type="string">
            <text:p>7:18:00</text:p>
          </table:table-cell>
          <table:table-cell table:style-name="ce18" table:formula="of:=VLOOKUP([.$A100]-DATE(YEAR([.$A100]);1;0);[$Sun.A$2:$Sun.C$367];3)" office:value-type="string" office:string-value="16:51:00" calcext:value-type="string">
            <text:p>16:5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0]" office:value-type="date" office:date-value="2023-01-13" calcext:value-type="date">
            <text:p>2023-01-13</text:p>
          </table:table-cell>
          <table:table-cell table:style-name="ce18" table:formula="of:=[.$F100]" office:value-type="string" office:string-value="7:18:00" calcext:value-type="string">
            <text:p>7:1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0]);ISBLANK([.$N100]));&quot;None&quot;;CONCATENATE([.$M100];[.$N100];&quot;&quot;))" office:value-type="string" office:string-value="Walkx" calcext:value-type="string">
            <text:p>Walkx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3T07:18:00" calcext:value-type="string">
            <text:p>2023-01-13T07:18:00</text:p>
          </table:table-cell>
          <table:table-cell table:style-name="ce25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string" office:string-value="7:17:00" calcext:value-type="string">
            <text:p>7:17:00</text:p>
          </table:table-cell>
          <table:table-cell table:formula="of:=VLOOKUP([.$A101]-DATE(YEAR([.$A101]);1;0);[$Sun.A$2:$Sun.C$367];3)" office:value-type="string" office:string-value="16:53:00" calcext:value-type="string">
            <text:p>16:53:00</text:p>
          </table:table-cell>
          <table:table-cell office:value-type="string" calcext:value-type="string">
            <text:p>Day Hike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Hiket" calcext:value-type="string">
            <text:p>Hike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" calcext:value-type="string">
            <text:p>2023-01-15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2]-DATE(YEAR([.$A102]);1;0)" office:value-type="float" office:value="15" calcext:value-type="float">
            <text:p>15</text:p>
          </table:table-cell>
          <table:table-cell table:formula="of:=TEXT([.$A102];&quot;MMM&quot;)" office:value-type="string" office:string-value="Jan" calcext:value-type="string">
            <text:p>Jan</text:p>
          </table:table-cell>
          <table:table-cell table:formula="of:=DAY([.A102])" office:value-type="float" office:value="15" calcext:value-type="float">
            <text:p>15</text:p>
          </table:table-cell>
          <table:table-cell table:formula="of:=TEXT([.$A102];&quot;DDD&quot;)" office:value-type="string" office:string-value="Sun" calcext:value-type="string">
            <text:p>Sun</text:p>
          </table:table-cell>
          <table:table-cell table:formula="of:=VLOOKUP([.$B102];[$Sun.A$2:$Sun.C$367];2)" office:value-type="string" office:string-value="7:17:00" calcext:value-type="string">
            <text:p>7:17:00</text:p>
          </table:table-cell>
          <table:table-cell table:formula="of:=VLOOKUP([.$A102]-DATE(YEAR([.$A102]);1;0);[$Sun.A$2:$Sun.C$367];3)" office:value-type="string" office:string-value="16:53:00" calcext:value-type="string">
            <text:p>16:53:00</text:p>
          </table:table-cell>
          <table:table-cell office:value-type="string" calcext:value-type="string">
            <text:p>Long Walk</text:p>
          </table:table-cell>
          <table:table-cell table:style-name="ce6" table:formula="of:=[.$A102]" office:value-type="date" office:date-value="2023-01-15" calcext:value-type="date">
            <text:p>2023-01-15</text:p>
          </table:table-cell>
          <table:table-cell table:formula="of:=[.$F102]" office:value-type="string" office:string-value="7:17:00" calcext:value-type="string">
            <text:p>7:1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2]);ISBLANK([.$N102]));&quot;None&quot;;CONCATENATE([.$M102];[.$N102];&quot;&quot;))" office:value-type="string" office:string-value="Walkt" calcext:value-type="string">
            <text:p>Walkt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5T07:17:00" calcext:value-type="string">
            <text:p>2023-01-15T07:17:00</text:p>
          </table:table-cell>
          <table:table-cell table:style-name="ce8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3]-DATE(YEAR([.$A103]);1;0)" office:value-type="float" office:value="16" calcext:value-type="float">
            <text:p>16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6" calcext:value-type="float">
            <text:p>16</text:p>
          </table:table-cell>
          <table:table-cell table:style-name="ce15" table:formula="of:=TEXT([.$A103];&quot;DDD&quot;)" office:value-type="string" office:string-value="Mon" calcext:value-type="string">
            <text:p>Mon</text:p>
          </table:table-cell>
          <table:table-cell table:style-name="ce18" table:formula="of:=VLOOKUP([.$B103];[$Sun.A$2:$Sun.C$367];2)" office:value-type="string" office:string-value="7:17:00" calcext:value-type="string">
            <text:p>7:17:00</text:p>
          </table:table-cell>
          <table:table-cell table:style-name="ce18" table:formula="of:=VLOOKUP([.$A103]-DATE(YEAR([.$A103]);1;0);[$Sun.A$2:$Sun.C$367];3)" office:value-type="string" office:string-value="16:54:00" calcext:value-type="string">
            <text:p>16:5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6" calcext:value-type="date">
            <text:p>2023-01-16</text:p>
          </table:table-cell>
          <table:table-cell table:style-name="ce18" table:formula="of:=[.$F103]" office:value-type="string" office:string-value="7:17:00" calcext:value-type="string">
            <text:p>7:1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6T07:17:00" calcext:value-type="string">
            <text:p>2023-01-16T07:17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4]-DATE(YEAR([.$A104]);1;0)" office:value-type="float" office:value="18" calcext:value-type="float">
            <text:p>18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18" calcext:value-type="float">
            <text:p>18</text:p>
          </table:table-cell>
          <table:table-cell table:style-name="ce15" table:formula="of:=TEXT([.$A104];&quot;DDD&quot;)" office:value-type="string" office:string-value="Wed" calcext:value-type="string">
            <text:p>Wed</text:p>
          </table:table-cell>
          <table:table-cell table:style-name="ce18" table:formula="of:=VLOOKUP([.$B104];[$Sun.A$2:$Sun.C$367];2)" office:value-type="string" office:string-value="7:16:00" calcext:value-type="string">
            <text:p>7:16:00</text:p>
          </table:table-cell>
          <table:table-cell table:style-name="ce18" table:formula="of:=VLOOKUP([.$A104]-DATE(YEAR([.$A104]);1;0);[$Sun.A$2:$Sun.C$367];3)" office:value-type="string" office:string-value="16:56:00" calcext:value-type="string">
            <text:p>16:5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18" calcext:value-type="date">
            <text:p>2023-01-18</text:p>
          </table:table-cell>
          <table:table-cell table:style-name="ce18" table:formula="of:=[.$F104]" office:value-type="string" office:string-value="7:16:00" calcext:value-type="string">
            <text:p>7:1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18T07:16:00" calcext:value-type="string">
            <text:p>2023-01-18T07:16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5]-DATE(YEAR([.$A105]);1;0)" office:value-type="float" office:value="20" calcext:value-type="float">
            <text:p>20</text:p>
          </table:table-cell>
          <table:table-cell table:style-name="ce15" table:formula="of:=TEXT([.$A105];&quot;MMM&quot;)" office:value-type="string" office:string-value="Jan" calcext:value-type="string">
            <text:p>Jan</text:p>
          </table:table-cell>
          <table:table-cell table:style-name="ce15" table:formula="of:=DAY([.A105])" office:value-type="float" office:value="20" calcext:value-type="float">
            <text:p>20</text:p>
          </table:table-cell>
          <table:table-cell table:style-name="ce15" table:formula="of:=TEXT([.$A105];&quot;DDD&quot;)" office:value-type="string" office:string-value="Fri" calcext:value-type="string">
            <text:p>Fri</text:p>
          </table:table-cell>
          <table:table-cell table:style-name="ce18" table:formula="of:=VLOOKUP([.$B105];[$Sun.A$2:$Sun.C$367];2)" office:value-type="string" office:string-value="7:15:00" calcext:value-type="string">
            <text:p>7:15:00</text:p>
          </table:table-cell>
          <table:table-cell table:style-name="ce18" table:formula="of:=VLOOKUP([.$A105]-DATE(YEAR([.$A105]);1;0);[$Sun.A$2:$Sun.C$367];3)" office:value-type="string" office:string-value="16:59:00" calcext:value-type="string">
            <text:p>16:5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5]" office:value-type="date" office:date-value="2023-01-20" calcext:value-type="date">
            <text:p>2023-01-20</text:p>
          </table:table-cell>
          <table:table-cell table:style-name="ce18" table:formula="of:=[.$F105]" office:value-type="string" office:string-value="7:15:00" calcext:value-type="string">
            <text:p>7:1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5]);ISBLANK([.$N105]));&quot;None&quot;;CONCATENATE([.$M105];[.$N105];&quot;&quot;))" office:value-type="string" office:string-value="Walkx" calcext:value-type="string">
            <text:p>Walkx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0T07:15:00" calcext:value-type="string">
            <text:p>2023-01-20T07:15:00</text:p>
          </table:table-cell>
          <table:table-cell table:style-name="ce25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string" office:string-value="7:13:00" calcext:value-type="string">
            <text:p>7:13:00</text:p>
          </table:table-cell>
          <table:table-cell table:formula="of:=VLOOKUP([.$A106]-DATE(YEAR([.$A106]);1;0);[$Sun.A$2:$Sun.C$367];3)" office:value-type="string" office:string-value="17:01:00" calcext:value-type="string">
            <text:p>17:01:00</text:p>
          </table:table-cell>
          <table:table-cell office:value-type="string" calcext:value-type="string">
            <text:p>Day Hike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Hiket" calcext:value-type="string">
            <text:p>Hike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" calcext:value-type="string">
            <text:p>2023-01-22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7]-DATE(YEAR([.$A107]);1;0)" office:value-type="float" office:value="22" calcext:value-type="float">
            <text:p>22</text:p>
          </table:table-cell>
          <table:table-cell table:formula="of:=TEXT([.$A107];&quot;MMM&quot;)" office:value-type="string" office:string-value="Jan" calcext:value-type="string">
            <text:p>Jan</text:p>
          </table:table-cell>
          <table:table-cell table:formula="of:=DAY([.A107])" office:value-type="float" office:value="22" calcext:value-type="float">
            <text:p>22</text:p>
          </table:table-cell>
          <table:table-cell table:formula="of:=TEXT([.$A107];&quot;DDD&quot;)" office:value-type="string" office:string-value="Sun" calcext:value-type="string">
            <text:p>Sun</text:p>
          </table:table-cell>
          <table:table-cell table:formula="of:=VLOOKUP([.$B107];[$Sun.A$2:$Sun.C$367];2)" office:value-type="string" office:string-value="7:13:00" calcext:value-type="string">
            <text:p>7:13:00</text:p>
          </table:table-cell>
          <table:table-cell table:formula="of:=VLOOKUP([.$A107]-DATE(YEAR([.$A107]);1;0);[$Sun.A$2:$Sun.C$367];3)" office:value-type="string" office:string-value="17:01:00" calcext:value-type="string">
            <text:p>17:01:00</text:p>
          </table:table-cell>
          <table:table-cell office:value-type="string" calcext:value-type="string">
            <text:p>Long Walk</text:p>
          </table:table-cell>
          <table:table-cell table:style-name="ce6" table:formula="of:=[.$A107]" office:value-type="date" office:date-value="2023-01-22" calcext:value-type="date">
            <text:p>2023-01-22</text:p>
          </table:table-cell>
          <table:table-cell table:formula="of:=[.$F107]" office:value-type="string" office:string-value="7:13:00" calcext:value-type="string">
            <text:p>7:1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7]);ISBLANK([.$N107]));&quot;None&quot;;CONCATENATE([.$M107];[.$N107];&quot;&quot;))" office:value-type="string" office:string-value="Walkt" calcext:value-type="string">
            <text:p>Walkt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2T07:13:00" calcext:value-type="string">
            <text:p>2023-01-22T07:13:00</text:p>
          </table:table-cell>
          <table:table-cell table:style-name="ce8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8]-DATE(YEAR([.$A108]);1;0)" office:value-type="float" office:value="23" calcext:value-type="float">
            <text:p>23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3" calcext:value-type="float">
            <text:p>23</text:p>
          </table:table-cell>
          <table:table-cell table:style-name="ce15" table:formula="of:=TEXT([.$A108];&quot;DDD&quot;)" office:value-type="string" office:string-value="Mon" calcext:value-type="string">
            <text:p>Mon</text:p>
          </table:table-cell>
          <table:table-cell table:style-name="ce18" table:formula="of:=VLOOKUP([.$B108];[$Sun.A$2:$Sun.C$367];2)" office:value-type="string" office:string-value="7:13:00" calcext:value-type="string">
            <text:p>7:13:00</text:p>
          </table:table-cell>
          <table:table-cell table:style-name="ce18" table:formula="of:=VLOOKUP([.$A108]-DATE(YEAR([.$A108]);1;0);[$Sun.A$2:$Sun.C$367];3)" office:value-type="string" office:string-value="17:02:00" calcext:value-type="string">
            <text:p>17:0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3" calcext:value-type="date">
            <text:p>2023-01-23</text:p>
          </table:table-cell>
          <table:table-cell table:style-name="ce18" table:formula="of:=[.$F108]" office:value-type="string" office:string-value="7:13:00" calcext:value-type="string">
            <text:p>7:1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3T07:13:00" calcext:value-type="string">
            <text:p>2023-01-23T07:13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9]-DATE(YEAR([.$A109]);1;0)" office:value-type="float" office:value="25" calcext:value-type="float">
            <text:p>25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5" calcext:value-type="float">
            <text:p>25</text:p>
          </table:table-cell>
          <table:table-cell table:style-name="ce15" table:formula="of:=TEXT([.$A109];&quot;DDD&quot;)" office:value-type="string" office:string-value="Wed" calcext:value-type="string">
            <text:p>Wed</text:p>
          </table:table-cell>
          <table:table-cell table:style-name="ce18" table:formula="of:=VLOOKUP([.$B109];[$Sun.A$2:$Sun.C$367];2)" office:value-type="string" office:string-value="7:11:00" calcext:value-type="string">
            <text:p>7:11:00</text:p>
          </table:table-cell>
          <table:table-cell table:style-name="ce18" table:formula="of:=VLOOKUP([.$A109]-DATE(YEAR([.$A109]);1;0);[$Sun.A$2:$Sun.C$367];3)" office:value-type="string" office:string-value="17:05:00" calcext:value-type="string">
            <text:p>17:0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5" calcext:value-type="date">
            <text:p>2023-01-25</text:p>
          </table:table-cell>
          <table:table-cell table:style-name="ce18" table:formula="of:=[.$F109]" office:value-type="string" office:string-value="7:11:00" calcext:value-type="string">
            <text:p>7:1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5T07:11:00" calcext:value-type="string">
            <text:p>2023-01-25T07:11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10]-DATE(YEAR([.$A110]);1;0)" office:value-type="float" office:value="27" calcext:value-type="float">
            <text:p>27</text:p>
          </table:table-cell>
          <table:table-cell table:style-name="ce15" table:formula="of:=TEXT([.$A110];&quot;MMM&quot;)" office:value-type="string" office:string-value="Jan" calcext:value-type="string">
            <text:p>Jan</text:p>
          </table:table-cell>
          <table:table-cell table:style-name="ce15" table:formula="of:=DAY([.A110])" office:value-type="float" office:value="27" calcext:value-type="float">
            <text:p>27</text:p>
          </table:table-cell>
          <table:table-cell table:style-name="ce15" table:formula="of:=TEXT([.$A110];&quot;DDD&quot;)" office:value-type="string" office:string-value="Fri" calcext:value-type="string">
            <text:p>Fri</text:p>
          </table:table-cell>
          <table:table-cell table:style-name="ce18" table:formula="of:=VLOOKUP([.$B110];[$Sun.A$2:$Sun.C$367];2)" office:value-type="string" office:string-value="7:09:00" calcext:value-type="string">
            <text:p>7:09:00</text:p>
          </table:table-cell>
          <table:table-cell table:style-name="ce18" table:formula="of:=VLOOKUP([.$A110]-DATE(YEAR([.$A110]);1;0);[$Sun.A$2:$Sun.C$367];3)" office:value-type="string" office:string-value="17:07:00" calcext:value-type="string">
            <text:p>17:0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0]" office:value-type="date" office:date-value="2023-01-27" calcext:value-type="date">
            <text:p>2023-01-27</text:p>
          </table:table-cell>
          <table:table-cell table:style-name="ce18" table:formula="of:=[.$F110]" office:value-type="string" office:string-value="7:09:00" calcext:value-type="string">
            <text:p>7:0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0]);ISBLANK([.$N110]));&quot;None&quot;;CONCATENATE([.$M110];[.$N110];&quot;&quot;))" office:value-type="string" office:string-value="Walkx" calcext:value-type="string">
            <text:p>Walkx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7T07:09:00" calcext:value-type="string">
            <text:p>2023-01-27T07:09:00</text:p>
          </table:table-cell>
          <table:table-cell table:style-name="ce25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string" office:string-value="7:08:00" calcext:value-type="string">
            <text:p>7:08:00</text:p>
          </table:table-cell>
          <table:table-cell table:formula="of:=VLOOKUP([.$A111]-DATE(YEAR([.$A111]);1;0);[$Sun.A$2:$Sun.C$367];3)" office:value-type="string" office:string-value="17:10:00" calcext:value-type="string">
            <text:p>17:10:00</text:p>
          </table:table-cell>
          <table:table-cell office:value-type="string" calcext:value-type="string">
            <text:p>Day Hike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Hiket" calcext:value-type="string">
            <text:p>Hike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" calcext:value-type="string">
            <text:p>2023-01-29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2]-DATE(YEAR([.$A112]);1;0)" office:value-type="float" office:value="29" calcext:value-type="float">
            <text:p>29</text:p>
          </table:table-cell>
          <table:table-cell table:formula="of:=TEXT([.$A112];&quot;MMM&quot;)" office:value-type="string" office:string-value="Jan" calcext:value-type="string">
            <text:p>Jan</text:p>
          </table:table-cell>
          <table:table-cell table:formula="of:=DAY([.A112])" office:value-type="float" office:value="29" calcext:value-type="float">
            <text:p>29</text:p>
          </table:table-cell>
          <table:table-cell table:formula="of:=TEXT([.$A112];&quot;DDD&quot;)" office:value-type="string" office:string-value="Sun" calcext:value-type="string">
            <text:p>Sun</text:p>
          </table:table-cell>
          <table:table-cell table:formula="of:=VLOOKUP([.$B112];[$Sun.A$2:$Sun.C$367];2)" office:value-type="string" office:string-value="7:08:00" calcext:value-type="string">
            <text:p>7:08:00</text:p>
          </table:table-cell>
          <table:table-cell table:formula="of:=VLOOKUP([.$A112]-DATE(YEAR([.$A112]);1;0);[$Sun.A$2:$Sun.C$367];3)" office:value-type="string" office:string-value="17:10:00" calcext:value-type="string">
            <text:p>17:10:00</text:p>
          </table:table-cell>
          <table:table-cell office:value-type="string" calcext:value-type="string">
            <text:p>Long Walk</text:p>
          </table:table-cell>
          <table:table-cell table:style-name="ce6" table:formula="of:=[.$A112]" office:value-type="date" office:date-value="2023-01-29" calcext:value-type="date">
            <text:p>2023-01-29</text:p>
          </table:table-cell>
          <table:table-cell table:formula="of:=[.$F112]" office:value-type="string" office:string-value="7:08:00" calcext:value-type="string">
            <text:p>7:0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2]);ISBLANK([.$N112]));&quot;None&quot;;CONCATENATE([.$M112];[.$N112];&quot;&quot;))" office:value-type="string" office:string-value="Walkt" calcext:value-type="string">
            <text:p>Walkt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29T07:08:00" calcext:value-type="string">
            <text:p>2023-01-29T07:08:00</text:p>
          </table:table-cell>
          <table:table-cell table:style-name="ce8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3]-DATE(YEAR([.$A113]);1;0)" office:value-type="float" office:value="30" calcext:value-type="float">
            <text:p>30</text:p>
          </table:table-cell>
          <table:table-cell table:style-name="ce15" table:formula="of:=TEXT([.$A113];&quot;MMM&quot;)" office:value-type="string" office:string-value="Jan" calcext:value-type="string">
            <text:p>Jan</text:p>
          </table:table-cell>
          <table:table-cell table:style-name="ce15" table:formula="of:=DAY([.A113])" office:value-type="float" office:value="30" calcext:value-type="float">
            <text:p>30</text:p>
          </table:table-cell>
          <table:table-cell table:style-name="ce15" table:formula="of:=TEXT([.$A113];&quot;DDD&quot;)" office:value-type="string" office:string-value="Mon" calcext:value-type="string">
            <text:p>Mon</text:p>
          </table:table-cell>
          <table:table-cell table:style-name="ce18" table:formula="of:=VLOOKUP([.$B113];[$Sun.A$2:$Sun.C$367];2)" office:value-type="string" office:string-value="7:07:00" calcext:value-type="string">
            <text:p>7:07:00</text:p>
          </table:table-cell>
          <table:table-cell table:style-name="ce18" table:formula="of:=VLOOKUP([.$A113]-DATE(YEAR([.$A113]);1;0);[$Sun.A$2:$Sun.C$367];3)" office:value-type="string" office:string-value="17:11:00" calcext:value-type="string">
            <text:p>17:1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1-30" calcext:value-type="date">
            <text:p>2023-01-30</text:p>
          </table:table-cell>
          <table:table-cell table:style-name="ce18" table:formula="of:=[.$F113]" office:value-type="string" office:string-value="7:07:00" calcext:value-type="string">
            <text:p>7:0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1-30T07:07:00" calcext:value-type="string">
            <text:p>2023-01-30T07:07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4]-DATE(YEAR([.$A114]);1;0)" office:value-type="float" office:value="32" calcext:value-type="float">
            <text:p>32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1" calcext:value-type="float">
            <text:p>1</text:p>
          </table:table-cell>
          <table:table-cell table:style-name="ce15" table:formula="of:=TEXT([.$A114];&quot;DDD&quot;)" office:value-type="string" office:string-value="Wed" calcext:value-type="string">
            <text:p>Wed</text:p>
          </table:table-cell>
          <table:table-cell table:style-name="ce18" table:formula="of:=VLOOKUP([.$B114];[$Sun.A$2:$Sun.C$367];2)" office:value-type="string" office:string-value="7:05:00" calcext:value-type="string">
            <text:p>7:05:00</text:p>
          </table:table-cell>
          <table:table-cell table:style-name="ce18" table:formula="of:=VLOOKUP([.$A114]-DATE(YEAR([.$A114]);1;0);[$Sun.A$2:$Sun.C$367];3)" office:value-type="string" office:string-value="17:13:00" calcext:value-type="string">
            <text:p>17:1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1" calcext:value-type="date">
            <text:p>2023-02-01</text:p>
          </table:table-cell>
          <table:table-cell table:style-name="ce18" table:formula="of:=[.$F114]" office:value-type="string" office:string-value="7:05:00" calcext:value-type="string">
            <text:p>7:0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1T07:05:00" calcext:value-type="string">
            <text:p>2023-02-01T07:05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5]-DATE(YEAR([.$A115]);1;0)" office:value-type="float" office:value="34" calcext:value-type="float">
            <text:p>34</text:p>
          </table:table-cell>
          <table:table-cell table:style-name="ce15" table:formula="of:=TEXT([.$A115];&quot;MMM&quot;)" office:value-type="string" office:string-value="Feb" calcext:value-type="string">
            <text:p>Feb</text:p>
          </table:table-cell>
          <table:table-cell table:style-name="ce15" table:formula="of:=DAY([.A115])" office:value-type="float" office:value="3" calcext:value-type="float">
            <text:p>3</text:p>
          </table:table-cell>
          <table:table-cell table:style-name="ce15" table:formula="of:=TEXT([.$A115];&quot;DDD&quot;)" office:value-type="string" office:string-value="Fri" calcext:value-type="string">
            <text:p>Fri</text:p>
          </table:table-cell>
          <table:table-cell table:style-name="ce18" table:formula="of:=VLOOKUP([.$B115];[$Sun.A$2:$Sun.C$367];2)" office:value-type="string" office:string-value="7:03:00" calcext:value-type="string">
            <text:p>7:03:00</text:p>
          </table:table-cell>
          <table:table-cell table:style-name="ce18" table:formula="of:=VLOOKUP([.$A115]-DATE(YEAR([.$A115]);1;0);[$Sun.A$2:$Sun.C$367];3)" office:value-type="string" office:string-value="17:16:00" calcext:value-type="string">
            <text:p>17:1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5]" office:value-type="date" office:date-value="2023-02-03" calcext:value-type="date">
            <text:p>2023-02-03</text:p>
          </table:table-cell>
          <table:table-cell table:style-name="ce18" table:formula="of:=[.$F115]" office:value-type="string" office:string-value="7:03:00" calcext:value-type="string">
            <text:p>7:0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5]);ISBLANK([.$N115]));&quot;None&quot;;CONCATENATE([.$M115];[.$N115];&quot;&quot;))" office:value-type="string" office:string-value="Walkx" calcext:value-type="string">
            <text:p>Walkx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3T07:03:00" calcext:value-type="string">
            <text:p>2023-02-03T07:03:00</text:p>
          </table:table-cell>
          <table:table-cell table:style-name="ce25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string" office:string-value="7:01:00" calcext:value-type="string">
            <text:p>7:01:00</text:p>
          </table:table-cell>
          <table:table-cell table:formula="of:=VLOOKUP([.$A116]-DATE(YEAR([.$A116]);1;0);[$Sun.A$2:$Sun.C$367];3)" office:value-type="string" office:string-value="17:18:00" calcext:value-type="string">
            <text:p>17:18:00</text:p>
          </table:table-cell>
          <table:table-cell office:value-type="string" calcext:value-type="string">
            <text:p>Day Hike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Hiket" calcext:value-type="string">
            <text:p>Hike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" calcext:value-type="string">
            <text:p>2023-02-05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7]-DATE(YEAR([.$A117]);1;0)" office:value-type="float" office:value="36" calcext:value-type="float">
            <text:p>36</text:p>
          </table:table-cell>
          <table:table-cell table:formula="of:=TEXT([.$A117];&quot;MMM&quot;)" office:value-type="string" office:string-value="Feb" calcext:value-type="string">
            <text:p>Feb</text:p>
          </table:table-cell>
          <table:table-cell table:formula="of:=DAY([.A117])" office:value-type="float" office:value="5" calcext:value-type="float">
            <text:p>5</text:p>
          </table:table-cell>
          <table:table-cell table:formula="of:=TEXT([.$A117];&quot;DDD&quot;)" office:value-type="string" office:string-value="Sun" calcext:value-type="string">
            <text:p>Sun</text:p>
          </table:table-cell>
          <table:table-cell table:formula="of:=VLOOKUP([.$B117];[$Sun.A$2:$Sun.C$367];2)" office:value-type="string" office:string-value="7:01:00" calcext:value-type="string">
            <text:p>7:01:00</text:p>
          </table:table-cell>
          <table:table-cell table:formula="of:=VLOOKUP([.$A117]-DATE(YEAR([.$A117]);1;0);[$Sun.A$2:$Sun.C$367];3)" office:value-type="string" office:string-value="17:18:00" calcext:value-type="string">
            <text:p>17:18:00</text:p>
          </table:table-cell>
          <table:table-cell office:value-type="string" calcext:value-type="string">
            <text:p>Long Walk</text:p>
          </table:table-cell>
          <table:table-cell table:style-name="ce6" table:formula="of:=[.$A117]" office:value-type="date" office:date-value="2023-02-05" calcext:value-type="date">
            <text:p>2023-02-05</text:p>
          </table:table-cell>
          <table:table-cell table:formula="of:=[.$F117]" office:value-type="string" office:string-value="7:01:00" calcext:value-type="string">
            <text:p>7:01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7]);ISBLANK([.$N117]));&quot;None&quot;;CONCATENATE([.$M117];[.$N117];&quot;&quot;))" office:value-type="string" office:string-value="Walkt" calcext:value-type="string">
            <text:p>Walkt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5T07:01:00" calcext:value-type="string">
            <text:p>2023-02-05T07:01:00</text:p>
          </table:table-cell>
          <table:table-cell table:style-name="ce8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8]-DATE(YEAR([.$A118]);1;0)" office:value-type="float" office:value="37" calcext:value-type="float">
            <text:p>37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6" calcext:value-type="float">
            <text:p>6</text:p>
          </table:table-cell>
          <table:table-cell table:style-name="ce15" table:formula="of:=TEXT([.$A118];&quot;DDD&quot;)" office:value-type="string" office:string-value="Mon" calcext:value-type="string">
            <text:p>Mon</text:p>
          </table:table-cell>
          <table:table-cell table:style-name="ce18" table:formula="of:=VLOOKUP([.$B118];[$Sun.A$2:$Sun.C$367];2)" office:value-type="string" office:string-value="7:00:00" calcext:value-type="string">
            <text:p>7:00:00</text:p>
          </table:table-cell>
          <table:table-cell table:style-name="ce18" table:formula="of:=VLOOKUP([.$A118]-DATE(YEAR([.$A118]);1;0);[$Sun.A$2:$Sun.C$367];3)" office:value-type="string" office:string-value="17:20:00" calcext:value-type="string">
            <text:p>17:2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6" calcext:value-type="date">
            <text:p>2023-02-06</text:p>
          </table:table-cell>
          <table:table-cell table:style-name="ce18" table:formula="of:=[.$F118]" office:value-type="string" office:string-value="7:00:00" calcext:value-type="string">
            <text:p>7:0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6T07:00:00" calcext:value-type="string">
            <text:p>2023-02-06T07:00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9]-DATE(YEAR([.$A119]);1;0)" office:value-type="float" office:value="39" calcext:value-type="float">
            <text:p>39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8" calcext:value-type="float">
            <text:p>8</text:p>
          </table:table-cell>
          <table:table-cell table:style-name="ce15" table:formula="of:=TEXT([.$A119];&quot;DDD&quot;)" office:value-type="string" office:string-value="Wed" calcext:value-type="string">
            <text:p>Wed</text:p>
          </table:table-cell>
          <table:table-cell table:style-name="ce18" table:formula="of:=VLOOKUP([.$B119];[$Sun.A$2:$Sun.C$367];2)" office:value-type="string" office:string-value="6:57:00" calcext:value-type="string">
            <text:p>6:57:00</text:p>
          </table:table-cell>
          <table:table-cell table:style-name="ce18" table:formula="of:=VLOOKUP([.$A119]-DATE(YEAR([.$A119]);1;0);[$Sun.A$2:$Sun.C$367];3)" office:value-type="string" office:string-value="17:22:00" calcext:value-type="string">
            <text:p>17:2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08" calcext:value-type="date">
            <text:p>2023-02-08</text:p>
          </table:table-cell>
          <table:table-cell table:style-name="ce18" table:formula="of:=[.$F119]" office:value-type="string" office:string-value="6:57:00" calcext:value-type="string">
            <text:p>6:5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08T06:57:00" calcext:value-type="string">
            <text:p>2023-02-08T06:57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20]-DATE(YEAR([.$A120]);1;0)" office:value-type="float" office:value="41" calcext:value-type="float">
            <text:p>41</text:p>
          </table:table-cell>
          <table:table-cell table:style-name="ce15" table:formula="of:=TEXT([.$A120];&quot;MMM&quot;)" office:value-type="string" office:string-value="Feb" calcext:value-type="string">
            <text:p>Feb</text:p>
          </table:table-cell>
          <table:table-cell table:style-name="ce15" table:formula="of:=DAY([.A120])" office:value-type="float" office:value="10" calcext:value-type="float">
            <text:p>10</text:p>
          </table:table-cell>
          <table:table-cell table:style-name="ce15" table:formula="of:=TEXT([.$A120];&quot;DDD&quot;)" office:value-type="string" office:string-value="Fri" calcext:value-type="string">
            <text:p>Fri</text:p>
          </table:table-cell>
          <table:table-cell table:style-name="ce18" table:formula="of:=VLOOKUP([.$B120];[$Sun.A$2:$Sun.C$367];2)" office:value-type="string" office:string-value="6:55:00" calcext:value-type="string">
            <text:p>6:55:00</text:p>
          </table:table-cell>
          <table:table-cell table:style-name="ce18" table:formula="of:=VLOOKUP([.$A120]-DATE(YEAR([.$A120]);1;0);[$Sun.A$2:$Sun.C$367];3)" office:value-type="string" office:string-value="17:24:00" calcext:value-type="string">
            <text:p>17:2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0]" office:value-type="date" office:date-value="2023-02-10" calcext:value-type="date">
            <text:p>2023-02-10</text:p>
          </table:table-cell>
          <table:table-cell table:style-name="ce18" table:formula="of:=[.$F120]" office:value-type="string" office:string-value="6:55:00" calcext:value-type="string">
            <text:p>6:5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0]);ISBLANK([.$N120]));&quot;None&quot;;CONCATENATE([.$M120];[.$N120];&quot;&quot;))" office:value-type="string" office:string-value="Walkx" calcext:value-type="string">
            <text:p>Walkx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0T06:55:00" calcext:value-type="string">
            <text:p>2023-02-10T06:55:00</text:p>
          </table:table-cell>
          <table:table-cell table:style-name="ce25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string" office:string-value="6:53:00" calcext:value-type="string">
            <text:p>6:53:00</text:p>
          </table:table-cell>
          <table:table-cell table:formula="of:=VLOOKUP([.$A121]-DATE(YEAR([.$A121]);1;0);[$Sun.A$2:$Sun.C$367];3)" office:value-type="string" office:string-value="17:27:00" calcext:value-type="string">
            <text:p>17:27:00</text:p>
          </table:table-cell>
          <table:table-cell office:value-type="string" calcext:value-type="string">
            <text:p>Day Hike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Hiket" calcext:value-type="string">
            <text:p>Hike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" calcext:value-type="string">
            <text:p>2023-02-12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2]-DATE(YEAR([.$A122]);1;0)" office:value-type="float" office:value="43" calcext:value-type="float">
            <text:p>43</text:p>
          </table:table-cell>
          <table:table-cell table:formula="of:=TEXT([.$A122];&quot;MMM&quot;)" office:value-type="string" office:string-value="Feb" calcext:value-type="string">
            <text:p>Feb</text:p>
          </table:table-cell>
          <table:table-cell table:formula="of:=DAY([.A122])" office:value-type="float" office:value="12" calcext:value-type="float">
            <text:p>12</text:p>
          </table:table-cell>
          <table:table-cell table:formula="of:=TEXT([.$A122];&quot;DDD&quot;)" office:value-type="string" office:string-value="Sun" calcext:value-type="string">
            <text:p>Sun</text:p>
          </table:table-cell>
          <table:table-cell table:formula="of:=VLOOKUP([.$B122];[$Sun.A$2:$Sun.C$367];2)" office:value-type="string" office:string-value="6:53:00" calcext:value-type="string">
            <text:p>6:53:00</text:p>
          </table:table-cell>
          <table:table-cell table:formula="of:=VLOOKUP([.$A122]-DATE(YEAR([.$A122]);1;0);[$Sun.A$2:$Sun.C$367];3)" office:value-type="string" office:string-value="17:27:00" calcext:value-type="string">
            <text:p>17:27:00</text:p>
          </table:table-cell>
          <table:table-cell office:value-type="string" calcext:value-type="string">
            <text:p>Long Walk</text:p>
          </table:table-cell>
          <table:table-cell table:style-name="ce6" table:formula="of:=[.$A122]" office:value-type="date" office:date-value="2023-02-12" calcext:value-type="date">
            <text:p>2023-02-12</text:p>
          </table:table-cell>
          <table:table-cell table:formula="of:=[.$F122]" office:value-type="string" office:string-value="6:53:00" calcext:value-type="string">
            <text:p>6:5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2]);ISBLANK([.$N122]));&quot;None&quot;;CONCATENATE([.$M122];[.$N122];&quot;&quot;))" office:value-type="string" office:string-value="Walkt" calcext:value-type="string">
            <text:p>Walkt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2T06:53:00" calcext:value-type="string">
            <text:p>2023-02-12T06:53:00</text:p>
          </table:table-cell>
          <table:table-cell table:style-name="ce8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3]-DATE(YEAR([.$A123]);1;0)" office:value-type="float" office:value="44" calcext:value-type="float">
            <text:p>44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3" calcext:value-type="float">
            <text:p>13</text:p>
          </table:table-cell>
          <table:table-cell table:style-name="ce15" table:formula="of:=TEXT([.$A123];&quot;DDD&quot;)" office:value-type="string" office:string-value="Mon" calcext:value-type="string">
            <text:p>Mon</text:p>
          </table:table-cell>
          <table:table-cell table:style-name="ce18" table:formula="of:=VLOOKUP([.$B123];[$Sun.A$2:$Sun.C$367];2)" office:value-type="string" office:string-value="6:51:00" calcext:value-type="string">
            <text:p>6:51:00</text:p>
          </table:table-cell>
          <table:table-cell table:style-name="ce18" table:formula="of:=VLOOKUP([.$A123]-DATE(YEAR([.$A123]);1;0);[$Sun.A$2:$Sun.C$367];3)" office:value-type="string" office:string-value="17:28:00" calcext:value-type="string">
            <text:p>17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3" calcext:value-type="date">
            <text:p>2023-02-13</text:p>
          </table:table-cell>
          <table:table-cell table:style-name="ce18" table:formula="of:=[.$F123]" office:value-type="string" office:string-value="6:51:00" calcext:value-type="string">
            <text:p>6:5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3T06:51:00" calcext:value-type="string">
            <text:p>2023-02-13T06:51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4]-DATE(YEAR([.$A124]);1;0)" office:value-type="float" office:value="46" calcext:value-type="float">
            <text:p>46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5" calcext:value-type="float">
            <text:p>15</text:p>
          </table:table-cell>
          <table:table-cell table:style-name="ce15" table:formula="of:=TEXT([.$A124];&quot;DDD&quot;)" office:value-type="string" office:string-value="Wed" calcext:value-type="string">
            <text:p>Wed</text:p>
          </table:table-cell>
          <table:table-cell table:style-name="ce18" table:formula="of:=VLOOKUP([.$B124];[$Sun.A$2:$Sun.C$367];2)" office:value-type="string" office:string-value="6:49:00" calcext:value-type="string">
            <text:p>6:49:00</text:p>
          </table:table-cell>
          <table:table-cell table:style-name="ce18" table:formula="of:=VLOOKUP([.$A124]-DATE(YEAR([.$A124]);1;0);[$Sun.A$2:$Sun.C$367];3)" office:value-type="string" office:string-value="17:30:00" calcext:value-type="string">
            <text:p>17:3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5" calcext:value-type="date">
            <text:p>2023-02-15</text:p>
          </table:table-cell>
          <table:table-cell table:style-name="ce18" table:formula="of:=[.$F124]" office:value-type="string" office:string-value="6:49:00" calcext:value-type="string">
            <text:p>6:4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5T06:49:00" calcext:value-type="string">
            <text:p>2023-02-15T06:49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5]-DATE(YEAR([.$A125]);1;0)" office:value-type="float" office:value="48" calcext:value-type="float">
            <text:p>48</text:p>
          </table:table-cell>
          <table:table-cell table:style-name="ce15" table:formula="of:=TEXT([.$A125];&quot;MMM&quot;)" office:value-type="string" office:string-value="Feb" calcext:value-type="string">
            <text:p>Feb</text:p>
          </table:table-cell>
          <table:table-cell table:style-name="ce15" table:formula="of:=DAY([.A125])" office:value-type="float" office:value="17" calcext:value-type="float">
            <text:p>17</text:p>
          </table:table-cell>
          <table:table-cell table:style-name="ce15" table:formula="of:=TEXT([.$A125];&quot;DDD&quot;)" office:value-type="string" office:string-value="Fri" calcext:value-type="string">
            <text:p>Fri</text:p>
          </table:table-cell>
          <table:table-cell table:style-name="ce18" table:formula="of:=VLOOKUP([.$B125];[$Sun.A$2:$Sun.C$367];2)" office:value-type="string" office:string-value="6:46:00" calcext:value-type="string">
            <text:p>6:46:00</text:p>
          </table:table-cell>
          <table:table-cell table:style-name="ce18" table:formula="of:=VLOOKUP([.$A125]-DATE(YEAR([.$A125]);1;0);[$Sun.A$2:$Sun.C$367];3)" office:value-type="string" office:string-value="17:33:00" calcext:value-type="string">
            <text:p>17:3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5]" office:value-type="date" office:date-value="2023-02-17" calcext:value-type="date">
            <text:p>2023-02-17</text:p>
          </table:table-cell>
          <table:table-cell table:style-name="ce18" table:formula="of:=[.$F125]" office:value-type="string" office:string-value="6:46:00" calcext:value-type="string">
            <text:p>6:4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5]);ISBLANK([.$N125]));&quot;None&quot;;CONCATENATE([.$M125];[.$N125];&quot;&quot;))" office:value-type="string" office:string-value="Walkx" calcext:value-type="string">
            <text:p>Walkx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7T06:46:00" calcext:value-type="string">
            <text:p>2023-02-17T06:46:00</text:p>
          </table:table-cell>
          <table:table-cell table:style-name="ce25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string" office:string-value="6:43:00" calcext:value-type="string">
            <text:p>6:43:00</text:p>
          </table:table-cell>
          <table:table-cell table:formula="of:=VLOOKUP([.$A126]-DATE(YEAR([.$A126]);1;0);[$Sun.A$2:$Sun.C$367];3)" office:value-type="string" office:string-value="17:35:00" calcext:value-type="string">
            <text:p>17:35:00</text:p>
          </table:table-cell>
          <table:table-cell office:value-type="string" calcext:value-type="string">
            <text:p>Day Hike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Hiket" calcext:value-type="string">
            <text:p>Hike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" calcext:value-type="string">
            <text:p>2023-02-19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7]-DATE(YEAR([.$A127]);1;0)" office:value-type="float" office:value="50" calcext:value-type="float">
            <text:p>50</text:p>
          </table:table-cell>
          <table:table-cell table:formula="of:=TEXT([.$A127];&quot;MMM&quot;)" office:value-type="string" office:string-value="Feb" calcext:value-type="string">
            <text:p>Feb</text:p>
          </table:table-cell>
          <table:table-cell table:formula="of:=DAY([.A127])" office:value-type="float" office:value="19" calcext:value-type="float">
            <text:p>19</text:p>
          </table:table-cell>
          <table:table-cell table:formula="of:=TEXT([.$A127];&quot;DDD&quot;)" office:value-type="string" office:string-value="Sun" calcext:value-type="string">
            <text:p>Sun</text:p>
          </table:table-cell>
          <table:table-cell table:formula="of:=VLOOKUP([.$B127];[$Sun.A$2:$Sun.C$367];2)" office:value-type="string" office:string-value="6:43:00" calcext:value-type="string">
            <text:p>6:43:00</text:p>
          </table:table-cell>
          <table:table-cell table:formula="of:=VLOOKUP([.$A127]-DATE(YEAR([.$A127]);1;0);[$Sun.A$2:$Sun.C$367];3)" office:value-type="string" office:string-value="17:35:00" calcext:value-type="string">
            <text:p>17:35:00</text:p>
          </table:table-cell>
          <table:table-cell office:value-type="string" calcext:value-type="string">
            <text:p>Long Walk</text:p>
          </table:table-cell>
          <table:table-cell table:style-name="ce6" table:formula="of:=[.$A127]" office:value-type="date" office:date-value="2023-02-19" calcext:value-type="date">
            <text:p>2023-02-19</text:p>
          </table:table-cell>
          <table:table-cell table:formula="of:=[.$F127]" office:value-type="string" office:string-value="6:43:00" calcext:value-type="string">
            <text:p>6:4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7]);ISBLANK([.$N127]));&quot;None&quot;;CONCATENATE([.$M127];[.$N127];&quot;&quot;))" office:value-type="string" office:string-value="Walkt" calcext:value-type="string">
            <text:p>Walkt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19T06:43:00" calcext:value-type="string">
            <text:p>2023-02-19T06:43:00</text:p>
          </table:table-cell>
          <table:table-cell table:style-name="ce8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8]-DATE(YEAR([.$A128]);1;0)" office:value-type="float" office:value="51" calcext:value-type="float">
            <text:p>51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0" calcext:value-type="float">
            <text:p>20</text:p>
          </table:table-cell>
          <table:table-cell table:style-name="ce15" table:formula="of:=TEXT([.$A128];&quot;DDD&quot;)" office:value-type="string" office:string-value="Mon" calcext:value-type="string">
            <text:p>Mon</text:p>
          </table:table-cell>
          <table:table-cell table:style-name="ce18" table:formula="of:=VLOOKUP([.$B128];[$Sun.A$2:$Sun.C$367];2)" office:value-type="string" office:string-value="6:42:00" calcext:value-type="string">
            <text:p>6:42:00</text:p>
          </table:table-cell>
          <table:table-cell table:style-name="ce18" table:formula="of:=VLOOKUP([.$A128]-DATE(YEAR([.$A128]);1;0);[$Sun.A$2:$Sun.C$367];3)" office:value-type="string" office:string-value="17:36:00" calcext:value-type="string">
            <text:p>17:3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0" calcext:value-type="date">
            <text:p>2023-02-20</text:p>
          </table:table-cell>
          <table:table-cell table:style-name="ce18" table:formula="of:=[.$F128]" office:value-type="string" office:string-value="6:42:00" calcext:value-type="string">
            <text:p>6:4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0T06:42:00" calcext:value-type="string">
            <text:p>2023-02-20T06:42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9]-DATE(YEAR([.$A129]);1;0)" office:value-type="float" office:value="53" calcext:value-type="float">
            <text:p>53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2" calcext:value-type="float">
            <text:p>22</text:p>
          </table:table-cell>
          <table:table-cell table:style-name="ce15" table:formula="of:=TEXT([.$A129];&quot;DDD&quot;)" office:value-type="string" office:string-value="Wed" calcext:value-type="string">
            <text:p>Wed</text:p>
          </table:table-cell>
          <table:table-cell table:style-name="ce18" table:formula="of:=VLOOKUP([.$B129];[$Sun.A$2:$Sun.C$367];2)" office:value-type="string" office:string-value="6:39:00" calcext:value-type="string">
            <text:p>6:39:00</text:p>
          </table:table-cell>
          <table:table-cell table:style-name="ce18" table:formula="of:=VLOOKUP([.$A129]-DATE(YEAR([.$A129]);1;0);[$Sun.A$2:$Sun.C$367];3)" office:value-type="string" office:string-value="17:39:00" calcext:value-type="string">
            <text:p>17:3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2" calcext:value-type="date">
            <text:p>2023-02-22</text:p>
          </table:table-cell>
          <table:table-cell table:style-name="ce18" table:formula="of:=[.$F129]" office:value-type="string" office:string-value="6:39:00" calcext:value-type="string">
            <text:p>6:3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2T06:39:00" calcext:value-type="string">
            <text:p>2023-02-22T06:39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30]-DATE(YEAR([.$A130]);1;0)" office:value-type="float" office:value="55" calcext:value-type="float">
            <text:p>55</text:p>
          </table:table-cell>
          <table:table-cell table:style-name="ce15" table:formula="of:=TEXT([.$A130];&quot;MMM&quot;)" office:value-type="string" office:string-value="Feb" calcext:value-type="string">
            <text:p>Feb</text:p>
          </table:table-cell>
          <table:table-cell table:style-name="ce15" table:formula="of:=DAY([.A130])" office:value-type="float" office:value="24" calcext:value-type="float">
            <text:p>24</text:p>
          </table:table-cell>
          <table:table-cell table:style-name="ce15" table:formula="of:=TEXT([.$A130];&quot;DDD&quot;)" office:value-type="string" office:string-value="Fri" calcext:value-type="string">
            <text:p>Fri</text:p>
          </table:table-cell>
          <table:table-cell table:style-name="ce18" table:formula="of:=VLOOKUP([.$B130];[$Sun.A$2:$Sun.C$367];2)" office:value-type="string" office:string-value="6:36:00" calcext:value-type="string">
            <text:p>6:36:00</text:p>
          </table:table-cell>
          <table:table-cell table:style-name="ce18" table:formula="of:=VLOOKUP([.$A130]-DATE(YEAR([.$A130]);1;0);[$Sun.A$2:$Sun.C$367];3)" office:value-type="string" office:string-value="17:41:00" calcext:value-type="string">
            <text:p>17:4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0]" office:value-type="date" office:date-value="2023-02-24" calcext:value-type="date">
            <text:p>2023-02-24</text:p>
          </table:table-cell>
          <table:table-cell table:style-name="ce18" table:formula="of:=[.$F130]" office:value-type="string" office:string-value="6:36:00" calcext:value-type="string">
            <text:p>6:3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0]);ISBLANK([.$N130]));&quot;None&quot;;CONCATENATE([.$M130];[.$N130];&quot;&quot;))" office:value-type="string" office:string-value="Walkx" calcext:value-type="string">
            <text:p>Walkx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4T06:36:00" calcext:value-type="string">
            <text:p>2023-02-24T06:36:00</text:p>
          </table:table-cell>
          <table:table-cell table:style-name="ce25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string" office:string-value="6:33:00" calcext:value-type="string">
            <text:p>6:33:00</text:p>
          </table:table-cell>
          <table:table-cell table:formula="of:=VLOOKUP([.$A131]-DATE(YEAR([.$A131]);1;0);[$Sun.A$2:$Sun.C$367];3)" office:value-type="string" office:string-value="17:43:00" calcext:value-type="string">
            <text:p>17:43:00</text:p>
          </table:table-cell>
          <table:table-cell office:value-type="string" calcext:value-type="string">
            <text:p>Day Hike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Hiket" calcext:value-type="string">
            <text:p>Hike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" calcext:value-type="string">
            <text:p>2023-02-26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2]-DATE(YEAR([.$A132]);1;0)" office:value-type="float" office:value="57" calcext:value-type="float">
            <text:p>57</text:p>
          </table:table-cell>
          <table:table-cell table:formula="of:=TEXT([.$A132];&quot;MMM&quot;)" office:value-type="string" office:string-value="Feb" calcext:value-type="string">
            <text:p>Feb</text:p>
          </table:table-cell>
          <table:table-cell table:formula="of:=DAY([.A132])" office:value-type="float" office:value="26" calcext:value-type="float">
            <text:p>26</text:p>
          </table:table-cell>
          <table:table-cell table:formula="of:=TEXT([.$A132];&quot;DDD&quot;)" office:value-type="string" office:string-value="Sun" calcext:value-type="string">
            <text:p>Sun</text:p>
          </table:table-cell>
          <table:table-cell table:formula="of:=VLOOKUP([.$B132];[$Sun.A$2:$Sun.C$367];2)" office:value-type="string" office:string-value="6:33:00" calcext:value-type="string">
            <text:p>6:33:00</text:p>
          </table:table-cell>
          <table:table-cell table:formula="of:=VLOOKUP([.$A132]-DATE(YEAR([.$A132]);1;0);[$Sun.A$2:$Sun.C$367];3)" office:value-type="string" office:string-value="17:43:00" calcext:value-type="string">
            <text:p>17:43:00</text:p>
          </table:table-cell>
          <table:table-cell office:value-type="string" calcext:value-type="string">
            <text:p>Long Walk</text:p>
          </table:table-cell>
          <table:table-cell table:style-name="ce6" table:formula="of:=[.$A132]" office:value-type="date" office:date-value="2023-02-26" calcext:value-type="date">
            <text:p>2023-02-26</text:p>
          </table:table-cell>
          <table:table-cell table:formula="of:=[.$F132]" office:value-type="string" office:string-value="6:33:00" calcext:value-type="string">
            <text:p>6:3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2]);ISBLANK([.$N132]));&quot;None&quot;;CONCATENATE([.$M132];[.$N132];&quot;&quot;))" office:value-type="string" office:string-value="Walkt" calcext:value-type="string">
            <text:p>Walkt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6T06:33:00" calcext:value-type="string">
            <text:p>2023-02-26T06:33:00</text:p>
          </table:table-cell>
          <table:table-cell table:style-name="ce8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3]-DATE(YEAR([.$A133]);1;0)" office:value-type="float" office:value="58" calcext:value-type="float">
            <text:p>58</text:p>
          </table:table-cell>
          <table:table-cell table:style-name="ce15" table:formula="of:=TEXT([.$A133];&quot;MMM&quot;)" office:value-type="string" office:string-value="Feb" calcext:value-type="string">
            <text:p>Feb</text:p>
          </table:table-cell>
          <table:table-cell table:style-name="ce15" table:formula="of:=DAY([.A133])" office:value-type="float" office:value="27" calcext:value-type="float">
            <text:p>27</text:p>
          </table:table-cell>
          <table:table-cell table:style-name="ce15" table:formula="of:=TEXT([.$A133];&quot;DDD&quot;)" office:value-type="string" office:string-value="Mon" calcext:value-type="string">
            <text:p>Mon</text:p>
          </table:table-cell>
          <table:table-cell table:style-name="ce18" table:formula="of:=VLOOKUP([.$B133];[$Sun.A$2:$Sun.C$367];2)" office:value-type="string" office:string-value="6:32:00" calcext:value-type="string">
            <text:p>6:32:00</text:p>
          </table:table-cell>
          <table:table-cell table:style-name="ce18" table:formula="of:=VLOOKUP([.$A133]-DATE(YEAR([.$A133]);1;0);[$Sun.A$2:$Sun.C$367];3)" office:value-type="string" office:string-value="17:45:00" calcext:value-type="string">
            <text:p>17:4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2-27" calcext:value-type="date">
            <text:p>2023-02-27</text:p>
          </table:table-cell>
          <table:table-cell table:style-name="ce18" table:formula="of:=[.$F133]" office:value-type="string" office:string-value="6:32:00" calcext:value-type="string">
            <text:p>6:3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2-27T06:32:00" calcext:value-type="string">
            <text:p>2023-02-27T06:32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4]-DATE(YEAR([.$A134]);1;0)" office:value-type="float" office:value="60" calcext:value-type="float">
            <text:p>60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1" calcext:value-type="float">
            <text:p>1</text:p>
          </table:table-cell>
          <table:table-cell table:style-name="ce15" table:formula="of:=TEXT([.$A134];&quot;DDD&quot;)" office:value-type="string" office:string-value="Wed" calcext:value-type="string">
            <text:p>Wed</text:p>
          </table:table-cell>
          <table:table-cell table:style-name="ce18" table:formula="of:=VLOOKUP([.$B134];[$Sun.A$2:$Sun.C$367];2)" office:value-type="string" office:string-value="6:29:00" calcext:value-type="string">
            <text:p>6:29:00</text:p>
          </table:table-cell>
          <table:table-cell table:style-name="ce18" table:formula="of:=VLOOKUP([.$A134]-DATE(YEAR([.$A134]);1;0);[$Sun.A$2:$Sun.C$367];3)" office:value-type="string" office:string-value="17:47:00" calcext:value-type="string">
            <text:p>17:4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1" calcext:value-type="date">
            <text:p>2023-03-01</text:p>
          </table:table-cell>
          <table:table-cell table:style-name="ce18" table:formula="of:=[.$F134]" office:value-type="string" office:string-value="6:29:00" calcext:value-type="string">
            <text:p>6:2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1T06:29:00" calcext:value-type="string">
            <text:p>2023-03-01T06:29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5]-DATE(YEAR([.$A135]);1;0)" office:value-type="float" office:value="62" calcext:value-type="float">
            <text:p>62</text:p>
          </table:table-cell>
          <table:table-cell table:style-name="ce15" table:formula="of:=TEXT([.$A135];&quot;MMM&quot;)" office:value-type="string" office:string-value="Mar" calcext:value-type="string">
            <text:p>Mar</text:p>
          </table:table-cell>
          <table:table-cell table:style-name="ce15" table:formula="of:=DAY([.A135])" office:value-type="float" office:value="3" calcext:value-type="float">
            <text:p>3</text:p>
          </table:table-cell>
          <table:table-cell table:style-name="ce15" table:formula="of:=TEXT([.$A135];&quot;DDD&quot;)" office:value-type="string" office:string-value="Fri" calcext:value-type="string">
            <text:p>Fri</text:p>
          </table:table-cell>
          <table:table-cell table:style-name="ce18" table:formula="of:=VLOOKUP([.$B135];[$Sun.A$2:$Sun.C$367];2)" office:value-type="string" office:string-value="6:26:00" calcext:value-type="string">
            <text:p>6:26:00</text:p>
          </table:table-cell>
          <table:table-cell table:style-name="ce18" table:formula="of:=VLOOKUP([.$A135]-DATE(YEAR([.$A135]);1;0);[$Sun.A$2:$Sun.C$367];3)" office:value-type="string" office:string-value="17:49:00" calcext:value-type="string">
            <text:p>17:4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5]" office:value-type="date" office:date-value="2023-03-03" calcext:value-type="date">
            <text:p>2023-03-03</text:p>
          </table:table-cell>
          <table:table-cell table:style-name="ce18" table:formula="of:=[.$F135]" office:value-type="string" office:string-value="6:26:00" calcext:value-type="string">
            <text:p>6:2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5]);ISBLANK([.$N135]));&quot;None&quot;;CONCATENATE([.$M135];[.$N135];&quot;&quot;))" office:value-type="string" office:string-value="Walkx" calcext:value-type="string">
            <text:p>Walkx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3T06:26:00" calcext:value-type="string">
            <text:p>2023-03-03T06:26:00</text:p>
          </table:table-cell>
          <table:table-cell table:style-name="ce25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string" office:string-value="6:22:00" calcext:value-type="string">
            <text:p>6:22:00</text:p>
          </table:table-cell>
          <table:table-cell table:formula="of:=VLOOKUP([.$A136]-DATE(YEAR([.$A136]);1;0);[$Sun.A$2:$Sun.C$367];3)" office:value-type="string" office:string-value="17:51:00" calcext:value-type="string">
            <text:p>17:51:00</text:p>
          </table:table-cell>
          <table:table-cell office:value-type="string" calcext:value-type="string">
            <text:p>Day Hike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Hiket" calcext:value-type="string">
            <text:p>Hike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" calcext:value-type="string">
            <text:p>2023-03-05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7]-DATE(YEAR([.$A137]);1;0)" office:value-type="float" office:value="64" calcext:value-type="float">
            <text:p>64</text:p>
          </table:table-cell>
          <table:table-cell table:formula="of:=TEXT([.$A137];&quot;MMM&quot;)" office:value-type="string" office:string-value="Mar" calcext:value-type="string">
            <text:p>Mar</text:p>
          </table:table-cell>
          <table:table-cell table:formula="of:=DAY([.A137])" office:value-type="float" office:value="5" calcext:value-type="float">
            <text:p>5</text:p>
          </table:table-cell>
          <table:table-cell table:formula="of:=TEXT([.$A137];&quot;DDD&quot;)" office:value-type="string" office:string-value="Sun" calcext:value-type="string">
            <text:p>Sun</text:p>
          </table:table-cell>
          <table:table-cell table:formula="of:=VLOOKUP([.$B137];[$Sun.A$2:$Sun.C$367];2)" office:value-type="string" office:string-value="6:22:00" calcext:value-type="string">
            <text:p>6:22:00</text:p>
          </table:table-cell>
          <table:table-cell table:formula="of:=VLOOKUP([.$A137]-DATE(YEAR([.$A137]);1;0);[$Sun.A$2:$Sun.C$367];3)" office:value-type="string" office:string-value="17:51:00" calcext:value-type="string">
            <text:p>17:51:00</text:p>
          </table:table-cell>
          <table:table-cell office:value-type="string" calcext:value-type="string">
            <text:p>Long Walk</text:p>
          </table:table-cell>
          <table:table-cell table:style-name="ce6" table:formula="of:=[.$A137]" office:value-type="date" office:date-value="2023-03-05" calcext:value-type="date">
            <text:p>2023-03-05</text:p>
          </table:table-cell>
          <table:table-cell table:formula="of:=[.$F137]" office:value-type="string" office:string-value="6:22:00" calcext:value-type="string">
            <text:p>6:22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7]);ISBLANK([.$N137]));&quot;None&quot;;CONCATENATE([.$M137];[.$N137];&quot;&quot;))" office:value-type="string" office:string-value="Walkt" calcext:value-type="string">
            <text:p>Walkt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5T06:22:00" calcext:value-type="string">
            <text:p>2023-03-05T06:22:00</text:p>
          </table:table-cell>
          <table:table-cell table:style-name="ce8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8]-DATE(YEAR([.$A138]);1;0)" office:value-type="float" office:value="65" calcext:value-type="float">
            <text:p>65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6" calcext:value-type="float">
            <text:p>6</text:p>
          </table:table-cell>
          <table:table-cell table:style-name="ce15" table:formula="of:=TEXT([.$A138];&quot;DDD&quot;)" office:value-type="string" office:string-value="Mon" calcext:value-type="string">
            <text:p>Mon</text:p>
          </table:table-cell>
          <table:table-cell table:style-name="ce18" table:formula="of:=VLOOKUP([.$B138];[$Sun.A$2:$Sun.C$367];2)" office:value-type="string" office:string-value="6:21:00" calcext:value-type="string">
            <text:p>6:21:00</text:p>
          </table:table-cell>
          <table:table-cell table:style-name="ce18" table:formula="of:=VLOOKUP([.$A138]-DATE(YEAR([.$A138]);1;0);[$Sun.A$2:$Sun.C$367];3)" office:value-type="string" office:string-value="17:53:00" calcext:value-type="string">
            <text:p>17:5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6" calcext:value-type="date">
            <text:p>2023-03-06</text:p>
          </table:table-cell>
          <table:table-cell table:style-name="ce18" table:formula="of:=[.$F138]" office:value-type="string" office:string-value="6:21:00" calcext:value-type="string">
            <text:p>6:2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6T06:21:00" calcext:value-type="string">
            <text:p>2023-03-06T06:21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9]-DATE(YEAR([.$A139]);1;0)" office:value-type="float" office:value="67" calcext:value-type="float">
            <text:p>67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8" calcext:value-type="float">
            <text:p>8</text:p>
          </table:table-cell>
          <table:table-cell table:style-name="ce15" table:formula="of:=TEXT([.$A139];&quot;DDD&quot;)" office:value-type="string" office:string-value="Wed" calcext:value-type="string">
            <text:p>Wed</text:p>
          </table:table-cell>
          <table:table-cell table:style-name="ce18" table:formula="of:=VLOOKUP([.$B139];[$Sun.A$2:$Sun.C$367];2)" office:value-type="string" office:string-value="6:18:00" calcext:value-type="string">
            <text:p>6:18:00</text:p>
          </table:table-cell>
          <table:table-cell table:style-name="ce18" table:formula="of:=VLOOKUP([.$A139]-DATE(YEAR([.$A139]);1;0);[$Sun.A$2:$Sun.C$367];3)" office:value-type="string" office:string-value="17:55:00" calcext:value-type="string">
            <text:p>17:5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08" calcext:value-type="date">
            <text:p>2023-03-08</text:p>
          </table:table-cell>
          <table:table-cell table:style-name="ce18" table:formula="of:=[.$F139]" office:value-type="string" office:string-value="6:18:00" calcext:value-type="string">
            <text:p>6:1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08T06:18:00" calcext:value-type="string">
            <text:p>2023-03-08T06:18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40]-DATE(YEAR([.$A140]);1;0)" office:value-type="float" office:value="69" calcext:value-type="float">
            <text:p>69</text:p>
          </table:table-cell>
          <table:table-cell table:style-name="ce15" table:formula="of:=TEXT([.$A140];&quot;MMM&quot;)" office:value-type="string" office:string-value="Mar" calcext:value-type="string">
            <text:p>Mar</text:p>
          </table:table-cell>
          <table:table-cell table:style-name="ce15" table:formula="of:=DAY([.A140])" office:value-type="float" office:value="10" calcext:value-type="float">
            <text:p>10</text:p>
          </table:table-cell>
          <table:table-cell table:style-name="ce15" table:formula="of:=TEXT([.$A140];&quot;DDD&quot;)" office:value-type="string" office:string-value="Fri" calcext:value-type="string">
            <text:p>Fri</text:p>
          </table:table-cell>
          <table:table-cell table:style-name="ce18" table:formula="of:=VLOOKUP([.$B140];[$Sun.A$2:$Sun.C$367];2)" office:value-type="string" office:string-value="7:14:00" calcext:value-type="string">
            <text:p>7:14:00</text:p>
          </table:table-cell>
          <table:table-cell table:style-name="ce18" table:formula="of:=VLOOKUP([.$A140]-DATE(YEAR([.$A140]);1;0);[$Sun.A$2:$Sun.C$367];3)" office:value-type="string" office:string-value="18:57:00" calcext:value-type="string">
            <text:p>18:5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0]" office:value-type="date" office:date-value="2023-03-10" calcext:value-type="date">
            <text:p>2023-03-10</text:p>
          </table:table-cell>
          <table:table-cell table:style-name="ce18" table:formula="of:=[.$F140]" office:value-type="string" office:string-value="7:14:00" calcext:value-type="string">
            <text:p>7:1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0]);ISBLANK([.$N140]));&quot;None&quot;;CONCATENATE([.$M140];[.$N140];&quot;&quot;))" office:value-type="string" office:string-value="Walkx" calcext:value-type="string">
            <text:p>Walkx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string" office:string-value="7:11:00" calcext:value-type="string">
            <text:p>7:11:00</text:p>
          </table:table-cell>
          <table:table-cell table:formula="of:=VLOOKUP([.$A141]-DATE(YEAR([.$A141]);1;0);[$Sun.A$2:$Sun.C$367];3)" office:value-type="string" office:string-value="18:59:00" calcext:value-type="string">
            <text:p>18:59:00</text:p>
          </table:table-cell>
          <table:table-cell office:value-type="string" calcext:value-type="string">
            <text:p>Day Hike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Hiket" calcext:value-type="string">
            <text:p>Hike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" calcext:value-type="string">
            <text:p>2023-03-12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2]-DATE(YEAR([.$A142]);1;0)" office:value-type="float" office:value="71" calcext:value-type="float">
            <text:p>71</text:p>
          </table:table-cell>
          <table:table-cell table:formula="of:=TEXT([.$A142];&quot;MMM&quot;)" office:value-type="string" office:string-value="Mar" calcext:value-type="string">
            <text:p>Mar</text:p>
          </table:table-cell>
          <table:table-cell table:formula="of:=DAY([.A142])" office:value-type="float" office:value="12" calcext:value-type="float">
            <text:p>12</text:p>
          </table:table-cell>
          <table:table-cell table:formula="of:=TEXT([.$A142];&quot;DDD&quot;)" office:value-type="string" office:string-value="Sun" calcext:value-type="string">
            <text:p>Sun</text:p>
          </table:table-cell>
          <table:table-cell table:formula="of:=VLOOKUP([.$B142];[$Sun.A$2:$Sun.C$367];2)" office:value-type="string" office:string-value="7:11:00" calcext:value-type="string">
            <text:p>7:11:00</text:p>
          </table:table-cell>
          <table:table-cell table:formula="of:=VLOOKUP([.$A142]-DATE(YEAR([.$A142]);1;0);[$Sun.A$2:$Sun.C$367];3)" office:value-type="string" office:string-value="18:59:00" calcext:value-type="string">
            <text:p>18:59:00</text:p>
          </table:table-cell>
          <table:table-cell office:value-type="string" calcext:value-type="string">
            <text:p>Long Walk</text:p>
          </table:table-cell>
          <table:table-cell table:style-name="ce6" table:formula="of:=[.$A142]" office:value-type="date" office:date-value="2023-03-12" calcext:value-type="date">
            <text:p>2023-03-12</text:p>
          </table:table-cell>
          <table:table-cell table:formula="of:=[.$F142]" office:value-type="string" office:string-value="7:11:00" calcext:value-type="string">
            <text:p>7:11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2]);ISBLANK([.$N142]));&quot;None&quot;;CONCATENATE([.$M142];[.$N142];&quot;&quot;))" office:value-type="string" office:string-value="Walkt" calcext:value-type="string">
            <text:p>Walkt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3]-DATE(YEAR([.$A143]);1;0)" office:value-type="float" office:value="72" calcext:value-type="float">
            <text:p>72</text:p>
          </table:table-cell>
          <table:table-cell table:style-name="ce15" table:formula="of:=TEXT([.$A143];&quot;MMM&quot;)" office:value-type="string" office:string-value="Mar" calcext:value-type="string">
            <text:p>Mar</text:p>
          </table:table-cell>
          <table:table-cell table:style-name="ce15" table:formula="of:=DAY([.A143])" office:value-type="float" office:value="13" calcext:value-type="float">
            <text:p>13</text:p>
          </table:table-cell>
          <table:table-cell table:style-name="ce15" table:formula="of:=TEXT([.$A143];&quot;DDD&quot;)" office:value-type="string" office:string-value="Mon" calcext:value-type="string">
            <text:p>Mon</text:p>
          </table:table-cell>
          <table:table-cell table:style-name="ce18" table:formula="of:=VLOOKUP([.$B143];[$Sun.A$2:$Sun.C$367];2)" office:value-type="string" office:string-value="7:10:00" calcext:value-type="string">
            <text:p>7:10:00</text:p>
          </table:table-cell>
          <table:table-cell table:style-name="ce18" table:formula="of:=VLOOKUP([.$A143]-DATE(YEAR([.$A143]);1;0);[$Sun.A$2:$Sun.C$367];3)" office:value-type="string" office:string-value="19:00:00" calcext:value-type="string">
            <text:p>19:0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3]" office:value-type="date" office:date-value="2023-03-13" calcext:value-type="date">
            <text:p>2023-03-13</text:p>
          </table:table-cell>
          <table:table-cell table:style-name="ce18" table:formula="of:=[.$F143]" office:value-type="string" office:string-value="7:10:00" calcext:value-type="string">
            <text:p>7:1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3]);ISBLANK([.$N143]));&quot;None&quot;;CONCATENATE([.$M143];[.$N143];&quot;&quot;))" office:value-type="string" office:string-value="Walkx" calcext:value-type="string">
            <text:p>Walkx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4]-DATE(YEAR([.$A144]);1;0)" office:value-type="float" office:value="74" calcext:value-type="float">
            <text:p>74</text:p>
          </table:table-cell>
          <table:table-cell table:formula="of:=TEXT([.$A144];&quot;MMM&quot;)" office:value-type="string" office:string-value="Mar" calcext:value-type="string">
            <text:p>Mar</text:p>
          </table:table-cell>
          <table:table-cell table:formula="of:=DAY([.A144])" office:value-type="float" office:value="15" calcext:value-type="float">
            <text:p>15</text:p>
          </table:table-cell>
          <table:table-cell table:formula="of:=TEXT([.$A144];&quot;DDD&quot;)" office:value-type="string" office:string-value="Wed" calcext:value-type="string">
            <text:p>Wed</text:p>
          </table:table-cell>
          <table:table-cell table:formula="of:=VLOOKUP([.$B144];[$Sun.A$2:$Sun.C$367];2)" office:value-type="string" office:string-value="7:06:00" calcext:value-type="string">
            <text:p>7:06:00</text:p>
          </table:table-cell>
          <table:table-cell table:formula="of:=VLOOKUP([.$A144]-DATE(YEAR([.$A144]);1;0);[$Sun.A$2:$Sun.C$367];3)" office:value-type="string" office:string-value="19:02:00" calcext:value-type="string">
            <text:p>19:02:00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4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4]);ISBLANK([.$N144]));&quot;None&quot;;CONCATENATE([.$M144];[.$N144];&quot;&quot;))" office:value-type="string" office:string-value="Specialt" calcext:value-type="string">
            <text:p>Special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" calcext:value-type="string">
            <text:p>2023-03-15</text:p>
          </table:table-cell>
          <table:table-cell table:style-name="ce8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5]-DATE(YEAR([.$A145]);1;0)" office:value-type="float" office:value="74" calcext:value-type="float">
            <text:p>74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5" calcext:value-type="float">
            <text:p>15</text:p>
          </table:table-cell>
          <table:table-cell table:style-name="ce15" table:formula="of:=TEXT([.$A145];&quot;DDD&quot;)" office:value-type="string" office:string-value="Wed" calcext:value-type="string">
            <text:p>Wed</text:p>
          </table:table-cell>
          <table:table-cell table:style-name="ce18" table:formula="of:=VLOOKUP([.$B145];[$Sun.A$2:$Sun.C$367];2)" office:value-type="string" office:string-value="7:06:00" calcext:value-type="string">
            <text:p>7:06:00</text:p>
          </table:table-cell>
          <table:table-cell table:style-name="ce18" table:formula="of:=VLOOKUP([.$A145]-DATE(YEAR([.$A145]);1;0);[$Sun.A$2:$Sun.C$367];3)" office:value-type="string" office:string-value="19:02:00" calcext:value-type="string">
            <text:p>19:0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5" calcext:value-type="date">
            <text:p>2023-03-15</text:p>
          </table:table-cell>
          <table:table-cell table:style-name="ce18" table:formula="of:=[.$F145]" office:value-type="string" office:string-value="7:06:00" calcext:value-type="string">
            <text:p>7:0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t" calcext:value-type="string">
            <text:p>Walkt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6]-DATE(YEAR([.$A146]);1;0)" office:value-type="float" office:value="76" calcext:value-type="float">
            <text:p>76</text:p>
          </table:table-cell>
          <table:table-cell table:style-name="ce15" table:formula="of:=TEXT([.$A146];&quot;MMM&quot;)" office:value-type="string" office:string-value="Mar" calcext:value-type="string">
            <text:p>Mar</text:p>
          </table:table-cell>
          <table:table-cell table:style-name="ce15" table:formula="of:=DAY([.A146])" office:value-type="float" office:value="17" calcext:value-type="float">
            <text:p>17</text:p>
          </table:table-cell>
          <table:table-cell table:style-name="ce15" table:formula="of:=TEXT([.$A146];&quot;DDD&quot;)" office:value-type="string" office:string-value="Fri" calcext:value-type="string">
            <text:p>Fri</text:p>
          </table:table-cell>
          <table:table-cell table:style-name="ce18" table:formula="of:=VLOOKUP([.$B146];[$Sun.A$2:$Sun.C$367];2)" office:value-type="string" office:string-value="7:03:00" calcext:value-type="string">
            <text:p>7:03:00</text:p>
          </table:table-cell>
          <table:table-cell table:style-name="ce18" table:formula="of:=VLOOKUP([.$A146]-DATE(YEAR([.$A146]);1;0);[$Sun.A$2:$Sun.C$367];3)" office:value-type="string" office:string-value="19:04:00" calcext:value-type="string">
            <text:p>19:0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6]" office:value-type="date" office:date-value="2023-03-17" calcext:value-type="date">
            <text:p>2023-03-17</text:p>
          </table:table-cell>
          <table:table-cell table:style-name="ce18" table:formula="of:=[.$F146]" office:value-type="string" office:string-value="7:03:00" calcext:value-type="string">
            <text:p>7:0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6]);ISBLANK([.$N146]));&quot;None&quot;;CONCATENATE([.$M146];[.$N146];&quot;&quot;))" office:value-type="string" office:string-value="Walkx" calcext:value-type="string">
            <text:p>Walkx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string" office:string-value="7:00:00" calcext:value-type="string">
            <text:p>7:00:00</text:p>
          </table:table-cell>
          <table:table-cell table:formula="of:=VLOOKUP([.$A147]-DATE(YEAR([.$A147]);1;0);[$Sun.A$2:$Sun.C$367];3)" office:value-type="string" office:string-value="19:07:00" calcext:value-type="string">
            <text:p>19:07:00</text:p>
          </table:table-cell>
          <table:table-cell office:value-type="string" calcext:value-type="string">
            <text:p>Day Hike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Hiket" calcext:value-type="string">
            <text:p>Hike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" calcext:value-type="string">
            <text:p>2023-03-19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8]-DATE(YEAR([.$A148]);1;0)" office:value-type="float" office:value="78" calcext:value-type="float">
            <text:p>78</text:p>
          </table:table-cell>
          <table:table-cell table:formula="of:=TEXT([.$A148];&quot;MMM&quot;)" office:value-type="string" office:string-value="Mar" calcext:value-type="string">
            <text:p>Mar</text:p>
          </table:table-cell>
          <table:table-cell table:formula="of:=DAY([.A148])" office:value-type="float" office:value="19" calcext:value-type="float">
            <text:p>19</text:p>
          </table:table-cell>
          <table:table-cell table:formula="of:=TEXT([.$A148];&quot;DDD&quot;)" office:value-type="string" office:string-value="Sun" calcext:value-type="string">
            <text:p>Sun</text:p>
          </table:table-cell>
          <table:table-cell table:formula="of:=VLOOKUP([.$B148];[$Sun.A$2:$Sun.C$367];2)" office:value-type="string" office:string-value="7:00:00" calcext:value-type="string">
            <text:p>7:00:00</text:p>
          </table:table-cell>
          <table:table-cell table:formula="of:=VLOOKUP([.$A148]-DATE(YEAR([.$A148]);1;0);[$Sun.A$2:$Sun.C$367];3)" office:value-type="string" office:string-value="19:07:00" calcext:value-type="string">
            <text:p>19:07:00</text:p>
          </table:table-cell>
          <table:table-cell office:value-type="string" calcext:value-type="string">
            <text:p>Long Walk</text:p>
          </table:table-cell>
          <table:table-cell table:style-name="ce6" table:formula="of:=[.$A148]" office:value-type="date" office:date-value="2023-03-19" calcext:value-type="date">
            <text:p>2023-03-19</text:p>
          </table:table-cell>
          <table:table-cell table:formula="of:=[.$F148]" office:value-type="string" office:string-value="7:00:00" calcext:value-type="string">
            <text:p>7:00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8]);ISBLANK([.$N148]));&quot;None&quot;;CONCATENATE([.$M148];[.$N148];&quot;&quot;))" office:value-type="string" office:string-value="Walkt" calcext:value-type="string">
            <text:p>Walkt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9]-DATE(YEAR([.$A149]);1;0)" office:value-type="float" office:value="79" calcext:value-type="float">
            <text:p>79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0" calcext:value-type="float">
            <text:p>20</text:p>
          </table:table-cell>
          <table:table-cell table:style-name="ce15" table:formula="of:=TEXT([.$A149];&quot;DDD&quot;)" office:value-type="string" office:string-value="Mon" calcext:value-type="string">
            <text:p>Mon</text:p>
          </table:table-cell>
          <table:table-cell table:style-name="ce18" table:formula="of:=VLOOKUP([.$B149];[$Sun.A$2:$Sun.C$367];2)" office:value-type="string" office:string-value="6:58:00" calcext:value-type="string">
            <text:p>6:58:00</text:p>
          </table:table-cell>
          <table:table-cell table:style-name="ce18" table:formula="of:=VLOOKUP([.$A149]-DATE(YEAR([.$A149]);1;0);[$Sun.A$2:$Sun.C$367];3)" office:value-type="string" office:string-value="19:08:00" calcext:value-type="string">
            <text:p>19:0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0" calcext:value-type="date">
            <text:p>2023-03-20</text:p>
          </table:table-cell>
          <table:table-cell table:style-name="ce18" table:formula="of:=[.$F149]" office:value-type="string" office:string-value="6:58:00" calcext:value-type="string">
            <text:p>6:5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50]-DATE(YEAR([.$A150]);1;0)" office:value-type="float" office:value="81" calcext:value-type="float">
            <text:p>81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2" calcext:value-type="float">
            <text:p>22</text:p>
          </table:table-cell>
          <table:table-cell table:style-name="ce15" table:formula="of:=TEXT([.$A150];&quot;DDD&quot;)" office:value-type="string" office:string-value="Wed" calcext:value-type="string">
            <text:p>Wed</text:p>
          </table:table-cell>
          <table:table-cell table:style-name="ce18" table:formula="of:=VLOOKUP([.$B150];[$Sun.A$2:$Sun.C$367];2)" office:value-type="string" office:string-value="6:55:00" calcext:value-type="string">
            <text:p>6:55:00</text:p>
          </table:table-cell>
          <table:table-cell table:style-name="ce18" table:formula="of:=VLOOKUP([.$A150]-DATE(YEAR([.$A150]);1;0);[$Sun.A$2:$Sun.C$367];3)" office:value-type="string" office:string-value="19:10:00" calcext:value-type="string">
            <text:p>19:1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2" calcext:value-type="date">
            <text:p>2023-03-22</text:p>
          </table:table-cell>
          <table:table-cell table:style-name="ce18" table:formula="of:=[.$F150]" office:value-type="string" office:string-value="6:55:00" calcext:value-type="string">
            <text:p>6:5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1]-DATE(YEAR([.$A151]);1;0)" office:value-type="float" office:value="83" calcext:value-type="float">
            <text:p>83</text:p>
          </table:table-cell>
          <table:table-cell table:style-name="ce15" table:formula="of:=TEXT([.$A151];&quot;MMM&quot;)" office:value-type="string" office:string-value="Mar" calcext:value-type="string">
            <text:p>Mar</text:p>
          </table:table-cell>
          <table:table-cell table:style-name="ce15" table:formula="of:=DAY([.A151])" office:value-type="float" office:value="24" calcext:value-type="float">
            <text:p>24</text:p>
          </table:table-cell>
          <table:table-cell table:style-name="ce15" table:formula="of:=TEXT([.$A151];&quot;DDD&quot;)" office:value-type="string" office:string-value="Fri" calcext:value-type="string">
            <text:p>Fri</text:p>
          </table:table-cell>
          <table:table-cell table:style-name="ce18" table:formula="of:=VLOOKUP([.$B151];[$Sun.A$2:$Sun.C$367];2)" office:value-type="string" office:string-value="6:51:00" calcext:value-type="string">
            <text:p>6:51:00</text:p>
          </table:table-cell>
          <table:table-cell table:style-name="ce18" table:formula="of:=VLOOKUP([.$A151]-DATE(YEAR([.$A151]);1;0);[$Sun.A$2:$Sun.C$367];3)" office:value-type="string" office:string-value="19:12:00" calcext:value-type="string">
            <text:p>19:1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1]" office:value-type="date" office:date-value="2023-03-24" calcext:value-type="date">
            <text:p>2023-03-24</text:p>
          </table:table-cell>
          <table:table-cell table:style-name="ce18" table:formula="of:=[.$F151]" office:value-type="string" office:string-value="6:51:00" calcext:value-type="string">
            <text:p>6:5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1]);ISBLANK([.$N151]));&quot;None&quot;;CONCATENATE([.$M151];[.$N151];&quot;&quot;))" office:value-type="string" office:string-value="Walkx" calcext:value-type="string">
            <text:p>Walkx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string" office:string-value="6:48:00" calcext:value-type="string">
            <text:p>6:48:00</text:p>
          </table:table-cell>
          <table:table-cell table:formula="of:=VLOOKUP([.$A152]-DATE(YEAR([.$A152]);1;0);[$Sun.A$2:$Sun.C$367];3)" office:value-type="string" office:string-value="19:14:00" calcext:value-type="string">
            <text:p>19:14:00</text:p>
          </table:table-cell>
          <table:table-cell office:value-type="string" calcext:value-type="string">
            <text:p>Day Hike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Hiket" calcext:value-type="string">
            <text:p>Hike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" calcext:value-type="string">
            <text:p>2023-03-26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3]-DATE(YEAR([.$A153]);1;0)" office:value-type="float" office:value="85" calcext:value-type="float">
            <text:p>85</text:p>
          </table:table-cell>
          <table:table-cell table:formula="of:=TEXT([.$A153];&quot;MMM&quot;)" office:value-type="string" office:string-value="Mar" calcext:value-type="string">
            <text:p>Mar</text:p>
          </table:table-cell>
          <table:table-cell table:formula="of:=DAY([.A153])" office:value-type="float" office:value="26" calcext:value-type="float">
            <text:p>26</text:p>
          </table:table-cell>
          <table:table-cell table:formula="of:=TEXT([.$A153];&quot;DDD&quot;)" office:value-type="string" office:string-value="Sun" calcext:value-type="string">
            <text:p>Sun</text:p>
          </table:table-cell>
          <table:table-cell table:formula="of:=VLOOKUP([.$B153];[$Sun.A$2:$Sun.C$367];2)" office:value-type="string" office:string-value="6:48:00" calcext:value-type="string">
            <text:p>6:48:00</text:p>
          </table:table-cell>
          <table:table-cell table:formula="of:=VLOOKUP([.$A153]-DATE(YEAR([.$A153]);1;0);[$Sun.A$2:$Sun.C$367];3)" office:value-type="string" office:string-value="19:14:00" calcext:value-type="string">
            <text:p>19:14:00</text:p>
          </table:table-cell>
          <table:table-cell office:value-type="string" calcext:value-type="string">
            <text:p>Long Walk</text:p>
          </table:table-cell>
          <table:table-cell table:style-name="ce6" table:formula="of:=[.$A153]" office:value-type="date" office:date-value="2023-03-26" calcext:value-type="date">
            <text:p>2023-03-26</text:p>
          </table:table-cell>
          <table:table-cell table:formula="of:=[.$F153]" office:value-type="string" office:string-value="6:48:00" calcext:value-type="string">
            <text:p>6:4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3]);ISBLANK([.$N153]));&quot;None&quot;;CONCATENATE([.$M153];[.$N153];&quot;&quot;))" office:value-type="string" office:string-value="Walkt" calcext:value-type="string">
            <text:p>Walkt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4]-DATE(YEAR([.$A154]);1;0)" office:value-type="float" office:value="86" calcext:value-type="float">
            <text:p>86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7" calcext:value-type="float">
            <text:p>27</text:p>
          </table:table-cell>
          <table:table-cell table:style-name="ce15" table:formula="of:=TEXT([.$A154];&quot;DDD&quot;)" office:value-type="string" office:string-value="Mon" calcext:value-type="string">
            <text:p>Mon</text:p>
          </table:table-cell>
          <table:table-cell table:style-name="ce18" table:formula="of:=VLOOKUP([.$B154];[$Sun.A$2:$Sun.C$367];2)" office:value-type="string" office:string-value="6:46:00" calcext:value-type="string">
            <text:p>6:46:00</text:p>
          </table:table-cell>
          <table:table-cell table:style-name="ce18" table:formula="of:=VLOOKUP([.$A154]-DATE(YEAR([.$A154]);1;0);[$Sun.A$2:$Sun.C$367];3)" office:value-type="string" office:string-value="19:15:00" calcext:value-type="string">
            <text:p>19:1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7" calcext:value-type="date">
            <text:p>2023-03-27</text:p>
          </table:table-cell>
          <table:table-cell table:style-name="ce18" table:formula="of:=[.$F154]" office:value-type="string" office:string-value="6:46:00" calcext:value-type="string">
            <text:p>6:4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5]-DATE(YEAR([.$A155]);1;0)" office:value-type="float" office:value="88" calcext:value-type="float">
            <text:p>88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29" calcext:value-type="float">
            <text:p>29</text:p>
          </table:table-cell>
          <table:table-cell table:style-name="ce15" table:formula="of:=TEXT([.$A155];&quot;DDD&quot;)" office:value-type="string" office:string-value="Wed" calcext:value-type="string">
            <text:p>Wed</text:p>
          </table:table-cell>
          <table:table-cell table:style-name="ce18" table:formula="of:=VLOOKUP([.$B155];[$Sun.A$2:$Sun.C$367];2)" office:value-type="string" office:string-value="6:43:00" calcext:value-type="string">
            <text:p>6:43:00</text:p>
          </table:table-cell>
          <table:table-cell table:style-name="ce18" table:formula="of:=VLOOKUP([.$A155]-DATE(YEAR([.$A155]);1;0);[$Sun.A$2:$Sun.C$367];3)" office:value-type="string" office:string-value="19:17:00" calcext:value-type="string">
            <text:p>19:1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29" calcext:value-type="date">
            <text:p>2023-03-29</text:p>
          </table:table-cell>
          <table:table-cell table:style-name="ce18" table:formula="of:=[.$F155]" office:value-type="string" office:string-value="6:43:00" calcext:value-type="string">
            <text:p>6:4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6]-DATE(YEAR([.$A156]);1;0)" office:value-type="float" office:value="90" calcext:value-type="float">
            <text:p>90</text:p>
          </table:table-cell>
          <table:table-cell table:style-name="ce15" table:formula="of:=TEXT([.$A156];&quot;MMM&quot;)" office:value-type="string" office:string-value="Mar" calcext:value-type="string">
            <text:p>Mar</text:p>
          </table:table-cell>
          <table:table-cell table:style-name="ce15" table:formula="of:=DAY([.A156])" office:value-type="float" office:value="31" calcext:value-type="float">
            <text:p>31</text:p>
          </table:table-cell>
          <table:table-cell table:style-name="ce15" table:formula="of:=TEXT([.$A156];&quot;DDD&quot;)" office:value-type="string" office:string-value="Fri" calcext:value-type="string">
            <text:p>Fri</text:p>
          </table:table-cell>
          <table:table-cell table:style-name="ce18" table:formula="of:=VLOOKUP([.$B156];[$Sun.A$2:$Sun.C$367];2)" office:value-type="string" office:string-value="6:40:00" calcext:value-type="string">
            <text:p>6:40:00</text:p>
          </table:table-cell>
          <table:table-cell table:style-name="ce18" table:formula="of:=VLOOKUP([.$A156]-DATE(YEAR([.$A156]);1;0);[$Sun.A$2:$Sun.C$367];3)" office:value-type="string" office:string-value="19:19:00" calcext:value-type="string">
            <text:p>19: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6]" office:value-type="date" office:date-value="2023-03-31" calcext:value-type="date">
            <text:p>2023-03-31</text:p>
          </table:table-cell>
          <table:table-cell table:style-name="ce18" table:formula="of:=[.$F156]" office:value-type="string" office:string-value="6:40:00" calcext:value-type="string">
            <text:p>6:4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6]);ISBLANK([.$N156]));&quot;None&quot;;CONCATENATE([.$M156];[.$N156];&quot;&quot;))" office:value-type="string" office:string-value="Walkx" calcext:value-type="string">
            <text:p>Walkx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6]);&quot;XXXXXXXXXXX&quot;;CONCATENATE(IF(ISBLANK([.$K156]);;TEXT([.$K156];&quot;YYYY-MM-DD&quot;));IF(ISBLANK([.$L156]);;CONCATENATE(&quot;T&quot;;;TEXT([.$L15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7]-DATE(YEAR([.$A157]);1;0)" office:value-type="float" office:value="246" calcext:value-type="float">
            <text:p>246</text:p>
          </table:table-cell>
          <table:table-cell table:formula="of:=TEXT([.$A157];&quot;MMM&quot;)" office:value-type="string" office:string-value="Sep" calcext:value-type="string">
            <text:p>Sep</text:p>
          </table:table-cell>
          <table:table-cell table:formula="of:=DAY([.A157])" office:value-type="float" office:value="3" calcext:value-type="float">
            <text:p>3</text:p>
          </table:table-cell>
          <table:table-cell table:formula="of:=TEXT([.$A157];&quot;DDD&quot;)" office:value-type="string" office:string-value="Sun" calcext:value-type="string">
            <text:p>Sun</text:p>
          </table:table-cell>
          <table:table-cell table:formula="of:=VLOOKUP([.$B157];[$Sun.A$2:$Sun.C$367];2)" office:value-type="string" office:string-value="6:25:00" calcext:value-type="string">
            <text:p>6:25:00</text:p>
          </table:table-cell>
          <table:table-cell table:formula="of:=VLOOKUP([.$A157]-DATE(YEAR([.$A157]);1;0);[$Sun.A$2:$Sun.C$367];3)" office:value-type="string" office:string-value="19:25:00" calcext:value-type="string">
            <text:p>19:25:00</text:p>
          </table:table-cell>
          <table:table-cell office:value-type="string" calcext:value-type="string">
            <text:p>Backpacking</text:p>
          </table:table-cell>
          <table:table-cell table:style-name="ce6" table:formula="of:=[.$A157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7]);ISBLANK([.$N157]));&quot;None&quot;;CONCATENATE([.$M157];[.$N157];&quot;&quot;))" office:value-type="string" office:string-value="Tript" calcext:value-type="string">
            <text:p>Tript</text:p>
          </table:table-cell>
          <table:table-cell table:formula="of:=IF(ISBLANK([.$N157]);&quot;XXXXXXXXXXXXXXX&quot;;CONCATENATE(IF([.$N157]=&quot;t&quot;;&quot;[TBD: &quot;;&quot;&quot;);IF(ISBLANK([.$H157]);&quot;&quot;;[.$H157]); IF([.$N15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7]);&quot;XXXXXXXXXXXXXX&quot;;CONCATENATE(IF(ISBLANK([.$I157]);;TEXT([.$I157];&quot;YYYY-MM-DD&quot;));IF(ISBLANK([.$J157]);;CONCATENATE(&quot;T&quot;;;TEXT([.$J157];&quot;HH:MM:SS&quot;)))))" office:value-type="string" office:string-value="2023-09-03" calcext:value-type="string">
            <text:p>2023-09-03</text:p>
          </table:table-cell>
          <table:table-cell table:style-name="ce8" table:formula="of:=IF(ISBLANK([.$N157]);&quot;XXXXXXXXXXX&quot;;CONCATENATE(IF(ISBLANK([.$K157]);;TEXT([.$K157];&quot;YYYY-MM-DD&quot;));IF(ISBLANK([.$L157]);;CONCATENATE(&quot;T&quot;;;TEXT([.$L157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.A1:Events.XFD1048576">
            <calcext:condition calcext:apply-style-name="TS-Walk-Style" calcext:value="formula-is([.$Q1]=&quot;Walkx&quot;)" calcext:base-cell-address="Events.A1"/>
            <calcext:condition calcext:apply-style-name="TS-Walk-Tentative" calcext:value="formula-is([.$Q1]=&quot;Walkt&quot;)" calcext:base-cell-address="Events.A1"/>
            <calcext:condition calcext:apply-style-name="TS-Walk-Hidden" calcext:value="formula-is([.$Q1]=&quot;Walk&quot;)" calcext:base-cell-address="Events.A1"/>
            <calcext:condition calcext:apply-style-name="TS-Hike" calcext:value="formula-is([.$Q1]=&quot;Hikex&quot;)" calcext:base-cell-address="Events.A1"/>
            <calcext:condition calcext:apply-style-name="TS-Hike-Tentative" calcext:value="formula-is([.$Q1]=&quot;Hiket&quot;)" calcext:base-cell-address="Events.A1"/>
            <calcext:condition calcext:apply-style-name="TS-Hike-Hidden" calcext:value="formula-is([.$Q1]=&quot;Hike&quot;)" calcext:base-cell-address="Events.A1"/>
            <calcext:condition calcext:apply-style-name="TS-Trip" calcext:value="formula-is([.$Q1]=&quot;Tripx&quot;)" calcext:base-cell-address="Events.A1"/>
            <calcext:condition calcext:apply-style-name="TS-Trip-Tentative" calcext:value="formula-is([.$Q1]=&quot;Tript&quot;)" calcext:base-cell-address="Events.A1"/>
            <calcext:condition calcext:apply-style-name="TS-Trip-Hidden" calcext:value="formula-is([.$Q1]=&quot;Trip&quot;)" calcext:base-cell-address="Events.A1"/>
            <calcext:condition calcext:apply-style-name="TS-Holiday" calcext:value="formula-is([.$Q1]=&quot;Holidayx&quot;)" calcext:base-cell-address="Events.A1"/>
            <calcext:condition calcext:apply-style-name="TS-Holiday-Tentative" calcext:value="formula-is([.$Q1]=&quot;Holidayt&quot;)" calcext:base-cell-address="Events.A1"/>
            <calcext:condition calcext:apply-style-name="Untitled1" calcext:value="formula-is([.$Q1]=&quot;Holiday&quot;)" calcext:base-cell-address="Events.A1"/>
            <calcext:condition calcext:apply-style-name="TS-Special" calcext:value="formula-is([.$Q1]=&quot;Specialx&quot;)" calcext:base-cell-address="Events.A1"/>
            <calcext:condition calcext:apply-style-name="TS-Special-Tentative" calcext:value="formula-is([.$Q1]=&quot;Specialt&quot;)" calcext:base-cell-address="Events.A1"/>
            <calcext:condition calcext:apply-style-name="TS-Special-Hidden" calcext:value="formula-is([.$Q1]=&quot;Special&quot;)" calcext:base-cell-address="Events.A1"/>
          </calcext:conditional-format>
        </calcext:conditional-formats>
      </table:table>
      <table:table table:name="Sun" table:style-name="ta1">
        <table:table-column table:style-name="co20" table:default-cell-style-name="ce79"/>
        <table:table-column table:style-name="co21" table:default-cell-style-name="ce79"/>
        <table:table-column table:style-name="co22" table:default-cell-style-name="ce79"/>
        <table:table-row table:style-name="ro3">
          <table:table-cell table:style-name="ce80" office:value-type="string" calcext:value-type="string">
            <text:p>DayOfYear</text:p>
          </table:table-cell>
          <table:table-cell table:style-name="ce80" office:value-type="string" calcext:value-type="string">
            <text:p>sunrise</text:p>
          </table:table-cell>
          <table:table-cell table:style-name="ce80" office:value-type="string" calcext:value-type="string">
            <text:p>suns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9: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0: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1: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2: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3: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4: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5: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6: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7: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8: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9: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50: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51: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52: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53: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54: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55: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56: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6:58: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6:59: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7:00:0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7:01:0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7:02:0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3" office:value-type="string" calcext:value-type="string">
            <text:p>7:12:00</text:p>
          </table:table-cell>
          <table:table-cell table:style-name="ce83" office:value-type="string" calcext:value-type="string">
            <text:p>17:04: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7:05: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7:06:0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7:07:0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7:08: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7:10: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3" office:value-type="string" calcext:value-type="string">
            <text:p>7:07:00</text:p>
          </table:table-cell>
          <table:table-cell table:style-name="ce83" office:value-type="string" calcext:value-type="string">
            <text:p>17:11:0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7:12:0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7:13:0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3" office:value-type="string" calcext:value-type="string">
            <text:p>7:04:00</text:p>
          </table:table-cell>
          <table:table-cell table:style-name="ce83" office:value-type="string" calcext:value-type="string">
            <text:p>17:15:0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7:16:0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3" office:value-type="string" calcext:value-type="string">
            <text:p>7:02:00</text:p>
          </table:table-cell>
          <table:table-cell table:style-name="ce83" office:value-type="string" calcext:value-type="string">
            <text:p>17:17:0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7:18: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7:20:0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3" office:value-type="string" calcext:value-type="string">
            <text:p>6:59:00</text:p>
          </table:table-cell>
          <table:table-cell table:style-name="ce83" office:value-type="string" calcext:value-type="string">
            <text:p>17:21:0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3" office:value-type="string" calcext:value-type="string">
            <text:p>6:57:00</text:p>
          </table:table-cell>
          <table:table-cell table:style-name="ce83" office:value-type="string" calcext:value-type="string">
            <text:p>17:22: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7:23: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7:24:0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6:54:00</text:p>
          </table:table-cell>
          <table:table-cell table:style-name="ce83" office:value-type="string" calcext:value-type="string">
            <text:p>17:26:0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7:27:0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7:28:0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7:29:0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3" office:value-type="string" calcext:value-type="string">
            <text:p>6:49:00</text:p>
          </table:table-cell>
          <table:table-cell table:style-name="ce83" office:value-type="string" calcext:value-type="string">
            <text:p>17:30:0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3" office:value-type="string" calcext:value-type="string">
            <text:p>6:47:00</text:p>
          </table:table-cell>
          <table:table-cell table:style-name="ce83" office:value-type="string" calcext:value-type="string">
            <text:p>17:32:0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7:33:0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7:34:0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7:35:0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7:36:0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7:38:0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3" office:value-type="string" calcext:value-type="string">
            <text:p>6:39:00</text:p>
          </table:table-cell>
          <table:table-cell table:style-name="ce83" office:value-type="string" calcext:value-type="string">
            <text:p>17:39:0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7:40:0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3" office:value-type="string" calcext:value-type="string">
            <text:p>6:36:00</text:p>
          </table:table-cell>
          <table:table-cell table:style-name="ce83" office:value-type="string" calcext:value-type="string">
            <text:p>17:41:0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7:42:0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7:43: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7:45:0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3" office:value-type="string" calcext:value-type="string">
            <text:p>6:30:00</text:p>
          </table:table-cell>
          <table:table-cell table:style-name="ce83" office:value-type="string" calcext:value-type="string">
            <text:p>17:46: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3" office:value-type="string" calcext:value-type="string">
            <text:p>6:29:00</text:p>
          </table:table-cell>
          <table:table-cell table:style-name="ce83" office:value-type="string" calcext:value-type="string">
            <text:p>17:47:0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3" office:value-type="string" calcext:value-type="string">
            <text:p>6:27:00</text:p>
          </table:table-cell>
          <table:table-cell table:style-name="ce83" office:value-type="string" calcext:value-type="string">
            <text:p>17:48: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3" office:value-type="string" calcext:value-type="string">
            <text:p>6:26:00</text:p>
          </table:table-cell>
          <table:table-cell table:style-name="ce83" office:value-type="string" calcext:value-type="string">
            <text:p>17:49:0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3" office:value-type="string" calcext:value-type="string">
            <text:p>6:24:00</text:p>
          </table:table-cell>
          <table:table-cell table:style-name="ce83" office:value-type="string" calcext:value-type="string">
            <text:p>17:50:0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3" office:value-type="string" calcext:value-type="string">
            <text:p>6:22:00</text:p>
          </table:table-cell>
          <table:table-cell table:style-name="ce83" office:value-type="string" calcext:value-type="string">
            <text:p>17:51:0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3" office:value-type="string" calcext:value-type="string">
            <text:p>6:21:00</text:p>
          </table:table-cell>
          <table:table-cell table:style-name="ce83" office:value-type="string" calcext:value-type="string">
            <text:p>17:53:0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3" office:value-type="string" calcext:value-type="string">
            <text:p>6:19:00</text:p>
          </table:table-cell>
          <table:table-cell table:style-name="ce83" office:value-type="string" calcext:value-type="string">
            <text:p>17:54:0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3" office:value-type="string" calcext:value-type="string">
            <text:p>6:18:00</text:p>
          </table:table-cell>
          <table:table-cell table:style-name="ce83" office:value-type="string" calcext:value-type="string">
            <text:p>17:55:0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8:56:0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8:57:0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8:58:0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8:59: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9:00:0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9:01: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9:02: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9:03:0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9:04:0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9:06:0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9:07:0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3" office:value-type="string" calcext:value-type="string">
            <text:p>6:58:00</text:p>
          </table:table-cell>
          <table:table-cell table:style-name="ce83" office:value-type="string" calcext:value-type="string">
            <text:p>19:08:0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9:09:0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9:10:0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9:11:0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9:12:0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9:13:0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3" office:value-type="string" calcext:value-type="string">
            <text:p>6:48:00</text:p>
          </table:table-cell>
          <table:table-cell table:style-name="ce83" office:value-type="string" calcext:value-type="string">
            <text:p>19:14:0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9:15:0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9:16:0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9:17:0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9:18:0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9:19:0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9:20:0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3" office:value-type="string" calcext:value-type="string">
            <text:p>6:37:00</text:p>
          </table:table-cell>
          <table:table-cell table:style-name="ce83" office:value-type="string" calcext:value-type="string">
            <text:p>19:21:0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9:22:0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9:23:0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9:25:0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83" office:value-type="string" calcext:value-type="string">
            <text:p>6:30:00</text:p>
          </table:table-cell>
          <table:table-cell table:style-name="ce83" office:value-type="string" calcext:value-type="string">
            <text:p>19:26:0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83" office:value-type="string" calcext:value-type="string">
            <text:p>6:29:00</text:p>
          </table:table-cell>
          <table:table-cell table:style-name="ce83" office:value-type="string" calcext:value-type="string">
            <text:p>19:27:0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83" office:value-type="string" calcext:value-type="string">
            <text:p>6:27:00</text:p>
          </table:table-cell>
          <table:table-cell table:style-name="ce83" office:value-type="string" calcext:value-type="string">
            <text:p>19:28:0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83" office:value-type="string" calcext:value-type="string">
            <text:p>6:25:00</text:p>
          </table:table-cell>
          <table:table-cell table:style-name="ce83" office:value-type="string" calcext:value-type="string">
            <text:p>19:29: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83" office:value-type="string" calcext:value-type="string">
            <text:p>6:24:00</text:p>
          </table:table-cell>
          <table:table-cell table:style-name="ce83" office:value-type="string" calcext:value-type="string">
            <text:p>19:30: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83" office:value-type="string" calcext:value-type="string">
            <text:p>6:22:00</text:p>
          </table:table-cell>
          <table:table-cell table:style-name="ce83" office:value-type="string" calcext:value-type="string">
            <text:p>19:31:0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83" office:value-type="string" calcext:value-type="string">
            <text:p>6:21:00</text:p>
          </table:table-cell>
          <table:table-cell table:style-name="ce83" office:value-type="string" calcext:value-type="string">
            <text:p>19:32:0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83" office:value-type="string" calcext:value-type="string">
            <text:p>6:19:00</text:p>
          </table:table-cell>
          <table:table-cell table:style-name="ce83" office:value-type="string" calcext:value-type="string">
            <text:p>19:33:0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83" office:value-type="string" calcext:value-type="string">
            <text:p>6:18:00</text:p>
          </table:table-cell>
          <table:table-cell table:style-name="ce83" office:value-type="string" calcext:value-type="string">
            <text:p>19:34:0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83" office:value-type="string" calcext:value-type="string">
            <text:p>6:16:00</text:p>
          </table:table-cell>
          <table:table-cell table:style-name="ce83" office:value-type="string" calcext:value-type="string">
            <text:p>19:35:0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83" office:value-type="string" calcext:value-type="string">
            <text:p>6:14:00</text:p>
          </table:table-cell>
          <table:table-cell table:style-name="ce83" office:value-type="string" calcext:value-type="string">
            <text:p>19:36:0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83" office:value-type="string" calcext:value-type="string">
            <text:p>6:13:00</text:p>
          </table:table-cell>
          <table:table-cell table:style-name="ce83" office:value-type="string" calcext:value-type="string">
            <text:p>19:37:0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83" office:value-type="string" calcext:value-type="string">
            <text:p>6:11:00</text:p>
          </table:table-cell>
          <table:table-cell table:style-name="ce83" office:value-type="string" calcext:value-type="string">
            <text:p>19:38:0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83" office:value-type="string" calcext:value-type="string">
            <text:p>6:10:00</text:p>
          </table:table-cell>
          <table:table-cell table:style-name="ce83" office:value-type="string" calcext:value-type="string">
            <text:p>19:39:0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83" office:value-type="string" calcext:value-type="string">
            <text:p>6:09:00</text:p>
          </table:table-cell>
          <table:table-cell table:style-name="ce83" office:value-type="string" calcext:value-type="string">
            <text:p>19:40:0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83" office:value-type="string" calcext:value-type="string">
            <text:p>6:07:00</text:p>
          </table:table-cell>
          <table:table-cell table:style-name="ce83" office:value-type="string" calcext:value-type="string">
            <text:p>19:41:0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83" office:value-type="string" calcext:value-type="string">
            <text:p>6:06:00</text:p>
          </table:table-cell>
          <table:table-cell table:style-name="ce83" office:value-type="string" calcext:value-type="string">
            <text:p>19:42:0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83" office:value-type="string" calcext:value-type="string">
            <text:p>6:04:00</text:p>
          </table:table-cell>
          <table:table-cell table:style-name="ce83" office:value-type="string" calcext:value-type="string">
            <text:p>19:43:0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83" office:value-type="string" calcext:value-type="string">
            <text:p>6:03:00</text:p>
          </table:table-cell>
          <table:table-cell table:style-name="ce83" office:value-type="string" calcext:value-type="string">
            <text:p>19:44:0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83" office:value-type="string" calcext:value-type="string">
            <text:p>6:01:00</text:p>
          </table:table-cell>
          <table:table-cell table:style-name="ce83" office:value-type="string" calcext:value-type="string">
            <text:p>19:45:0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83" office:value-type="string" calcext:value-type="string">
            <text:p>6:00:00</text:p>
          </table:table-cell>
          <table:table-cell table:style-name="ce83" office:value-type="string" calcext:value-type="string">
            <text:p>19:46:0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83" office:value-type="string" calcext:value-type="string">
            <text:p>5:59:00</text:p>
          </table:table-cell>
          <table:table-cell table:style-name="ce83" office:value-type="string" calcext:value-type="string">
            <text:p>19:48:0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83" office:value-type="string" calcext:value-type="string">
            <text:p>5:57:00</text:p>
          </table:table-cell>
          <table:table-cell table:style-name="ce83" office:value-type="string" calcext:value-type="string">
            <text:p>19:49:0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83" office:value-type="string" calcext:value-type="string">
            <text:p>5:56:00</text:p>
          </table:table-cell>
          <table:table-cell table:style-name="ce83" office:value-type="string" calcext:value-type="string">
            <text:p>19:50:0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83" office:value-type="string" calcext:value-type="string">
            <text:p>5:55:00</text:p>
          </table:table-cell>
          <table:table-cell table:style-name="ce83" office:value-type="string" calcext:value-type="string">
            <text:p>19:51:0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83" office:value-type="string" calcext:value-type="string">
            <text:p>5:53:00</text:p>
          </table:table-cell>
          <table:table-cell table:style-name="ce83" office:value-type="string" calcext:value-type="string">
            <text:p>19:52:0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83" office:value-type="string" calcext:value-type="string">
            <text:p>5:52:00</text:p>
          </table:table-cell>
          <table:table-cell table:style-name="ce83" office:value-type="string" calcext:value-type="string">
            <text:p>19:53:0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83" office:value-type="string" calcext:value-type="string">
            <text:p>5:51:00</text:p>
          </table:table-cell>
          <table:table-cell table:style-name="ce83" office:value-type="string" calcext:value-type="string">
            <text:p>19:54:0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83" office:value-type="string" calcext:value-type="string">
            <text:p>5:50:00</text:p>
          </table:table-cell>
          <table:table-cell table:style-name="ce83" office:value-type="string" calcext:value-type="string">
            <text:p>19:55:0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83" office:value-type="string" calcext:value-type="string">
            <text:p>5:49:00</text:p>
          </table:table-cell>
          <table:table-cell table:style-name="ce83" office:value-type="string" calcext:value-type="string">
            <text:p>19:56:0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83" office:value-type="string" calcext:value-type="string">
            <text:p>5:47:00</text:p>
          </table:table-cell>
          <table:table-cell table:style-name="ce83" office:value-type="string" calcext:value-type="string">
            <text:p>19:57:0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83" office:value-type="string" calcext:value-type="string">
            <text:p>5:46:00</text:p>
          </table:table-cell>
          <table:table-cell table:style-name="ce83" office:value-type="string" calcext:value-type="string">
            <text:p>19:58:0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83" office:value-type="string" calcext:value-type="string">
            <text:p>5:45:00</text:p>
          </table:table-cell>
          <table:table-cell table:style-name="ce83" office:value-type="string" calcext:value-type="string">
            <text:p>19:59:0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83" office:value-type="string" calcext:value-type="string">
            <text:p>5:44:00</text:p>
          </table:table-cell>
          <table:table-cell table:style-name="ce83" office:value-type="string" calcext:value-type="string">
            <text:p>20:00:0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83" office:value-type="string" calcext:value-type="string">
            <text:p>5:43:00</text:p>
          </table:table-cell>
          <table:table-cell table:style-name="ce83" office:value-type="string" calcext:value-type="string">
            <text:p>20:01:0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83" office:value-type="string" calcext:value-type="string">
            <text:p>5:42:00</text:p>
          </table:table-cell>
          <table:table-cell table:style-name="ce83" office:value-type="string" calcext:value-type="string">
            <text:p>20:02:0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83" office:value-type="string" calcext:value-type="string">
            <text:p>5:41:00</text:p>
          </table:table-cell>
          <table:table-cell table:style-name="ce83" office:value-type="string" calcext:value-type="string">
            <text:p>20:03:0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83" office:value-type="string" calcext:value-type="string">
            <text:p>5:40:00</text:p>
          </table:table-cell>
          <table:table-cell table:style-name="ce83" office:value-type="string" calcext:value-type="string">
            <text:p>20:04:0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83" office:value-type="string" calcext:value-type="string">
            <text:p>5:39:00</text:p>
          </table:table-cell>
          <table:table-cell table:style-name="ce83" office:value-type="string" calcext:value-type="string">
            <text:p>20:05:0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83" office:value-type="string" calcext:value-type="string">
            <text:p>5:38:00</text:p>
          </table:table-cell>
          <table:table-cell table:style-name="ce83" office:value-type="string" calcext:value-type="string">
            <text:p>20:06:0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83" office:value-type="string" calcext:value-type="string">
            <text:p>5:37:00</text:p>
          </table:table-cell>
          <table:table-cell table:style-name="ce83" office:value-type="string" calcext:value-type="string">
            <text:p>20:07:0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83" office:value-type="string" calcext:value-type="string">
            <text:p>5:36:00</text:p>
          </table:table-cell>
          <table:table-cell table:style-name="ce83" office:value-type="string" calcext:value-type="string">
            <text:p>20:08:0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83" office:value-type="string" calcext:value-type="string">
            <text:p>5:35:00</text:p>
          </table:table-cell>
          <table:table-cell table:style-name="ce83" office:value-type="string" calcext:value-type="string">
            <text:p>20:09:0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83" office:value-type="string" calcext:value-type="string">
            <text:p>5:34:00</text:p>
          </table:table-cell>
          <table:table-cell table:style-name="ce83" office:value-type="string" calcext:value-type="string">
            <text:p>20:10:0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83" office:value-type="string" calcext:value-type="string">
            <text:p>5:34:00</text:p>
          </table:table-cell>
          <table:table-cell table:style-name="ce83" office:value-type="string" calcext:value-type="string">
            <text:p>20:11:0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83" office:value-type="string" calcext:value-type="string">
            <text:p>5:33:00</text:p>
          </table:table-cell>
          <table:table-cell table:style-name="ce83" office:value-type="string" calcext:value-type="string">
            <text:p>20:11:0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83" office:value-type="string" calcext:value-type="string">
            <text:p>5:32:00</text:p>
          </table:table-cell>
          <table:table-cell table:style-name="ce83" office:value-type="string" calcext:value-type="string">
            <text:p>20:12:0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13:0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14:0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83" office:value-type="string" calcext:value-type="string">
            <text:p>5:30:00</text:p>
          </table:table-cell>
          <table:table-cell table:style-name="ce83" office:value-type="string" calcext:value-type="string">
            <text:p>20:15:0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16:0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17:0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17:0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18:0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19:0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20:0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22:0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23:0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23:0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24:0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5:0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5:0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83" office:value-type="string" calcext:value-type="string">
            <text:p>5:30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83" office:value-type="string" calcext:value-type="string">
            <text:p>5:32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83" office:value-type="string" calcext:value-type="string">
            <text:p>5:32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83" office:value-type="string" calcext:value-type="string">
            <text:p>5:33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83" office:value-type="string" calcext:value-type="string">
            <text:p>5:34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83" office:value-type="string" calcext:value-type="string">
            <text:p>5:35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83" office:value-type="string" calcext:value-type="string">
            <text:p>5:35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83" office:value-type="string" calcext:value-type="string">
            <text:p>5:36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83" office:value-type="string" calcext:value-type="string">
            <text:p>5:37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83" office:value-type="string" calcext:value-type="string">
            <text:p>5:38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83" office:value-type="string" calcext:value-type="string">
            <text:p>5:38:00</text:p>
          </table:table-cell>
          <table:table-cell table:style-name="ce83" office:value-type="string" calcext:value-type="string">
            <text:p>20:25:0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83" office:value-type="string" calcext:value-type="string">
            <text:p>5:39:00</text:p>
          </table:table-cell>
          <table:table-cell table:style-name="ce83" office:value-type="string" calcext:value-type="string">
            <text:p>20:24:0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83" office:value-type="string" calcext:value-type="string">
            <text:p>5:40:00</text:p>
          </table:table-cell>
          <table:table-cell table:style-name="ce83" office:value-type="string" calcext:value-type="string">
            <text:p>20:24:0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83" office:value-type="string" calcext:value-type="string">
            <text:p>5:41:00</text:p>
          </table:table-cell>
          <table:table-cell table:style-name="ce83" office:value-type="string" calcext:value-type="string">
            <text:p>20:23:0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83" office:value-type="string" calcext:value-type="string">
            <text:p>5:42:00</text:p>
          </table:table-cell>
          <table:table-cell table:style-name="ce83" office:value-type="string" calcext:value-type="string">
            <text:p>20:22:0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83" office:value-type="string" calcext:value-type="string">
            <text:p>5:43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83" office:value-type="string" calcext:value-type="string">
            <text:p>5:43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83" office:value-type="string" calcext:value-type="string">
            <text:p>5:44:00</text:p>
          </table:table-cell>
          <table:table-cell table:style-name="ce83" office:value-type="string" calcext:value-type="string">
            <text:p>20:20:0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83" office:value-type="string" calcext:value-type="string">
            <text:p>5:45:00</text:p>
          </table:table-cell>
          <table:table-cell table:style-name="ce83" office:value-type="string" calcext:value-type="string">
            <text:p>20:19:0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83" office:value-type="string" calcext:value-type="string">
            <text:p>5:46:00</text:p>
          </table:table-cell>
          <table:table-cell table:style-name="ce83" office:value-type="string" calcext:value-type="string">
            <text:p>20:18:00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83" office:value-type="string" calcext:value-type="string">
            <text:p>5:47:00</text:p>
          </table:table-cell>
          <table:table-cell table:style-name="ce83" office:value-type="string" calcext:value-type="string">
            <text:p>20:17:0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83" office:value-type="string" calcext:value-type="string">
            <text:p>5:48:00</text:p>
          </table:table-cell>
          <table:table-cell table:style-name="ce83" office:value-type="string" calcext:value-type="string">
            <text:p>20:16:0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83" office:value-type="string" calcext:value-type="string">
            <text:p>5:49:00</text:p>
          </table:table-cell>
          <table:table-cell table:style-name="ce83" office:value-type="string" calcext:value-type="string">
            <text:p>20:15:0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83" office:value-type="string" calcext:value-type="string">
            <text:p>5:50:00</text:p>
          </table:table-cell>
          <table:table-cell table:style-name="ce83" office:value-type="string" calcext:value-type="string">
            <text:p>20:14:0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83" office:value-type="string" calcext:value-type="string">
            <text:p>5:51:00</text:p>
          </table:table-cell>
          <table:table-cell table:style-name="ce83" office:value-type="string" calcext:value-type="string">
            <text:p>20:13:0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83" office:value-type="string" calcext:value-type="string">
            <text:p>5:52:00</text:p>
          </table:table-cell>
          <table:table-cell table:style-name="ce83" office:value-type="string" calcext:value-type="string">
            <text:p>20:12:00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83" office:value-type="string" calcext:value-type="string">
            <text:p>5:53:00</text:p>
          </table:table-cell>
          <table:table-cell table:style-name="ce83" office:value-type="string" calcext:value-type="string">
            <text:p>20:11:0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83" office:value-type="string" calcext:value-type="string">
            <text:p>5:54:00</text:p>
          </table:table-cell>
          <table:table-cell table:style-name="ce83" office:value-type="string" calcext:value-type="string">
            <text:p>20:10:0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83" office:value-type="string" calcext:value-type="string">
            <text:p>5:55:00</text:p>
          </table:table-cell>
          <table:table-cell table:style-name="ce83" office:value-type="string" calcext:value-type="string">
            <text:p>20:09:0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83" office:value-type="string" calcext:value-type="string">
            <text:p>5:55:00</text:p>
          </table:table-cell>
          <table:table-cell table:style-name="ce83" office:value-type="string" calcext:value-type="string">
            <text:p>20:08:0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83" office:value-type="string" calcext:value-type="string">
            <text:p>5:56:00</text:p>
          </table:table-cell>
          <table:table-cell table:style-name="ce83" office:value-type="string" calcext:value-type="string">
            <text:p>20:07:00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83" office:value-type="string" calcext:value-type="string">
            <text:p>5:57:00</text:p>
          </table:table-cell>
          <table:table-cell table:style-name="ce83" office:value-type="string" calcext:value-type="string">
            <text:p>20:05:0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83" office:value-type="string" calcext:value-type="string">
            <text:p>5:58:00</text:p>
          </table:table-cell>
          <table:table-cell table:style-name="ce83" office:value-type="string" calcext:value-type="string">
            <text:p>20:04:0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83" office:value-type="string" calcext:value-type="string">
            <text:p>5:59:00</text:p>
          </table:table-cell>
          <table:table-cell table:style-name="ce83" office:value-type="string" calcext:value-type="string">
            <text:p>20:03:0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83" office:value-type="string" calcext:value-type="string">
            <text:p>6:00:00</text:p>
          </table:table-cell>
          <table:table-cell table:style-name="ce83" office:value-type="string" calcext:value-type="string">
            <text:p>20:02:0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83" office:value-type="string" calcext:value-type="string">
            <text:p>6:01:00</text:p>
          </table:table-cell>
          <table:table-cell table:style-name="ce83" office:value-type="string" calcext:value-type="string">
            <text:p>20:00:0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83" office:value-type="string" calcext:value-type="string">
            <text:p>6:02:00</text:p>
          </table:table-cell>
          <table:table-cell table:style-name="ce83" office:value-type="string" calcext:value-type="string">
            <text:p>19:59:0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83" office:value-type="string" calcext:value-type="string">
            <text:p>6:03:00</text:p>
          </table:table-cell>
          <table:table-cell table:style-name="ce83" office:value-type="string" calcext:value-type="string">
            <text:p>19:58:0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83" office:value-type="string" calcext:value-type="string">
            <text:p>6:04:00</text:p>
          </table:table-cell>
          <table:table-cell table:style-name="ce83" office:value-type="string" calcext:value-type="string">
            <text:p>19:56:0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83" office:value-type="string" calcext:value-type="string">
            <text:p>6:05:00</text:p>
          </table:table-cell>
          <table:table-cell table:style-name="ce83" office:value-type="string" calcext:value-type="string">
            <text:p>19:55:00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83" office:value-type="string" calcext:value-type="string">
            <text:p>6:06:00</text:p>
          </table:table-cell>
          <table:table-cell table:style-name="ce83" office:value-type="string" calcext:value-type="string">
            <text:p>19:54:00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83" office:value-type="string" calcext:value-type="string">
            <text:p>6:07:00</text:p>
          </table:table-cell>
          <table:table-cell table:style-name="ce83" office:value-type="string" calcext:value-type="string">
            <text:p>19:52:0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83" office:value-type="string" calcext:value-type="string">
            <text:p>6:08:00</text:p>
          </table:table-cell>
          <table:table-cell table:style-name="ce83" office:value-type="string" calcext:value-type="string">
            <text:p>19:51:0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83" office:value-type="string" calcext:value-type="string">
            <text:p>6:09:00</text:p>
          </table:table-cell>
          <table:table-cell table:style-name="ce83" office:value-type="string" calcext:value-type="string">
            <text:p>19:49:00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83" office:value-type="string" calcext:value-type="string">
            <text:p>6:10:00</text:p>
          </table:table-cell>
          <table:table-cell table:style-name="ce83" office:value-type="string" calcext:value-type="string">
            <text:p>19:48:00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83" office:value-type="string" calcext:value-type="string">
            <text:p>6:11:00</text:p>
          </table:table-cell>
          <table:table-cell table:style-name="ce83" office:value-type="string" calcext:value-type="string">
            <text:p>19:47:00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83" office:value-type="string" calcext:value-type="string">
            <text:p>6:12:00</text:p>
          </table:table-cell>
          <table:table-cell table:style-name="ce83" office:value-type="string" calcext:value-type="string">
            <text:p>19:45:00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83" office:value-type="string" calcext:value-type="string">
            <text:p>6:13:00</text:p>
          </table:table-cell>
          <table:table-cell table:style-name="ce83" office:value-type="string" calcext:value-type="string">
            <text:p>19:44:0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83" office:value-type="string" calcext:value-type="string">
            <text:p>6:14:00</text:p>
          </table:table-cell>
          <table:table-cell table:style-name="ce83" office:value-type="string" calcext:value-type="string">
            <text:p>19:42:00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83" office:value-type="string" calcext:value-type="string">
            <text:p>6:15:00</text:p>
          </table:table-cell>
          <table:table-cell table:style-name="ce83" office:value-type="string" calcext:value-type="string">
            <text:p>19:41:0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83" office:value-type="string" calcext:value-type="string">
            <text:p>6:16:00</text:p>
          </table:table-cell>
          <table:table-cell table:style-name="ce83" office:value-type="string" calcext:value-type="string">
            <text:p>19:39:00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83" office:value-type="string" calcext:value-type="string">
            <text:p>6:17:00</text:p>
          </table:table-cell>
          <table:table-cell table:style-name="ce83" office:value-type="string" calcext:value-type="string">
            <text:p>19:37:00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83" office:value-type="string" calcext:value-type="string">
            <text:p>6:18:00</text:p>
          </table:table-cell>
          <table:table-cell table:style-name="ce83" office:value-type="string" calcext:value-type="string">
            <text:p>19:36:0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83" office:value-type="string" calcext:value-type="string">
            <text:p>6:19:00</text:p>
          </table:table-cell>
          <table:table-cell table:style-name="ce83" office:value-type="string" calcext:value-type="string">
            <text:p>19:34:00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83" office:value-type="string" calcext:value-type="string">
            <text:p>6:20:00</text:p>
          </table:table-cell>
          <table:table-cell table:style-name="ce83" office:value-type="string" calcext:value-type="string">
            <text:p>19:33:0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83" office:value-type="string" calcext:value-type="string">
            <text:p>6:21:00</text:p>
          </table:table-cell>
          <table:table-cell table:style-name="ce83" office:value-type="string" calcext:value-type="string">
            <text:p>19:31:00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83" office:value-type="string" calcext:value-type="string">
            <text:p>6:22:00</text:p>
          </table:table-cell>
          <table:table-cell table:style-name="ce83" office:value-type="string" calcext:value-type="string">
            <text:p>19:30:00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83" office:value-type="string" calcext:value-type="string">
            <text:p>6:23:00</text:p>
          </table:table-cell>
          <table:table-cell table:style-name="ce83" office:value-type="string" calcext:value-type="string">
            <text:p>19:28:0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83" office:value-type="string" calcext:value-type="string">
            <text:p>6:24:00</text:p>
          </table:table-cell>
          <table:table-cell table:style-name="ce83" office:value-type="string" calcext:value-type="string">
            <text:p>19:26:00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83" office:value-type="string" calcext:value-type="string">
            <text:p>6:25:00</text:p>
          </table:table-cell>
          <table:table-cell table:style-name="ce83" office:value-type="string" calcext:value-type="string">
            <text:p>19:25:00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83" office:value-type="string" calcext:value-type="string">
            <text:p>6:26:00</text:p>
          </table:table-cell>
          <table:table-cell table:style-name="ce83" office:value-type="string" calcext:value-type="string">
            <text:p>19:23:0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83" office:value-type="string" calcext:value-type="string">
            <text:p>6:27:00</text:p>
          </table:table-cell>
          <table:table-cell table:style-name="ce83" office:value-type="string" calcext:value-type="string">
            <text:p>19:21:00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83" office:value-type="string" calcext:value-type="string">
            <text:p>6:28:00</text:p>
          </table:table-cell>
          <table:table-cell table:style-name="ce83" office:value-type="string" calcext:value-type="string">
            <text:p>19:20:0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83" office:value-type="string" calcext:value-type="string">
            <text:p>6:29:00</text:p>
          </table:table-cell>
          <table:table-cell table:style-name="ce83" office:value-type="string" calcext:value-type="string">
            <text:p>19:18:0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83" office:value-type="string" calcext:value-type="string">
            <text:p>6:30:00</text:p>
          </table:table-cell>
          <table:table-cell table:style-name="ce83" office:value-type="string" calcext:value-type="string">
            <text:p>19:16:0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83" office:value-type="string" calcext:value-type="string">
            <text:p>6:31:00</text:p>
          </table:table-cell>
          <table:table-cell table:style-name="ce83" office:value-type="string" calcext:value-type="string">
            <text:p>19:15:0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9:13:0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9:11:0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83" office:value-type="string" calcext:value-type="string">
            <text:p>6:34:00</text:p>
          </table:table-cell>
          <table:table-cell table:style-name="ce83" office:value-type="string" calcext:value-type="string">
            <text:p>19:10:0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9:08:00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83" office:value-type="string" calcext:value-type="string">
            <text:p>6:36:00</text:p>
          </table:table-cell>
          <table:table-cell table:style-name="ce83" office:value-type="string" calcext:value-type="string">
            <text:p>19:06:00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83" office:value-type="string" calcext:value-type="string">
            <text:p>6:37:00</text:p>
          </table:table-cell>
          <table:table-cell table:style-name="ce83" office:value-type="string" calcext:value-type="string">
            <text:p>19:05:00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9:03:00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9:01:00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83" office:value-type="string" calcext:value-type="string">
            <text:p>6:39:00</text:p>
          </table:table-cell>
          <table:table-cell table:style-name="ce83" office:value-type="string" calcext:value-type="string">
            <text:p>19:00:00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8:58:0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83" office:value-type="string" calcext:value-type="string">
            <text:p>6:41:00</text:p>
          </table:table-cell>
          <table:table-cell table:style-name="ce83" office:value-type="string" calcext:value-type="string">
            <text:p>18:56:00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8:55:0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8:53:0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83" office:value-type="string" calcext:value-type="string">
            <text:p>6:44:00</text:p>
          </table:table-cell>
          <table:table-cell table:style-name="ce83" office:value-type="string" calcext:value-type="string">
            <text:p>18:51:0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8:49:0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8:48:00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83" office:value-type="string" calcext:value-type="string">
            <text:p>6:47:00</text:p>
          </table:table-cell>
          <table:table-cell table:style-name="ce83" office:value-type="string" calcext:value-type="string">
            <text:p>18:46:0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83" office:value-type="string" calcext:value-type="string">
            <text:p>6:48:00</text:p>
          </table:table-cell>
          <table:table-cell table:style-name="ce83" office:value-type="string" calcext:value-type="string">
            <text:p>18:44:0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83" office:value-type="string" calcext:value-type="string">
            <text:p>6:49:00</text:p>
          </table:table-cell>
          <table:table-cell table:style-name="ce83" office:value-type="string" calcext:value-type="string">
            <text:p>18:43:0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8:41:00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8:39:00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83" office:value-type="string" calcext:value-type="string">
            <text:p>6:52:00</text:p>
          </table:table-cell>
          <table:table-cell table:style-name="ce83" office:value-type="string" calcext:value-type="string">
            <text:p>18:38:0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8:36:00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83" office:value-type="string" calcext:value-type="string">
            <text:p>6:54:00</text:p>
          </table:table-cell>
          <table:table-cell table:style-name="ce83" office:value-type="string" calcext:value-type="string">
            <text:p>18:34:00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8:33:00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8:31:00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83" office:value-type="string" calcext:value-type="string">
            <text:p>6:58:00</text:p>
          </table:table-cell>
          <table:table-cell table:style-name="ce83" office:value-type="string" calcext:value-type="string">
            <text:p>18:30:0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83" office:value-type="string" calcext:value-type="string">
            <text:p>6:59:00</text:p>
          </table:table-cell>
          <table:table-cell table:style-name="ce83" office:value-type="string" calcext:value-type="string">
            <text:p>18:28:00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8:26:00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8:25:0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83" office:value-type="string" calcext:value-type="string">
            <text:p>7:02:00</text:p>
          </table:table-cell>
          <table:table-cell table:style-name="ce83" office:value-type="string" calcext:value-type="string">
            <text:p>18:23:00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8:22:00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83" office:value-type="string" calcext:value-type="string">
            <text:p>7:04:00</text:p>
          </table:table-cell>
          <table:table-cell table:style-name="ce83" office:value-type="string" calcext:value-type="string">
            <text:p>18:20:00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8:18:00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8:17:0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83" office:value-type="string" calcext:value-type="string">
            <text:p>7:07:00</text:p>
          </table:table-cell>
          <table:table-cell table:style-name="ce83" office:value-type="string" calcext:value-type="string">
            <text:p>18:15:0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8:14:0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8:12:0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8:11:0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8:09:0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8:08:0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8:07:0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8:05:0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8:04:0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8:02:0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8:01:0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8:00:0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7:58:0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83" office:value-type="string" calcext:value-type="string">
            <text:p>7:22:00</text:p>
          </table:table-cell>
          <table:table-cell table:style-name="ce83" office:value-type="string" calcext:value-type="string">
            <text:p>17:57:0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83" office:value-type="string" calcext:value-type="string">
            <text:p>7:23:00</text:p>
          </table:table-cell>
          <table:table-cell table:style-name="ce83" office:value-type="string" calcext:value-type="string">
            <text:p>17:56:0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83" office:value-type="string" calcext:value-type="string">
            <text:p>7:24:00</text:p>
          </table:table-cell>
          <table:table-cell table:style-name="ce83" office:value-type="string" calcext:value-type="string">
            <text:p>17:54:0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83" office:value-type="string" calcext:value-type="string">
            <text:p>7:25:00</text:p>
          </table:table-cell>
          <table:table-cell table:style-name="ce83" office:value-type="string" calcext:value-type="string">
            <text:p>17:53:0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83" office:value-type="string" calcext:value-type="string">
            <text:p>7:26:00</text:p>
          </table:table-cell>
          <table:table-cell table:style-name="ce83" office:value-type="string" calcext:value-type="string">
            <text:p>17:52:00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83" office:value-type="string" calcext:value-type="string">
            <text:p>7:27:00</text:p>
          </table:table-cell>
          <table:table-cell table:style-name="ce83" office:value-type="string" calcext:value-type="string">
            <text:p>16:51:00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83" office:value-type="string" calcext:value-type="string">
            <text:p>7:29:00</text:p>
          </table:table-cell>
          <table:table-cell table:style-name="ce83" office:value-type="string" calcext:value-type="string">
            <text:p>16:50:0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83" office:value-type="string" calcext:value-type="string">
            <text:p>7:30:00</text:p>
          </table:table-cell>
          <table:table-cell table:style-name="ce83" office:value-type="string" calcext:value-type="string">
            <text:p>16:48:00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83" office:value-type="string" calcext:value-type="string">
            <text:p>7:31:00</text:p>
          </table:table-cell>
          <table:table-cell table:style-name="ce83" office:value-type="string" calcext:value-type="string">
            <text:p>16:47:0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6:46:00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6:45:00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6:44:0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83" office:value-type="string" calcext:value-type="string">
            <text:p>6:36:00</text:p>
          </table:table-cell>
          <table:table-cell table:style-name="ce83" office:value-type="string" calcext:value-type="string">
            <text:p>16:43:00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83" office:value-type="string" calcext:value-type="string">
            <text:p>6:37:00</text:p>
          </table:table-cell>
          <table:table-cell table:style-name="ce83" office:value-type="string" calcext:value-type="string">
            <text:p>16:42:0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6:41:0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83" office:value-type="string" calcext:value-type="string">
            <text:p>6:39:00</text:p>
          </table:table-cell>
          <table:table-cell table:style-name="ce83" office:value-type="string" calcext:value-type="string">
            <text:p>16:40:0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6:39:0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83" office:value-type="string" calcext:value-type="string">
            <text:p>6:44:00</text:p>
          </table:table-cell>
          <table:table-cell table:style-name="ce83" office:value-type="string" calcext:value-type="string">
            <text:p>16:37:0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6:36:0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6:35:00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83" office:value-type="string" calcext:value-type="string">
            <text:p>6:47:00</text:p>
          </table:table-cell>
          <table:table-cell table:style-name="ce83" office:value-type="string" calcext:value-type="string">
            <text:p>16:35:00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83" office:value-type="string" calcext:value-type="string">
            <text:p>6:49:00</text:p>
          </table:table-cell>
          <table:table-cell table:style-name="ce83" office:value-type="string" calcext:value-type="string">
            <text:p>16:34:00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83" office:value-type="string" calcext:value-type="string">
            <text:p>6:52:00</text:p>
          </table:table-cell>
          <table:table-cell table:style-name="ce83" office:value-type="string" calcext:value-type="string">
            <text:p>16:32:00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6:32:00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83" office:value-type="string" calcext:value-type="string">
            <text:p>6:54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83" office:value-type="string" calcext:value-type="string">
            <text:p>6:57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83" office:value-type="string" calcext:value-type="string">
            <text:p>6:58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83" office:value-type="string" calcext:value-type="string">
            <text:p>6:59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83" office:value-type="string" calcext:value-type="string">
            <text:p>7:02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83" office:value-type="string" calcext:value-type="string">
            <text:p>7:04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83" office:value-type="string" calcext:value-type="string">
            <text:p>7:07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83" office:value-type="string" calcext:value-type="string">
            <text:p>7:12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32:00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34:0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34:0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35:0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6:0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6:0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7:00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 table:number-rows-repeated="104820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Events.A1:Events.T15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time-style style:name="N148">
      <number:minutes number:style="long"/>
      <number:text>:</number:text>
      <number:seconds number:style="long" number:decimal-places="1"/>
    </number:time-style>
    <number:date-style style:name="N147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46">
      <number:number number:decimal-places="1" number:min-decimal-places="1" number:min-integer-digits="1"/>
    </number:number-style>
    <number:date-style style:name="N145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0P0" style:volatile="true">
      <number:hours/>
      <number:text>:</number:text>
      <number:minutes number:style="long"/>
      <number:text>:</number:text>
      <number:seconds number:style="long"/>
    </number:time-style>
    <number:text-style style:name="N140">
      <number:text-content/>
      <style:map style:condition="value()&lt;=1.7976931348623157E+308" style:apply-style-name="N140P0"/>
    </number:text-style>
    <number:number-style style:name="N13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minutes number:style="long"/>
      <number:text>:</number:text>
      <number:seconds number:style="long"/>
    </number:time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0">
      <number:number number:decimal-places="1" number:min-decimal-places="1" number:min-integer-digits="1" number:grouping="true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">
      <number:number number:decimal-places="8" number:min-decimal-places="8" number:min-integer-digits="1"/>
    </number:number-style>
    <number:date-style style:name="N1014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2-09-26T06:18:44.918158568</dc:date>
    <meta:editing-duration>P3DT7H55M23S</meta:editing-duration>
    <meta:editing-cycles>67</meta:editing-cycles>
    <meta:generator>LibreOffice/7.4.1.1$Linux_X86_64 LibreOffice_project/40$Build-1</meta:generator>
    <meta:document-statistic meta:table-count="2" meta:cell-count="3716" meta:object-count="0"/>
  </office:meta>
</office:document-meta>
</file>